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4" svg:font-family="'Times New Roman'" style:font-family-generic="modern" style:font-pitch="fixed"/>
    <style:font-face style:name="DejaVu Serif" svg:font-family="'DejaVu Serif'" style:font-adornments="Bold Italic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3" style:family="table">
      <style:table-properties style:width="5.0938in" fo:margin-left="0.4611in" table:align="left" style:writing-mode="lr-tb"/>
    </style:style>
    <style:style style:name="Таблица3.A" style:family="table-column">
      <style:table-column-properties style:column-width="0.7083in"/>
    </style:style>
    <style:style style:name="Таблица3.B" style:family="table-column">
      <style:table-column-properties style:column-width="0.5104in"/>
    </style:style>
    <style:style style:name="Таблица3.C" style:family="table-column">
      <style:table-column-properties style:column-width="0.6875in"/>
    </style:style>
    <style:style style:name="Таблица3.D" style:family="table-column">
      <style:table-column-properties style:column-width="3.1875in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5.8611in" fo:margin-left="0.4813in" table:align="left" style:writing-mode="lr-tb"/>
    </style:style>
    <style:style style:name="Таблица1.A" style:family="table-column">
      <style:table-column-properties style:column-width="1.4722in"/>
    </style:style>
    <style:style style:name="Таблица1.B" style:family="table-column">
      <style:table-column-properties style:column-width="4.3889in"/>
    </style:style>
    <style:style style:name="Таблица1.1" style:family="table-row">
      <style:table-row-properties style:row-height="0.0042in" fo:keep-together="auto"/>
    </style:style>
    <style:style style:name="Таблица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min-row-height="0.0042in" fo:keep-together="auto"/>
    </style:style>
    <style:style style:name="Таблица1.A2" style:family="table-cell">
      <style:table-cell-properties style:vertical-align="middle" fo:background-color="#ffffff" fo:padding="0.075in" fo:border-left="0.05pt solid #000000" fo:border-right="none" fo:border-top="0.05pt solid #000000" fo:border-bottom="0.05pt solid #000000">
        <style:background-image/>
      </style:table-cell-properties>
    </style:style>
    <style:style style:name="Таблица1.B2" style:family="table-cell">
      <style:table-cell-properties style:vertical-align="middle" fo:background-color="#ffffff" fo:padding="0.075in" fo:border="0.05pt solid #000000">
        <style:background-image/>
      </style:table-cell-properties>
    </style:style>
    <style:style style:name="Таблица1.3" style:family="table-row">
      <style:table-row-properties style:min-row-height="0.2104in" fo:keep-together="auto"/>
    </style:style>
    <style:style style:name="Таблица1.A3" style:family="table-cell">
      <style:table-cell-properties style:vertical-align="middle" fo:background-color="#ffffff" fo:padding="0.075in" fo:border-left="0.05pt solid #000000" fo:border-right="none" fo:border-top="none" fo:border-bottom="0.05pt solid #000000">
        <style:background-image/>
      </style:table-cell-properties>
    </style:style>
    <style:style style:name="Таблица1.B3" style:family="table-cell">
      <style:table-cell-properties style:vertical-align="middle" fo:background-color="#ffffff" fo:padding="0.075in" fo:border-left="0.05pt solid #000000" fo:border-right="0.05pt solid #000000" fo:border-top="none" fo:border-bottom="0.05pt solid #000000">
        <style:background-image/>
      </style:table-cell-properties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fo:keep-together="auto"/>
    </style:style>
    <style:style style:name="Таблица1.10" style:family="table-row">
      <style:table-row-properties fo:keep-together="auto"/>
    </style:style>
    <style:style style:name="Таблица1.11" style:family="table-row">
      <style:table-row-properties fo:keep-together="auto"/>
    </style:style>
    <style:style style:name="Таблица1.12" style:family="table-row">
      <style:table-row-properties style:min-row-height="0.3958in" fo:keep-together="auto"/>
    </style:style>
    <style:style style:name="Таблица1.13" style:family="table-row">
      <style:table-row-properties style:min-row-height="0.466in" fo:keep-together="auto"/>
    </style:style>
    <style:style style:name="P1" style:family="paragraph" style:parent-style-name="Header">
      <style:text-properties style:font-name="Liberation Serif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4pt" officeooo:rsid="001a5e40" officeooo:paragraph-rsid="001a5e40" style:font-size-asian="14p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222in" style:auto-text-indent="false" fo:background-color="transparent">
        <style:tab-stops>
          <style:tab-stop style:position="0.2083in"/>
        </style:tab-stops>
        <style:background-image/>
      </style:paragraph-properties>
      <style:text-properties style:use-window-font-color="true" style:font-name="Times New Roman" fo:font-size="14pt" officeooo:rsid="008167a6" officeooo:paragraph-rsid="008167a6" fo:background-color="transparent" style:font-size-asian="14pt" style:font-size-complex="14pt"/>
    </style:style>
    <style:style style:name="P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imes New Roman" fo:font-size="14pt" fo:background-color="transparent" style:font-size-asian="14pt" style:font-size-complex="14pt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imes New Roman" fo:font-size="14pt" officeooo:paragraph-rsid="0022bde3" fo:background-color="transparent" style:font-size-asian="14pt" style:font-size-complex="14pt"/>
    </style:style>
    <style:style style:name="P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imes New Roman" fo:font-size="14pt" officeooo:paragraph-rsid="003079a1" fo:background-color="transparent" style:font-size-asian="14pt" style:font-size-complex="14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officeooo:rsid="0094946e" officeooo:paragraph-rsid="0094946e" fo:background-color="transparent" style:font-size-asian="14pt" style:font-size-complex="14pt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officeooo:rsid="001ceb14" officeooo:paragraph-rsid="001ceb14" fo:background-color="transparent" style:font-size-asian="14pt" style:font-size-complex="14pt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officeooo:rsid="00422e95" officeooo:paragraph-rsid="00422e95" fo:background-color="transparent" style:font-size-asian="14pt" style:font-size-complex="14pt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officeooo:rsid="00452f99" officeooo:paragraph-rsid="00452f99" fo:background-color="transparent" style:font-size-asian="14pt" style:font-size-complex="14pt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officeooo:rsid="00555023" officeooo:paragraph-rsid="00555023" fo:background-color="transparent" style:font-size-asian="14pt" style:font-size-complex="14pt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background-color="transparent" style:font-size-asian="14pt" style:font-size-complex="14pt"/>
    </style:style>
    <style:style style:name="P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imes New Roman" fo:font-size="14pt" style:text-underline-style="none" officeooo:rsid="001a31a8" officeooo:paragraph-rsid="001a31a8" fo:background-color="transparent" style:font-size-asian="14pt" style:font-size-complex="14pt"/>
    </style:style>
    <style:style style:name="P1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imes New Roman" fo:font-size="14pt" style:text-underline-style="none" officeooo:rsid="001a5e40" officeooo:paragraph-rsid="001a5e40" fo:background-color="transparent" style:font-size-asian="14pt" style:font-size-complex="14pt"/>
    </style:style>
    <style:style style:name="P1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italic" officeooo:rsid="001ceb14" officeooo:paragraph-rsid="0069f534" fo:background-color="transparent" style:font-size-asian="14pt" style:font-style-asian="italic" style:font-name-complex="Times New Roman3" style:font-size-complex="14pt" style:font-style-complex="italic"/>
    </style:style>
    <style:style style:name="P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italic" fo:background-color="transparent" style:font-size-asian="14pt" style:font-style-asian="italic" style:font-name-complex="Times New Roman3" style:font-size-complex="14pt" style:font-style-complex="italic"/>
    </style:style>
    <style:style style:name="P1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imes New Roman" fo:font-size="14pt" fo:font-style="italic" officeooo:rsid="0022bde3" officeooo:paragraph-rsid="0022bde3" fo:background-color="transparent" style:font-size-asian="14pt" style:font-style-asian="italic" style:font-size-complex="14pt" style:font-style-complex="italic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style:text-underline-style="solid" style:text-underline-width="auto" style:text-underline-color="font-color" officeooo:rsid="00460169" officeooo:paragraph-rsid="00460169" style:font-size-asian="14pt" style:font-size-complex="14pt"/>
    </style:style>
    <style:style style:name="P2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94946e" officeooo:paragraph-rsid="0094946e" fo:background-color="transparent" style:font-size-asian="14pt" style:font-style-asian="normal" style:font-name-complex="Times New Roman3" style:font-size-complex="14pt" style:font-style-complex="normal"/>
    </style:style>
    <style:style style:name="P2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43c315" officeooo:paragraph-rsid="0043c315" fo:background-color="transparent" style:font-size-asian="14pt" style:font-style-asian="normal" style:font-name-complex="Times New Roman3" style:font-size-complex="14pt" style:font-style-complex="normal"/>
    </style:style>
    <style:style style:name="P2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452f99" officeooo:paragraph-rsid="00452f99" fo:background-color="transparent" style:font-size-asian="14pt" style:font-style-asian="normal" style:font-name-complex="Times New Roman3" style:font-size-complex="14pt" style:font-style-complex="normal"/>
    </style:style>
    <style:style style:name="P2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555023" officeooo:paragraph-rsid="00555023" fo:background-color="transparent" style:font-size-asian="14pt" style:font-style-asian="normal" style:font-name-complex="Times New Roman3" style:font-size-complex="14pt" style:font-style-complex="normal"/>
    </style:style>
    <style:style style:name="P2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6a9b7a" officeooo:paragraph-rsid="006a9b7a" fo:background-color="transparent" style:font-size-asian="14pt" style:font-style-asian="normal" style:font-name-complex="Times New Roman3" style:font-size-complex="14pt" style:font-style-complex="normal"/>
    </style:style>
    <style:style style:name="P2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6e8ffb" officeooo:paragraph-rsid="006e8ffb" fo:background-color="transparent" style:font-size-asian="14pt" style:font-style-asian="normal" style:font-name-complex="Times New Roman3" style:font-size-complex="14pt" style:font-style-complex="normal"/>
    </style:style>
    <style:style style:name="P2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6e8ffb" officeooo:paragraph-rsid="00b251cb" fo:background-color="transparent" style:font-size-asian="14pt" style:font-style-asian="normal" style:font-name-complex="Times New Roman3" style:font-size-complex="14pt" style:font-style-complex="normal"/>
    </style:style>
    <style:style style:name="P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a4c62b" officeooo:paragraph-rsid="00a4c62b" fo:background-color="transparent" style:font-size-asian="14pt" style:font-style-asian="normal" style:font-name-complex="Times New Roman3" style:font-size-complex="14pt" style:font-style-complex="normal"/>
    </style:style>
    <style:style style:name="P2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7a4486" officeooo:paragraph-rsid="007a4486" fo:background-color="transparent" style:font-size-asian="14pt" style:font-style-asian="normal" style:font-name-complex="Times New Roman3" style:font-size-complex="14pt" style:font-style-complex="normal"/>
    </style:style>
    <style:style style:name="P3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fo:background-color="transparent" style:font-size-asian="14pt" style:font-style-asian="normal" style:font-name-complex="Times New Roman3" style:font-size-complex="14pt" style:font-style-complex="normal"/>
    </style:style>
    <style:style style:name="P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paragraph-rsid="001ceb14" fo:background-color="transparent" style:font-size-asian="14pt" style:font-style-asian="normal" style:font-name-complex="Times New Roman3" style:font-size-complex="14pt" style:font-style-complex="normal"/>
    </style:style>
    <style:style style:name="P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paragraph-rsid="001eec2f" fo:background-color="transparent" style:font-size-asian="14pt" style:font-style-asian="normal" style:font-name-complex="Times New Roman3" style:font-size-complex="14pt" style:font-style-complex="normal"/>
    </style:style>
    <style:style style:name="P3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style:text-underline-style="none" officeooo:rsid="001ceb14" officeooo:paragraph-rsid="0069f534" fo:background-color="transparent" style:font-size-asian="14pt" style:font-style-asian="normal" style:font-name-complex="Times New Roman3" style:font-size-complex="14pt" style:font-style-complex="normal"/>
    </style:style>
    <style:style style:name="P3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imes New Roman" fo:font-size="14pt" fo:font-weight="bold" officeooo:paragraph-rsid="003079a1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Liberation Serif" fo:font-size="10pt" fo:background-color="transparent" style:font-size-asian="10pt" style:font-size-complex="10pt"/>
    </style:style>
    <style:style style:name="P3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Liberation Serif" fo:font-size="10pt" fo:font-style="normal" style:text-underline-style="none" officeooo:paragraph-rsid="0075e59b" fo:background-color="transparent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Liberation Serif" fo:font-size="14pt" fo:font-style="normal" officeooo:rsid="00b1d952" officeooo:paragraph-rsid="00b1d952" fo:background-color="transparent" style:font-size-asian="14pt" style:font-style-asian="normal" style:font-name-complex="Times New Roman3" style:font-size-complex="14pt" style:font-style-complex="normal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3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10b6b6c"/>
    </style:style>
    <style:style style:name="P4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imes New Roman" fo:font-size="14pt" officeooo:paragraph-rsid="0011640f" style:font-size-asian="14pt" style:font-size-complex="14pt"/>
    </style:style>
    <style:style style:name="P41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42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Liberation Serif" fo:font-size="14pt" officeooo:rsid="006e8ffb" officeooo:paragraph-rsid="006e8ffb" fo:background-color="transparent" style:font-size-asian="14pt" style:font-size-complex="14pt"/>
    </style:style>
    <style:style style:name="P43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Liberation Serif" fo:font-size="14pt" officeooo:rsid="00a4c62b" officeooo:paragraph-rsid="00a4c62b" fo:background-color="transparent" style:font-size-asian="14pt" style:font-size-complex="14pt"/>
    </style:style>
    <style:style style:name="P44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Liberation Serif" fo:font-size="14pt" officeooo:rsid="007a4486" officeooo:paragraph-rsid="007a4486" fo:background-color="transparent" style:font-size-asian="14pt" style:font-size-complex="14pt"/>
    </style:style>
    <style:style style:name="P45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Liberation Serif" fo:font-size="14pt" officeooo:rsid="00952bfe" officeooo:paragraph-rsid="00952bfe" fo:background-color="transparent" style:font-size-asian="14pt" style:font-size-complex="14pt"/>
    </style:style>
    <style:style style:name="P46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0e35d1e" officeooo:paragraph-rsid="00e35d1e" fo:background-color="transparent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0e8213b" officeooo:paragraph-rsid="00e8213b" fo:background-color="transparent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113df38" officeooo:paragraph-rsid="0113df38" fo:background-color="transparent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13ebea6" officeooo:paragraph-rsid="013ebea6" fo:background-color="transparent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148d9ac" officeooo:paragraph-rsid="0148d9ac" fo:background-color="transparent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190ff06" officeooo:paragraph-rsid="0190ff06" fo:background-color="transparent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19942c5" officeooo:paragraph-rsid="019942c5" fo:background-color="transparent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19b007f" officeooo:paragraph-rsid="019b007f" fo:background-color="transparent" style:font-size-asian="14pt" style:font-weight-asian="normal" style:font-size-complex="14pt" style:font-weight-complex="normal"/>
    </style:style>
    <style:style style:name="P54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19fc313" officeooo:paragraph-rsid="019fc313" fo:background-color="transparent" style:font-size-asian="14pt" style:font-weight-asian="normal" style:font-size-complex="14pt" style:font-weight-complex="normal"/>
    </style:style>
    <style:style style:name="P55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weight="normal" officeooo:rsid="01a085b6" officeooo:paragraph-rsid="01a085b6" fo:background-color="transparent" style:font-size-asian="14pt" style:font-weight-asian="normal" style:font-size-complex="14pt" style:font-weight-complex="normal"/>
    </style:style>
    <style:style style:name="P56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background-color="transparent" style:font-size-asian="14pt" style:font-size-complex="14pt"/>
    </style:style>
    <style:style style:name="P57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6e8ffb" officeooo:paragraph-rsid="006e8ffb" fo:background-color="transparent" style:font-size-asian="14pt" style:font-style-asian="normal" style:font-name-complex="Times New Roman3" style:font-size-complex="14pt" style:font-style-complex="normal"/>
    </style:style>
    <style:style style:name="P58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952bfe" officeooo:paragraph-rsid="00952bfe" fo:background-color="transparent" style:font-size-asian="14pt" style:font-style-asian="normal" style:font-name-complex="Times New Roman3" style:font-size-complex="14pt" style:font-style-complex="normal"/>
    </style:style>
    <style:style style:name="P59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972871" officeooo:paragraph-rsid="00972871" fo:background-color="transparent" style:font-size-asian="14pt" style:font-style-asian="normal" style:font-name-complex="Times New Roman3" style:font-size-complex="14pt" style:font-style-complex="normal"/>
    </style:style>
    <style:style style:name="P60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officeooo:rsid="00e64513" officeooo:paragraph-rsid="00e64513" fo:background-color="transparent" style:font-size-asian="14pt" style:font-style-asian="normal" style:font-name-complex="Times New Roman3" style:font-size-complex="14pt" style:font-style-complex="normal"/>
    </style:style>
    <style:style style:name="P61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fo:font-weight="normal" officeooo:rsid="0113df38" officeooo:paragraph-rsid="0113df38" fo:background-color="transparent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62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fo:font-weight="normal" officeooo:rsid="00eb613b" officeooo:paragraph-rsid="00eb613b" fo:background-color="transparent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63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normal" fo:font-weight="normal" officeooo:rsid="01150143" officeooo:paragraph-rsid="01150143" fo:background-color="transparent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64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italic" fo:font-weight="normal" officeooo:rsid="00e64513" officeooo:paragraph-rsid="00e64513" fo:background-color="transparent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P65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4pt" fo:font-style="italic" fo:font-weight="normal" officeooo:rsid="0113df38" officeooo:paragraph-rsid="0113df38" fo:background-color="transparent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P6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Times New Roman" fo:font-size="14pt" officeooo:paragraph-rsid="000d2b10" fo:background-color="transparent" style:font-size-asian="14pt" style:font-size-complex="14pt"/>
    </style:style>
    <style:style style:name="P67" style:family="paragraph" style:parent-style-name="Main_20_Text_20_1">
      <style:paragraph-properties fo:background-color="transparent">
        <style:background-image/>
      </style:paragraph-properties>
      <style:text-properties officeooo:paragraph-rsid="0148d9ac"/>
    </style:style>
    <style:style style:name="P68" style:family="paragraph" style:parent-style-name="Standard">
      <style:paragraph-properties fo:margin-left="0.1638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Times New Roman" fo:font-size="14pt" fo:font-weight="normal" officeooo:paragraph-rsid="00499697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.1638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Times New Roman" fo:font-size="14pt" officeooo:paragraph-rsid="0022bde3" fo:background-color="transparent" style:font-size-asian="14pt" style:font-size-complex="14pt"/>
    </style:style>
    <style:style style:name="P70" style:family="paragraph" style:parent-style-name="Standard">
      <style:paragraph-properties fo:margin-left="0in" fo:margin-right="0in" fo:text-align="justify" style:justify-single-word="false" fo:text-indent="0.1563in" style:auto-text-indent="false" fo:background-color="transparent">
        <style:background-image/>
      </style:paragraph-properties>
      <style:text-properties style:use-window-font-color="true" style:font-name="Times New Roman" fo:font-size="14pt" officeooo:paragraph-rsid="0022bde3" fo:background-color="transparent" style:font-size-asian="14pt" style:font-size-complex="14pt"/>
    </style:style>
    <style:style style:name="P71" style:family="paragraph" style:parent-style-name="Standard">
      <style:paragraph-properties fo:margin-left="0in" fo:margin-right="0in" fo:text-align="justify" style:justify-single-word="false" fo:text-indent="0.1563in" style:auto-text-indent="false" fo:background-color="transparent">
        <style:background-image/>
      </style:paragraph-properties>
      <style:text-properties style:use-window-font-color="true" style:font-name="Times New Roman" fo:font-size="14pt" fo:font-style="italic" officeooo:rsid="0022bde3" officeooo:paragraph-rsid="0022bde3" fo:background-color="transparent" style:font-size-asian="14pt" style:font-style-asian="italic" style:font-size-complex="14pt" style:font-style-complex="italic"/>
    </style:style>
    <style:style style:name="P72" style:family="paragraph" style:parent-style-name="Standard">
      <style:paragraph-properties fo:margin-left="0.1709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Times New Roman" fo:font-size="14pt" fo:font-style="italic" officeooo:rsid="0022bde3" officeooo:paragraph-rsid="0022bde3" fo:background-color="transparent" style:font-size-asian="14pt" style:font-style-asian="italic" style:font-size-complex="14pt" style:font-style-complex="italic"/>
    </style:style>
    <style:style style:name="P73" style:family="paragraph" style:parent-style-name="Standard">
      <style:paragraph-properties fo:margin-left="0.1709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Times New Roman" fo:font-size="14pt" officeooo:paragraph-rsid="0022bde3" fo:background-color="transparent" style:font-size-asian="14pt" style:font-size-complex="14pt"/>
    </style:style>
    <style:style style:name="P74" style:family="paragraph" style:parent-style-name="Standard">
      <style:paragraph-properties fo:margin-left="0in" fo:margin-right="0in" fo:text-align="justify" style:justify-single-word="false" fo:text-indent="0.2in" style:auto-text-indent="false" fo:background-color="transparent">
        <style:background-image/>
      </style:paragraph-properties>
      <style:text-properties style:use-window-font-color="true" style:font-name="Liberation Serif" fo:font-size="10pt" officeooo:paragraph-rsid="004e320d" fo:background-color="transparent" style:font-size-asian="10pt" style:font-size-complex="10pt"/>
    </style:style>
    <style:style style:name="P75" style:family="paragraph" style:parent-style-name="Standard">
      <style:paragraph-properties fo:margin-left="0in" fo:margin-right="0in" fo:text-align="justify" style:justify-single-word="false" fo:text-indent="0.2in" style:auto-text-indent="false" fo:background-color="transparent">
        <style:background-image/>
      </style:paragraph-properties>
      <style:text-properties style:use-window-font-color="true" style:font-name="Liberation Serif" fo:font-size="10pt" officeooo:paragraph-rsid="004e320d" style:font-size-asian="10pt" style:font-size-complex="10pt"/>
    </style:style>
    <style:style style:name="P76" style:family="paragraph" style:parent-style-name="Text_20_body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77" style:family="paragraph" style:parent-style-name="Text_20_body">
      <style:paragraph-properties fo:text-align="justify" style:justify-single-word="false"/>
      <style:text-properties fo:font-size="14pt" officeooo:rsid="0167438f" officeooo:paragraph-rsid="0167438f" style:font-size-asian="14pt" style:font-size-complex="14pt"/>
    </style:style>
    <style:style style:name="P78" style:family="paragraph" style:parent-style-name="Text_20_body">
      <style:paragraph-properties fo:text-align="justify" style:justify-single-word="false"/>
      <style:text-properties fo:font-size="14pt" officeooo:rsid="016830d5" officeooo:paragraph-rsid="016830d5" style:font-size-asian="14pt" style:font-size-complex="14pt"/>
    </style:style>
    <style:style style:name="P79" style:family="paragraph" style:parent-style-name="Text_20_body">
      <style:paragraph-properties fo:text-align="justify" style:justify-single-word="false"/>
      <style:text-properties fo:font-size="14pt" officeooo:rsid="0168c21d" officeooo:paragraph-rsid="0168c21d" style:font-size-asian="14pt" style:font-size-complex="14pt"/>
    </style:style>
    <style:style style:name="P80" style:family="paragraph" style:parent-style-name="Main_20_Text_20_1">
      <style:text-properties officeooo:paragraph-rsid="00f9147b"/>
    </style:style>
    <style:style style:name="P81" style:family="paragraph" style:parent-style-name="Main_20_Text_20_1">
      <style:text-properties fo:font-style="italic" fo:font-weight="bold" style:font-style-asian="italic" style:font-weight-asian="bold" style:font-style-complex="italic" style:font-weight-complex="bold"/>
    </style:style>
    <style:style style:name="P82" style:family="paragraph" style:parent-style-name="Main_20_Text_20_1">
      <style:text-properties fo:font-style="italic" fo:font-weight="bold" officeooo:rsid="0156b994" officeooo:paragraph-rsid="0156b994" style:font-style-asian="italic" style:font-weight-asian="bold" style:font-style-complex="italic" style:font-weight-complex="bold"/>
    </style:style>
    <style:style style:name="P83" style:family="paragraph" style:parent-style-name="Main_20_Text_20_1">
      <style:text-properties fo:font-style="italic" fo:font-weight="bold" officeooo:rsid="0156b994" officeooo:paragraph-rsid="016a7b7d" style:font-style-asian="italic" style:font-weight-asian="bold" style:font-style-complex="italic" style:font-weight-complex="bold"/>
    </style:style>
    <style:style style:name="P84" style:family="paragraph" style:parent-style-name="Main_20_Text_20_1">
      <style:text-properties fo:font-style="italic" fo:font-weight="bold" officeooo:rsid="013642e8" officeooo:paragraph-rsid="013642e8" style:font-style-asian="italic" style:font-weight-asian="bold" style:font-name-complex="Times New Roman3" style:font-style-complex="italic" style:font-weight-complex="bold"/>
    </style:style>
    <style:style style:name="P85" style:family="paragraph" style:parent-style-name="Main_20_Text_20_1">
      <style:paragraph-properties fo:text-align="justify" style:justify-single-word="false"/>
      <style:text-properties fo:font-style="italic" fo:font-weight="bold" officeooo:rsid="01770461" officeooo:paragraph-rsid="01770461" style:font-style-asian="italic" style:font-weight-asian="bold" style:font-name-complex="Times New Roman3" style:font-style-complex="italic" style:font-weight-complex="bold"/>
    </style:style>
    <style:style style:name="P86" style:family="paragraph" style:parent-style-name="Main_20_Text_20_1">
      <style:text-properties officeooo:paragraph-rsid="00fbcf61"/>
    </style:style>
    <style:style style:name="P87" style:family="paragraph" style:parent-style-name="Main_20_Text_20_1">
      <style:text-properties officeooo:rsid="00fe463b" officeooo:paragraph-rsid="00fe463b"/>
    </style:style>
    <style:style style:name="P88" style:family="paragraph" style:parent-style-name="Main_20_Text_20_1">
      <style:text-properties officeooo:paragraph-rsid="01076724"/>
    </style:style>
    <style:style style:name="P89" style:family="paragraph" style:parent-style-name="Main_20_Text_20_1">
      <style:text-properties fo:font-weight="normal" style:font-weight-asian="normal" style:font-weight-complex="normal"/>
    </style:style>
    <style:style style:name="P90" style:family="paragraph" style:parent-style-name="Main_20_Text_20_1">
      <style:text-properties fo:font-weight="normal" officeooo:rsid="010ecd82" officeooo:paragraph-rsid="0110773e" style:font-weight-asian="normal" style:font-weight-complex="normal"/>
    </style:style>
    <style:style style:name="P91" style:family="paragraph" style:parent-style-name="Main_20_Text_20_1">
      <style:text-properties fo:font-weight="normal" officeooo:rsid="0111204d" officeooo:paragraph-rsid="0111fcf3" style:font-weight-asian="normal" style:font-weight-complex="normal"/>
    </style:style>
    <style:style style:name="P92" style:family="paragraph" style:parent-style-name="Main_20_Text_20_1">
      <style:text-properties fo:font-weight="normal" officeooo:rsid="016d9222" officeooo:paragraph-rsid="016d9222" style:font-weight-asian="normal" style:font-weight-complex="normal"/>
    </style:style>
    <style:style style:name="P93" style:family="paragraph" style:parent-style-name="Main_20_Text_20_1">
      <style:text-properties fo:font-weight="normal" officeooo:rsid="010ecd82" officeooo:paragraph-rsid="010ecd82" style:font-weight-asian="normal" style:font-name-complex="Times New Roman3" style:font-weight-complex="normal"/>
    </style:style>
    <style:style style:name="P94" style:family="paragraph" style:parent-style-name="Main_20_Text_20_1">
      <style:text-properties style:use-window-font-color="true" style:font-name="Times New Roman" officeooo:rsid="00ed7c9b" fo:background-color="transparent"/>
    </style:style>
    <style:style style:name="P95" style:family="paragraph" style:parent-style-name="Main_20_Text_20_1">
      <style:text-properties officeooo:rsid="0119cc3d" officeooo:paragraph-rsid="011c15b1"/>
    </style:style>
    <style:style style:name="P96" style:family="paragraph" style:parent-style-name="Main_20_Text_20_1">
      <style:text-properties officeooo:rsid="011c7d22" officeooo:paragraph-rsid="011c7d22"/>
    </style:style>
    <style:style style:name="P97" style:family="paragraph" style:parent-style-name="Main_20_Text_20_1">
      <style:text-properties officeooo:rsid="011de2ad" officeooo:paragraph-rsid="011de2ad"/>
    </style:style>
    <style:style style:name="P98" style:family="paragraph" style:parent-style-name="Main_20_Text_20_1">
      <style:text-properties officeooo:rsid="011f9c8f" officeooo:paragraph-rsid="011f9c8f"/>
    </style:style>
    <style:style style:name="P99" style:family="paragraph" style:parent-style-name="Main_20_Text_20_1">
      <style:text-properties officeooo:rsid="012036df" officeooo:paragraph-rsid="012036df"/>
    </style:style>
    <style:style style:name="P100" style:family="paragraph" style:parent-style-name="Main_20_Text_20_1">
      <style:text-properties officeooo:rsid="01216ddf" officeooo:paragraph-rsid="01216ddf"/>
    </style:style>
    <style:style style:name="P101" style:family="paragraph" style:parent-style-name="Main_20_Text_20_1">
      <style:text-properties officeooo:rsid="01242707" officeooo:paragraph-rsid="01242707"/>
    </style:style>
    <style:style style:name="P102" style:family="paragraph" style:parent-style-name="Main_20_Text_20_1">
      <style:text-properties officeooo:rsid="01258e72" officeooo:paragraph-rsid="01258e72"/>
    </style:style>
    <style:style style:name="P103" style:family="paragraph" style:parent-style-name="Main_20_Text_20_1">
      <style:text-properties officeooo:rsid="012a86fd" officeooo:paragraph-rsid="012a86fd"/>
    </style:style>
    <style:style style:name="P104" style:family="paragraph" style:parent-style-name="Main_20_Text_20_1">
      <style:text-properties officeooo:rsid="012d8762" officeooo:paragraph-rsid="012d8762"/>
    </style:style>
    <style:style style:name="P105" style:family="paragraph" style:parent-style-name="Main_20_Text_20_1">
      <style:text-properties officeooo:rsid="0135f1cc" officeooo:paragraph-rsid="0135f1cc"/>
    </style:style>
    <style:style style:name="P106" style:family="paragraph" style:parent-style-name="Main_20_Text_20_1">
      <style:text-properties officeooo:rsid="013642e8" officeooo:paragraph-rsid="013642e8"/>
    </style:style>
    <style:style style:name="P107" style:family="paragraph" style:parent-style-name="Main_20_Text_20_1">
      <style:text-properties officeooo:rsid="0139fb92" officeooo:paragraph-rsid="0139fb92"/>
    </style:style>
    <style:style style:name="P108" style:family="paragraph" style:parent-style-name="Main_20_Text_20_1">
      <style:text-properties style:font-name="Times New Roman" officeooo:rsid="01285eeb" officeooo:paragraph-rsid="014392e7"/>
    </style:style>
    <style:style style:name="P109" style:family="paragraph" style:parent-style-name="Main_20_Text_20_1">
      <style:text-properties style:font-name="Times New Roman" officeooo:paragraph-rsid="014392e7"/>
    </style:style>
    <style:style style:name="P110" style:family="paragraph" style:parent-style-name="Main_20_Text_20_1">
      <style:text-properties officeooo:paragraph-rsid="014392e7"/>
    </style:style>
    <style:style style:name="P111" style:family="paragraph" style:parent-style-name="Main_20_Text_20_1">
      <style:text-properties officeooo:rsid="0148d9ac" officeooo:paragraph-rsid="0148d9ac"/>
    </style:style>
    <style:style style:name="P112" style:family="paragraph" style:parent-style-name="Main_20_Text_20_1">
      <style:text-properties officeooo:paragraph-rsid="014a9429"/>
    </style:style>
    <style:style style:name="P113" style:family="paragraph" style:parent-style-name="Main_20_Text_20_1">
      <style:text-properties officeooo:paragraph-rsid="014a8bf6"/>
    </style:style>
    <style:style style:name="P114" style:family="paragraph" style:parent-style-name="Main_20_Text_20_1">
      <style:text-properties officeooo:paragraph-rsid="014c3a57"/>
    </style:style>
    <style:style style:name="P115" style:family="paragraph" style:parent-style-name="Main_20_Text_20_1">
      <style:text-properties officeooo:paragraph-rsid="014e4dd1"/>
    </style:style>
    <style:style style:name="P116" style:family="paragraph" style:parent-style-name="Main_20_Text_20_1">
      <style:paragraph-properties fo:text-align="start" style:justify-single-word="false"/>
      <style:text-properties officeooo:paragraph-rsid="014a8bf6"/>
    </style:style>
    <style:style style:name="P117" style:family="paragraph" style:parent-style-name="Main_20_Text_20_1">
      <style:text-properties officeooo:rsid="0156b994" officeooo:paragraph-rsid="0156b994"/>
    </style:style>
    <style:style style:name="P118" style:family="paragraph" style:parent-style-name="Main_20_Text_20_1">
      <style:text-properties officeooo:rsid="01589984" officeooo:paragraph-rsid="01589984"/>
    </style:style>
    <style:style style:name="P119" style:family="paragraph" style:parent-style-name="Main_20_Text_20_1">
      <style:text-properties officeooo:rsid="01589984" officeooo:paragraph-rsid="0159ef60"/>
    </style:style>
    <style:style style:name="P120" style:family="paragraph" style:parent-style-name="Main_20_Text_20_1">
      <style:text-properties officeooo:rsid="015b511f" officeooo:paragraph-rsid="015b511f"/>
    </style:style>
    <style:style style:name="P121" style:family="paragraph" style:parent-style-name="Main_20_Text_20_1">
      <style:text-properties officeooo:rsid="015cd4ef" officeooo:paragraph-rsid="015cd4ef"/>
    </style:style>
    <style:style style:name="P122" style:family="paragraph" style:parent-style-name="Main_20_Text_20_1">
      <style:text-properties officeooo:rsid="015eb695" officeooo:paragraph-rsid="015eb695"/>
    </style:style>
    <style:style style:name="P123" style:family="paragraph" style:parent-style-name="Main_20_Text_20_1">
      <style:paragraph-properties fo:text-align="justify" style:justify-single-word="false"/>
      <style:text-properties officeooo:rsid="0167438f" officeooo:paragraph-rsid="0167438f"/>
    </style:style>
    <style:style style:name="P124" style:family="paragraph" style:parent-style-name="Main_20_Text_20_1">
      <style:paragraph-properties fo:text-align="justify" style:justify-single-word="false"/>
      <style:text-properties officeooo:rsid="0166356a" officeooo:paragraph-rsid="0166356a"/>
    </style:style>
    <style:style style:name="P125" style:family="paragraph" style:parent-style-name="Main_20_Text_20_1">
      <style:text-properties officeooo:rsid="016a7b7d" officeooo:paragraph-rsid="016a7b7d"/>
    </style:style>
    <style:style style:name="P126" style:family="paragraph" style:parent-style-name="Main_20_Text_20_1">
      <style:text-properties officeooo:rsid="0162d98f" officeooo:paragraph-rsid="0162d98f"/>
    </style:style>
    <style:style style:name="P127" style:family="paragraph" style:parent-style-name="Main_20_Text_20_1">
      <style:text-properties officeooo:rsid="015bbdd5" officeooo:paragraph-rsid="015bbdd5"/>
    </style:style>
    <style:style style:name="P128" style:family="paragraph" style:parent-style-name="Main_20_Text_20_1">
      <style:text-properties officeooo:rsid="016c539f" officeooo:paragraph-rsid="016c539f"/>
    </style:style>
    <style:style style:name="P129" style:family="paragraph" style:parent-style-name="Main_20_Text_20_1">
      <style:paragraph-properties fo:text-align="justify" style:justify-single-word="false"/>
      <style:text-properties officeooo:paragraph-rsid="01792e1a"/>
    </style:style>
    <style:style style:name="P130" style:family="paragraph" style:parent-style-name="Main_20_Text_20_1">
      <style:paragraph-properties fo:text-align="justify" style:justify-single-word="false"/>
      <style:text-properties officeooo:rsid="01733800" officeooo:paragraph-rsid="01733800"/>
    </style:style>
    <style:style style:name="P131" style:family="paragraph" style:parent-style-name="Main_20_Text_20_1">
      <style:paragraph-properties fo:text-align="justify" style:justify-single-word="false"/>
      <style:text-properties officeooo:rsid="0177f429" officeooo:paragraph-rsid="017fcfd5"/>
    </style:style>
    <style:style style:name="P132" style:family="paragraph" style:parent-style-name="Main_20_Text_20_1">
      <style:paragraph-properties fo:text-align="justify" style:justify-single-word="false"/>
      <style:text-properties officeooo:rsid="017c6aa4" officeooo:paragraph-rsid="017c6aa4"/>
    </style:style>
    <style:style style:name="P133" style:family="paragraph" style:parent-style-name="Main_20_Text_20_1">
      <style:paragraph-properties fo:text-align="justify" style:justify-single-word="false"/>
      <style:text-properties style:font-name-complex="Times New Roman3"/>
    </style:style>
    <style:style style:name="P134" style:family="paragraph" style:parent-style-name="Main_20_Text_20_1">
      <style:paragraph-properties fo:text-align="justify" style:justify-single-word="false"/>
      <style:text-properties officeooo:rsid="01746566" officeooo:paragraph-rsid="01746566" style:font-name-complex="Times New Roman3"/>
    </style:style>
    <style:style style:name="P135" style:family="paragraph" style:parent-style-name="Main_20_Text_20_1">
      <style:paragraph-properties fo:text-align="justify" style:justify-single-word="false"/>
      <style:text-properties officeooo:rsid="017c6aa4" officeooo:paragraph-rsid="017c6aa4" style:font-name-complex="Times New Roman3"/>
    </style:style>
    <style:style style:name="P136" style:family="paragraph" style:parent-style-name="Main_20_Text_20_1">
      <style:paragraph-properties fo:text-align="justify" style:justify-single-word="false"/>
      <style:text-properties fo:font-style="normal" fo:font-weight="normal" officeooo:rsid="0182e815" officeooo:paragraph-rsid="0182e815" style:font-style-asian="normal" style:font-weight-asian="normal" style:font-name-complex="Times New Roman3" style:font-style-complex="normal" style:font-weight-complex="normal"/>
    </style:style>
    <style:style style:name="P137" style:family="paragraph" style:parent-style-name="Main_20_Text_20_1">
      <style:paragraph-properties fo:text-align="justify" style:justify-single-word="false"/>
      <style:text-properties officeooo:rsid="017fe964" officeooo:paragraph-rsid="017fe964"/>
    </style:style>
    <style:style style:name="P138" style:family="paragraph" style:parent-style-name="Main_20_Text_20_1">
      <style:paragraph-properties fo:text-align="justify" style:justify-single-word="false"/>
      <style:text-properties officeooo:rsid="01831056" officeooo:paragraph-rsid="0184e3f2"/>
    </style:style>
    <style:style style:name="P139" style:family="paragraph" style:parent-style-name="Main_20_Text_20_1">
      <style:text-properties officeooo:rsid="0184e3f2" officeooo:paragraph-rsid="0184e3f2"/>
    </style:style>
    <style:style style:name="P140" style:family="paragraph" style:parent-style-name="Main_20_Text_20_1">
      <style:text-properties officeooo:rsid="0150b16a" officeooo:paragraph-rsid="0150b16a"/>
    </style:style>
    <style:style style:name="P141" style:family="paragraph" style:parent-style-name="Main_20_Text_20_1">
      <style:text-properties officeooo:rsid="018a2ba8" officeooo:paragraph-rsid="018a2ba8"/>
    </style:style>
    <style:style style:name="P142" style:family="paragraph" style:parent-style-name="Main_20_Text_20_1">
      <style:text-properties officeooo:paragraph-rsid="018cf51f"/>
    </style:style>
    <style:style style:name="P143" style:family="paragraph" style:parent-style-name="Main_20_Text_20_1">
      <style:text-properties officeooo:paragraph-rsid="018ec06b"/>
    </style:style>
    <style:style style:name="P144" style:family="paragraph" style:parent-style-name="Main_20_Text_20_1">
      <style:text-properties officeooo:paragraph-rsid="0190069a"/>
    </style:style>
    <style:style style:name="P145" style:family="paragraph" style:parent-style-name="Main_20_Text_20_1">
      <style:text-properties officeooo:rsid="0190ff06" officeooo:paragraph-rsid="0190ff06"/>
    </style:style>
    <style:style style:name="P146" style:family="paragraph" style:parent-style-name="Main_20_Text_20_1">
      <style:text-properties officeooo:rsid="01285eeb" officeooo:paragraph-rsid="01285eeb"/>
    </style:style>
    <style:style style:name="P147" style:family="paragraph" style:parent-style-name="Main_20_Text_20_1">
      <style:text-properties officeooo:rsid="019370e6" officeooo:paragraph-rsid="019370e6"/>
    </style:style>
    <style:style style:name="P148" style:family="paragraph" style:parent-style-name="Main_20_Text_20_1">
      <style:text-properties officeooo:rsid="019942c5" officeooo:paragraph-rsid="019942c5"/>
    </style:style>
    <style:style style:name="P149" style:family="paragraph" style:parent-style-name="Main_20_Text_20_1">
      <style:text-properties officeooo:rsid="019b007f" officeooo:paragraph-rsid="019b007f"/>
    </style:style>
    <style:style style:name="P150" style:family="paragraph" style:parent-style-name="Main_20_Text_20_1">
      <style:text-properties officeooo:rsid="019fc313" officeooo:paragraph-rsid="019fc313"/>
    </style:style>
    <style:style style:name="P151" style:family="paragraph" style:parent-style-name="Main_20_Text_20_1">
      <style:text-properties officeooo:rsid="019d45b6" officeooo:paragraph-rsid="01a05c29"/>
    </style:style>
    <style:style style:name="P152" style:family="paragraph" style:parent-style-name="Main_20_Text_20_1">
      <style:text-properties officeooo:rsid="01a085b6" officeooo:paragraph-rsid="01a085b6"/>
    </style:style>
    <style:style style:name="P153" style:family="paragraph" style:parent-style-name="Main_20_Text_20_1">
      <style:text-properties officeooo:paragraph-rsid="01a1fa46"/>
    </style:style>
    <style:style style:name="P154" style:family="paragraph" style:parent-style-name="Text_20_body">
      <style:paragraph-properties fo:margin-left="0in" fo:margin-right="0in" fo:margin-top="0in" fo:margin-bottom="0.0835in" style:contextual-spacing="false" fo:text-align="justify" style:justify-single-word="false" fo:orphans="0" fo:widows="0" fo:hyphenation-ladder-count="no-limit" fo:text-indent="0in" style:auto-text-indent="false" style:writing-mode="lr-tb">
        <style:tab-stops/>
      </style:paragraph-properties>
      <style:text-properties style:use-window-font-color="true" style:font-name="Times New Roman" fo:font-size="14pt" officeooo:rsid="01186207" officeooo:paragraph-rsid="01186207" style:font-size-asian="14pt" style:font-size-complex="14pt" fo:hyphenate="false" fo:hyphenation-remain-char-count="2" fo:hyphenation-push-char-count="2"/>
    </style:style>
    <style:style style:name="P155" style:family="paragraph" style:parent-style-name="Text_20_body">
      <style:paragraph-properties fo:margin-left="0in" fo:margin-right="0in" fo:margin-top="0in" fo:margin-bottom="0.0835in" style:contextual-spacing="false" fo:text-align="justify" style:justify-single-word="false" fo:orphans="0" fo:widows="0" fo:hyphenation-ladder-count="no-limit" fo:text-indent="0in" style:auto-text-indent="false" style:writing-mode="lr-tb">
        <style:tab-stops/>
      </style:paragraph-properties>
      <style:text-properties style:use-window-font-color="true" style:font-name="Times New Roman" fo:font-size="14pt" officeooo:rsid="014294f8" officeooo:paragraph-rsid="014294f8" style:font-size-asian="14pt" style:font-size-complex="14pt" fo:hyphenate="false" fo:hyphenation-remain-char-count="2" fo:hyphenation-push-char-count="2"/>
    </style:style>
    <style:style style:name="P156" style:family="paragraph" style:parent-style-name="Text_20_body">
      <style:paragraph-properties fo:margin-left="0in" fo:margin-right="0in" fo:margin-top="0in" fo:margin-bottom="0.0835in" style:contextual-spacing="false" fo:text-align="justify" style:justify-single-word="false" fo:orphans="0" fo:widows="0" fo:hyphenation-ladder-count="no-limit" fo:text-indent="0in" style:auto-text-indent="false" style:writing-mode="lr-tb">
        <style:tab-stops/>
      </style:paragraph-properties>
      <style:text-properties style:use-window-font-color="true" style:font-name="Times New Roman" fo:font-size="14pt" officeooo:rsid="01454b44" officeooo:paragraph-rsid="01454b44" style:font-size-asian="14pt" style:font-size-complex="14pt" fo:hyphenate="false" fo:hyphenation-remain-char-count="2" fo:hyphenation-push-char-count="2"/>
    </style:style>
    <style:style style:name="P157" style:family="paragraph" style:parent-style-name="Text_20_body">
      <style:paragraph-properties fo:margin-left="0in" fo:margin-right="0in" fo:margin-top="0in" fo:margin-bottom="0.0835in" style:contextual-spacing="false" fo:text-align="justify" style:justify-single-word="false" fo:orphans="0" fo:widows="0" fo:hyphenation-ladder-count="no-limit" fo:text-indent="0in" style:auto-text-indent="false" style:writing-mode="lr-tb">
        <style:tab-stops/>
      </style:paragraph-properties>
      <style:text-properties style:use-window-font-color="true" style:font-name="Times New Roman" fo:font-size="14pt" officeooo:rsid="0191a71e" officeooo:paragraph-rsid="0191a71e" style:font-size-asian="14pt" style:font-size-complex="14pt" fo:hyphenate="false" fo:hyphenation-remain-char-count="2" fo:hyphenation-push-char-count="2"/>
    </style:style>
    <style:style style:name="P158" style:family="paragraph" style:parent-style-name="Text_20_body" style:master-page-name="">
      <style:paragraph-properties fo:margin-left="0in" fo:margin-right="0in" fo:margin-top="0in" fo:margin-bottom="0.0835in" style:contextual-spacing="false" fo:text-align="justify" style:justify-single-word="false" fo:orphans="0" fo:widows="0" fo:hyphenation-ladder-count="no-limit" fo:text-indent="0.3646in" style:auto-text-indent="false" style:page-number="auto" style:writing-mode="lr-tb">
        <style:tab-stops/>
      </style:paragraph-properties>
      <style:text-properties officeooo:paragraph-rsid="00c4179d" fo:hyphenate="false" fo:hyphenation-remain-char-count="2" fo:hyphenation-push-char-count="2"/>
    </style:style>
    <style:style style:name="P159" style:family="paragraph" style:parent-style-name="Heading_20_3">
      <style:paragraph-properties fo:text-align="justify" style:justify-single-word="false"/>
      <style:text-properties style:text-underline-style="none"/>
    </style:style>
    <style:style style:name="P160" style:family="paragraph" style:parent-style-name="Heading_20_3">
      <style:paragraph-properties fo:text-align="justify" style:justify-single-word="false"/>
    </style:style>
    <style:style style:name="P161" style:family="paragraph" style:parent-style-name="Heading_20_1">
      <style:paragraph-properties fo:text-align="justify" style:justify-single-word="false"/>
      <style:text-properties fo:font-weight="bold" style:font-weight-asian="bold" style:font-name-complex="Times New Roman3" style:font-weight-complex="bold"/>
    </style:style>
    <style:style style:name="P162" style:family="paragraph" style:parent-style-name="Heading_20_1">
      <style:paragraph-properties fo:text-align="justify" style:justify-single-word="false"/>
      <style:text-properties fo:font-weight="bold" officeooo:rsid="003079a1" style:font-weight-asian="bold" style:font-weight-complex="bold"/>
    </style:style>
    <style:style style:name="P163" style:family="paragraph" style:parent-style-name="Heading_20_1">
      <style:text-properties style:font-name-complex="Times New Roman3"/>
    </style:style>
    <style:style style:name="P164" style:family="paragraph" style:parent-style-name="Heading_20_1">
      <style:paragraph-properties fo:text-align="justify" style:justify-single-word="false"/>
    </style:style>
    <style:style style:name="P165" style:family="paragraph" style:parent-style-name="Heading_20_1">
      <style:paragraph-properties fo:text-align="justify" style:justify-single-word="false"/>
      <style:text-properties officeooo:paragraph-rsid="00ef63b9"/>
    </style:style>
    <style:style style:name="P166" style:family="paragraph" style:parent-style-name="Heading_20_1">
      <style:paragraph-properties fo:text-align="justify" style:justify-single-word="false"/>
      <style:text-properties style:use-window-font-color="true" style:font-name="Arial" fo:font-weight="bold" officeooo:rsid="00de3201" officeooo:paragraph-rsid="00f8bb2a" fo:background-color="transparent" style:font-weight-asian="bold" style:font-name-complex="Times New Roman3" style:font-weight-complex="bold"/>
    </style:style>
    <style:style style:name="P167" style:family="paragraph" style:parent-style-name="Heading_20_1">
      <style:text-properties style:use-window-font-color="true" style:font-name="Arial" fo:font-size="16pt" fo:font-style="normal" fo:font-weight="bold" officeooo:rsid="010b6b6c" fo:background-color="transparent" style:font-size-asian="16pt" style:font-style-asian="normal" style:font-weight-asian="bold" style:font-size-complex="16pt" style:font-style-complex="normal" style:font-weight-complex="bold"/>
    </style:style>
    <style:style style:name="P168" style:family="paragraph" style:parent-style-name="Heading_20_1">
      <style:paragraph-properties fo:text-align="justify" style:justify-single-word="false"/>
      <style:text-properties officeooo:rsid="00c7d647" officeooo:paragraph-rsid="00c7d647"/>
    </style:style>
    <style:style style:name="P169" style:family="paragraph" style:parent-style-name="Heading_20_1">
      <style:paragraph-properties fo:text-align="justify" style:justify-single-word="false"/>
      <style:text-properties fo:font-style="normal" fo:font-weight="bold" officeooo:rsid="00499697" style:font-style-asian="normal" style:font-weight-asian="bold" style:font-name-complex="Times New Roman3" style:font-style-complex="normal" style:font-weight-complex="bold"/>
    </style:style>
    <style:style style:name="P170" style:family="paragraph" style:parent-style-name="Heading_20_1">
      <style:text-properties style:font-name="Arial" fo:font-size="16pt" style:font-size-asian="16pt" style:font-size-complex="16pt"/>
    </style:style>
    <style:style style:name="P171" style:family="paragraph" style:parent-style-name="Heading_20_1">
      <style:text-properties style:font-name="Times New Roman" officeooo:rsid="015342e6" officeooo:paragraph-rsid="015342e6"/>
    </style:style>
    <style:style style:name="P172" style:family="paragraph" style:parent-style-name="Heading_20_1" style:list-style-name="" style:master-page-name="Standard">
      <style:paragraph-properties fo:text-align="justify" style:justify-single-word="false" style:page-number="auto"/>
    </style:style>
    <style:style style:name="P173" style:family="paragraph" style:parent-style-name="Heading_20_1">
      <style:paragraph-properties fo:text-align="justify" style:justify-single-word="false" fo:background-color="transparent">
        <style:background-image/>
      </style:paragraph-properties>
      <style:text-properties officeooo:rsid="00ef63b9" officeooo:paragraph-rsid="00ef63b9"/>
    </style:style>
    <style:style style:name="P174" style:family="paragraph" style:parent-style-name="Heading_20_2">
      <style:paragraph-properties fo:text-align="justify" style:justify-single-word="false"/>
    </style:style>
    <style:style style:name="P175" style:family="paragraph" style:parent-style-name="Heading_20_2">
      <style:paragraph-properties fo:text-align="justify" style:justify-single-word="false"/>
      <style:text-properties style:text-underline-style="none"/>
    </style:style>
    <style:style style:name="P176" style:family="paragraph" style:parent-style-name="Heading_20_2">
      <style:paragraph-properties fo:text-align="justify" style:justify-single-word="false"/>
      <style:text-properties style:text-underline-style="none" officeooo:rsid="007630b7"/>
    </style:style>
    <style:style style:name="P177" style:family="paragraph" style:parent-style-name="Heading_20_2">
      <style:paragraph-properties fo:text-align="justify" style:justify-single-word="false"/>
      <style:text-properties style:text-underline-style="none" style:font-name-complex="Times New Roman3"/>
    </style:style>
    <style:style style:name="P178" style:family="paragraph" style:parent-style-name="Heading_20_2">
      <style:paragraph-properties fo:text-align="justify" style:justify-single-word="false"/>
      <style:text-properties style:text-underline-style="none" officeooo:paragraph-rsid="00fdc866" style:font-name-complex="Times New Roman3"/>
    </style:style>
    <style:style style:name="P179" style:family="paragraph" style:parent-style-name="Heading_20_2">
      <style:paragraph-properties fo:text-align="justify" style:justify-single-word="false"/>
      <style:text-properties style:text-underline-style="none" officeooo:rsid="00fdc866" officeooo:paragraph-rsid="00fdc866" style:font-name-complex="Times New Roman3"/>
    </style:style>
    <style:style style:name="P180" style:family="paragraph" style:parent-style-name="Heading_20_2">
      <style:paragraph-properties fo:text-align="justify" style:justify-single-word="false"/>
      <style:text-properties style:font-name-complex="Times New Roman3"/>
    </style:style>
    <style:style style:name="P181" style:family="paragraph" style:parent-style-name="Heading_20_2">
      <style:paragraph-properties fo:text-align="justify" style:justify-single-word="false"/>
      <style:text-properties officeooo:paragraph-rsid="00fe463b" style:font-name-complex="Times New Roman3"/>
    </style:style>
    <style:style style:name="P182" style:family="paragraph" style:parent-style-name="Heading_20_2">
      <style:text-properties style:font-name="Times New Roman" officeooo:rsid="0164cec6" officeooo:paragraph-rsid="0164cec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name-complex="Times New Roman3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7b3678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7ccdba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7bb5f4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7" style:family="text">
      <style:text-properties fo:font-size="14pt" fo:font-style="italic" style:font-size-asian="14pt" style:font-style-asian="italic" style:font-name-complex="Times New Roman3" style:font-size-complex="14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fa72" style:font-style-asian="italic" style:font-style-complex="italic"/>
    </style:style>
    <style:style style:name="T10" style:family="text">
      <style:text-properties fo:font-style="italic" officeooo:rsid="001ceb14" style:font-style-asian="italic" style:font-style-complex="italic"/>
    </style:style>
    <style:style style:name="T11" style:family="text">
      <style:text-properties fo:font-style="italic" officeooo:rsid="0022bde3" style:font-style-asian="italic" style:font-style-complex="italic"/>
    </style:style>
    <style:style style:name="T12" style:family="text">
      <style:text-properties fo:font-style="italic" officeooo:rsid="003fe1a7" style:font-style-asian="italic" style:font-style-complex="italic"/>
    </style:style>
    <style:style style:name="T13" style:family="text">
      <style:text-properties fo:font-style="italic" style:font-style-asian="italic" style:font-name-complex="Times New Roman3"/>
    </style:style>
    <style:style style:name="T14" style:family="text">
      <style:text-properties fo:font-style="italic" style:font-style-asian="italic" style:font-name-complex="Times New Roman3" style:font-style-complex="italic"/>
    </style:style>
    <style:style style:name="T15" style:family="text">
      <style:text-properties fo:font-style="italic" officeooo:rsid="0048ae0c" style:font-style-asian="italic" style:font-name-complex="Times New Roman3" style:font-style-complex="italic"/>
    </style:style>
    <style:style style:name="T16" style:family="text">
      <style:text-properties fo:font-style="italic" officeooo:rsid="01069a32" style:font-style-asian="italic" style:font-name-complex="Times New Roman3" style:font-style-complex="italic"/>
    </style:style>
    <style:style style:name="T17" style:family="text">
      <style:text-properties fo:font-style="italic" style:text-underline-style="none" officeooo:rsid="001ceb14" style:font-style-asian="italic" style:font-style-complex="italic"/>
    </style:style>
    <style:style style:name="T18" style:family="text">
      <style:text-properties fo:font-style="italic" style:text-underline-style="none" fo:font-weight="bold" style:font-style-asian="italic" style:font-weight-asian="bold" style:font-name-complex="Times New Roman3" style:font-style-complex="italic" style:font-weight-complex="bold"/>
    </style:style>
    <style:style style:name="T19" style:family="text">
      <style:text-properties fo:font-style="italic" style:text-underline-style="none" fo:font-weight="bold" officeooo:rsid="00a21385" style:font-style-asian="italic" style:font-weight-asian="bold" style:font-name-complex="Times New Roman3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officeooo:rsid="0022bde3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8fa72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91490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0b60c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5d88a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71a4a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044b7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50585c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660415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7630b7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9e94ae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24d79c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style:font-style-asian="italic" style:font-weight-asian="bold" style:font-name-complex="Times New Roman3" style:font-style-complex="italic" style:font-weight-complex="bold"/>
    </style:style>
    <style:style style:name="T34" style:family="text">
      <style:text-properties fo:font-style="italic" fo:font-weight="bold" officeooo:rsid="00271a4a" style:font-style-asian="italic" style:font-weight-asian="bold" style:font-name-complex="Times New Roman3" style:font-style-complex="italic" style:font-weight-complex="bold"/>
    </style:style>
    <style:style style:name="T35" style:family="text">
      <style:text-properties fo:font-style="italic" fo:font-weight="bold" officeooo:rsid="0047f9fb" style:font-style-asian="italic" style:font-weight-asian="bold" style:font-name-complex="Times New Roman3" style:font-style-complex="italic" style:font-weight-complex="bold"/>
    </style:style>
    <style:style style:name="T36" style:family="text">
      <style:text-properties fo:font-style="italic" fo:font-weight="bold" officeooo:rsid="009a6ac9" style:font-style-asian="italic" style:font-weight-asian="bold" style:font-name-complex="Times New Roman3" style:font-style-complex="italic" style:font-weight-complex="bold"/>
    </style:style>
    <style:style style:name="T37" style:family="text">
      <style:text-properties fo:font-style="italic" fo:font-weight="bold" officeooo:rsid="009c4bf3" style:font-style-asian="italic" style:font-weight-asian="bold" style:font-name-complex="Times New Roman3" style:font-style-complex="italic" style:font-weight-complex="bold"/>
    </style:style>
    <style:style style:name="T38" style:family="text">
      <style:text-properties fo:font-style="italic" fo:font-weight="bold" officeooo:rsid="00a21385" style:font-style-asian="italic" style:font-weight-asian="bold" style:font-name-complex="Times New Roman3" style:font-style-complex="italic" style:font-weight-complex="bold"/>
    </style:style>
    <style:style style:name="T39" style:family="text">
      <style:text-properties fo:font-style="italic" fo:font-weight="bold" officeooo:rsid="00a6513c" style:font-style-asian="italic" style:font-weight-asian="bold" style:font-name-complex="Times New Roman3" style:font-style-complex="italic" style:font-weight-complex="bold"/>
    </style:style>
    <style:style style:name="T40" style:family="text">
      <style:text-properties fo:font-style="italic" fo:font-weight="bold" officeooo:rsid="00a6c093" style:font-style-asian="italic" style:font-weight-asian="bold" style:font-name-complex="Times New Roman3" style:font-style-complex="italic" style:font-weight-complex="bold"/>
    </style:style>
    <style:style style:name="T41" style:family="text">
      <style:text-properties fo:font-style="italic" fo:font-weight="bold" officeooo:rsid="00f9147b" style:font-style-asian="italic" style:font-weight-asian="bold" style:font-name-complex="Times New Roman3" style:font-style-complex="italic" style:font-weight-complex="bold"/>
    </style:style>
    <style:style style:name="T42" style:family="text">
      <style:text-properties fo:font-style="italic" fo:font-weight="bold" officeooo:rsid="012bca10" style:font-style-asian="italic" style:font-weight-asian="bold" style:font-name-complex="Times New Roman3" style:font-style-complex="italic" style:font-weight-complex="bold"/>
    </style:style>
    <style:style style:name="T43" style:family="text">
      <style:text-properties fo:font-style="italic" fo:font-weight="bold" officeooo:rsid="012ca447" style:font-style-asian="italic" style:font-weight-asian="bold" style:font-name-complex="Times New Roman3" style:font-style-complex="italic" style:font-weight-complex="bold"/>
    </style:style>
    <style:style style:name="T44" style:family="text">
      <style:text-properties fo:font-style="italic" fo:font-weight="bold" officeooo:rsid="013144cd" style:font-style-asian="italic" style:font-weight-asian="bold" style:font-name-complex="Times New Roman3" style:font-style-complex="italic" style:font-weight-complex="bold"/>
    </style:style>
    <style:style style:name="T45" style:family="text">
      <style:text-properties fo:font-style="italic" fo:font-weight="bold" officeooo:rsid="0134cc4e" style:font-style-asian="italic" style:font-weight-asian="bold" style:font-name-complex="Times New Roman3" style:font-style-complex="italic" style:font-weight-complex="bold"/>
    </style:style>
    <style:style style:name="T46" style:family="text">
      <style:text-properties fo:font-style="italic" fo:font-weight="bold" officeooo:rsid="0135de96" style:font-style-asian="italic" style:font-weight-asian="bold" style:font-name-complex="Times New Roman3" style:font-style-complex="italic" style:font-weight-complex="bold"/>
    </style:style>
    <style:style style:name="T47" style:family="text">
      <style:text-properties fo:font-style="italic" fo:font-weight="bold" fo:background-color="transparent" loext:char-shading-value="0" style:font-style-asian="italic" style:font-style-complex="italic"/>
    </style:style>
    <style:style style:name="T48" style:family="text">
      <style:text-properties fo:font-style="italic" style:font-name-complex="Times New Roman3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18fa72" style:font-style-asian="normal" style:font-style-complex="normal"/>
    </style:style>
    <style:style style:name="T51" style:family="text">
      <style:text-properties fo:font-style="normal" officeooo:rsid="00191490" style:font-style-asian="normal" style:font-style-complex="normal"/>
    </style:style>
    <style:style style:name="T52" style:family="text">
      <style:text-properties fo:font-style="normal" officeooo:rsid="001eec2f" style:font-style-asian="normal" style:font-style-complex="normal"/>
    </style:style>
    <style:style style:name="T53" style:family="text">
      <style:text-properties fo:font-style="normal" officeooo:rsid="0020b60c" style:font-style-asian="normal" style:font-style-complex="normal"/>
    </style:style>
    <style:style style:name="T54" style:family="text">
      <style:text-properties fo:font-style="normal" officeooo:rsid="0024a50f" style:font-style-asian="normal" style:font-style-complex="normal"/>
    </style:style>
    <style:style style:name="T55" style:family="text">
      <style:text-properties fo:font-style="normal" officeooo:rsid="0022bde3" style:font-style-asian="normal" style:font-style-complex="normal"/>
    </style:style>
    <style:style style:name="T56" style:family="text">
      <style:text-properties fo:font-style="normal" officeooo:rsid="00462267" style:font-style-asian="normal" style:font-style-complex="normal"/>
    </style:style>
    <style:style style:name="T57" style:family="text">
      <style:text-properties fo:font-style="normal" style:font-style-asian="normal" style:font-name-complex="Times New Roman3" style:font-style-complex="normal"/>
    </style:style>
    <style:style style:name="T58" style:family="text">
      <style:text-properties fo:font-style="normal" officeooo:rsid="002d757d" style:font-style-asian="normal" style:font-name-complex="Times New Roman3" style:font-style-complex="normal"/>
    </style:style>
    <style:style style:name="T59" style:family="text">
      <style:text-properties fo:font-style="normal" officeooo:rsid="004b829a" style:font-style-asian="normal" style:font-name-complex="Times New Roman3" style:font-style-complex="normal"/>
    </style:style>
    <style:style style:name="T60" style:family="text">
      <style:text-properties fo:font-style="normal" officeooo:rsid="01069a32" style:font-style-asian="normal" style:font-name-complex="Times New Roman3" style:font-style-complex="normal"/>
    </style:style>
    <style:style style:name="T61" style:family="text">
      <style:text-properties fo:font-style="normal" officeooo:rsid="012ca447" style:font-style-asian="normal" style:font-name-complex="Times New Roman3" style:font-style-complex="normal"/>
    </style:style>
    <style:style style:name="T62" style:family="text">
      <style:text-properties fo:font-style="normal" officeooo:rsid="01331a8b" style:font-style-asian="normal" style:font-name-complex="Times New Roman3" style:font-style-complex="normal"/>
    </style:style>
    <style:style style:name="T63" style:family="text">
      <style:text-properties fo:font-style="normal" style:text-underline-style="none" officeooo:rsid="001a5e40" style:font-style-asian="normal" style:font-name-complex="Times New Roman3" style:font-style-complex="normal"/>
    </style:style>
    <style:style style:name="T64" style:family="text">
      <style:text-properties fo:font-style="normal" style:text-underline-style="none" fo:font-weight="normal" style:font-style-asian="normal" style:font-weight-asian="normal" style:font-name-complex="Times New Roman3" style:font-style-complex="normal" style:font-weight-complex="normal"/>
    </style:style>
    <style:style style:name="T65" style:family="text">
      <style:text-properties fo:font-style="normal" fo:font-weight="normal" style:font-style-asian="normal" style:font-weight-asian="normal" style:font-name-complex="Times New Roman3" style:font-style-complex="normal" style:font-weight-complex="normal"/>
    </style:style>
    <style:style style:name="T66" style:family="text">
      <style:text-properties fo:font-weight="bold" style:font-weight-asian="bold" style:font-name-complex="Times New Roman3"/>
    </style:style>
    <style:style style:name="T67" style:family="text">
      <style:text-properties fo:font-weight="bold" style:font-weight-asian="bold" style:font-name-complex="Times New Roman3" style:font-weight-complex="bold"/>
    </style:style>
    <style:style style:name="T68" style:family="text">
      <style:text-properties fo:font-weight="bold" officeooo:rsid="01121624" style:font-weight-asian="bold" style:font-name-complex="Times New Roman3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3079a1" style:font-weight-asian="bold" style:font-weight-complex="bold"/>
    </style:style>
    <style:style style:name="T71" style:family="text">
      <style:text-properties fo:font-weight="bold" fo:background-color="transparent" loext:char-shading-value="0"/>
    </style:style>
    <style:style style:name="T72" style:family="text">
      <style:text-properties fo:font-weight="bold" style:font-name-complex="Times New Roman3"/>
    </style:style>
    <style:style style:name="T73" style:family="text">
      <style:text-properties fo:font-weight="bold" officeooo:rsid="017fcfd5" style:font-name-complex="Times New Roman3"/>
    </style:style>
    <style:style style:name="T74" style:family="text">
      <style:text-properties style:use-window-font-color="true"/>
    </style:style>
    <style:style style:name="T75" style:family="text">
      <style:text-properties style:use-window-font-color="true" fo:font-style="italic" style:text-underline-style="none" fo:font-weight="bold" officeooo:rsid="00271a4a" fo:background-color="transparent" loext:char-shading-value="0" style:font-style-asian="italic" style:font-weight-asian="bold" style:font-name-complex="Times New Roman3" style:font-style-complex="italic" style:font-weight-complex="bold"/>
    </style:style>
    <style:style style:name="T76" style:family="text">
      <style:text-properties style:use-window-font-color="true" fo:font-style="italic" style:text-underline-style="none" fo:font-weight="bold" officeooo:rsid="0025d88a" fo:background-color="transparent" loext:char-shading-value="0" style:font-style-asian="italic" style:font-weight-asian="bold" style:font-name-complex="Times New Roman3" style:font-style-complex="italic" style:font-weight-complex="bold"/>
    </style:style>
    <style:style style:name="T77" style:family="text">
      <style:text-properties style:use-window-font-color="true" fo:font-style="italic" fo:font-weight="bold" fo:background-color="transparent" loext:char-shading-value="0" style:font-style-asian="italic" style:font-weight-asian="bold" style:font-name-complex="Times New Roman3" style:font-style-complex="italic" style:font-weight-complex="bold"/>
    </style:style>
    <style:style style:name="T78" style:family="text">
      <style:text-properties style:use-window-font-color="true" fo:font-style="italic" fo:font-weight="bold" officeooo:rsid="00405fc1" fo:background-color="transparent" loext:char-shading-value="0" style:font-style-asian="italic" style:font-weight-asian="bold" style:font-name-complex="Times New Roman3" style:font-style-complex="italic" style:font-weight-complex="bold"/>
    </style:style>
    <style:style style:name="T79" style:family="text">
      <style:text-properties style:use-window-font-color="true" fo:font-style="italic" fo:font-weight="bold" officeooo:rsid="00183777" fo:background-color="transparent" loext:char-shading-value="0" style:font-style-asian="italic" style:font-weight-asian="bold" style:font-name-complex="Times New Roman3" style:font-style-complex="italic" style:font-weight-complex="bold"/>
    </style:style>
    <style:style style:name="T80" style:family="text">
      <style:text-properties style:use-window-font-color="true" fo:font-style="italic" fo:font-weight="bold" officeooo:rsid="0025d88a" fo:background-color="transparent" loext:char-shading-value="0" style:font-style-asian="italic" style:font-weight-asian="bold" style:font-name-complex="Times New Roman3" style:font-style-complex="italic" style:font-weight-complex="bold"/>
    </style:style>
    <style:style style:name="T81" style:family="text">
      <style:text-properties style:use-window-font-color="true" fo:font-style="italic" fo:font-weight="bold" officeooo:rsid="0056678d" fo:background-color="transparent" loext:char-shading-value="0" style:font-style-asian="italic" style:font-weight-asian="bold" style:font-name-complex="Times New Roman3" style:font-style-complex="italic" style:font-weight-complex="bold"/>
    </style:style>
    <style:style style:name="T82" style:family="text">
      <style:text-properties style:use-window-font-color="true" fo:font-style="italic" fo:font-weight="bold" officeooo:rsid="00fbcf61" fo:background-color="transparent" loext:char-shading-value="0" style:font-style-asian="italic" style:font-weight-asian="bold" style:font-name-complex="Times New Roman3" style:font-style-complex="italic" style:font-weight-complex="bold"/>
    </style:style>
    <style:style style:name="T83" style:family="text">
      <style:text-properties style:use-window-font-color="tru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84" style:family="text">
      <style:text-properties style:use-window-font-color="true" fo:font-style="italic" fo:font-weight="bold" officeooo:rsid="00292937" fo:background-color="transparent" loext:char-shading-value="0" style:font-style-asian="italic" style:font-weight-asian="bold" style:font-style-complex="italic" style:font-weight-complex="bold"/>
    </style:style>
    <style:style style:name="T85" style:family="text">
      <style:text-properties style:use-window-font-color="true" fo:font-style="italic" fo:font-weight="bold" officeooo:rsid="007630b7" fo:background-color="transparent" loext:char-shading-value="0" style:font-style-asian="italic" style:font-weight-asian="bold" style:font-style-complex="italic" style:font-weight-complex="bold"/>
    </style:style>
    <style:style style:name="T86" style:family="text">
      <style:text-properties style:use-window-font-color="true" fo:font-style="italic" fo:font-weight="bold" style:font-style-asian="italic" style:font-weight-asian="bold" style:font-name-complex="Times New Roman3" style:font-style-complex="italic" style:font-weight-complex="bold"/>
    </style:style>
    <style:style style:name="T87" style:family="text">
      <style:text-properties style:use-window-font-color="true" fo:font-style="italic" fo:font-weight="bold" style:font-name-asian="Times New Roman3" style:font-style-asian="italic" style:font-weight-asian="bold" style:font-name-complex="Times New Roman3" style:font-style-complex="italic" style:font-weight-complex="bold"/>
    </style:style>
    <style:style style:name="T88" style:family="text">
      <style:text-properties style:use-window-font-color="true" fo:font-style="normal" style:text-underline-style="none" fo:font-weight="normal" officeooo:rsid="0025d88a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89" style:family="text">
      <style:text-properties style:use-window-font-color="true" fo:font-style="normal" style:text-underline-style="none" fo:font-weight="normal" officeooo:rsid="00271a4a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90" style:family="text">
      <style:text-properties style:use-window-font-color="true" fo:font-style="normal" style:text-underline-style="none" fo:font-weight="normal" officeooo:rsid="002b3bd0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91" style:family="text">
      <style:text-properties style:use-window-font-color="true" fo:font-style="normal" style:text-underline-style="none" fo:font-weight="normal" officeooo:rsid="002ba33a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92" style:family="text">
      <style:text-properties style:use-window-font-color="true" fo:font-style="normal" fo:font-weight="normal" style:font-style-asian="normal" style:font-weight-asian="normal" style:font-name-complex="Times New Roman3" style:font-style-complex="normal" style:font-weight-complex="normal"/>
    </style:style>
    <style:style style:name="T93" style:family="text">
      <style:text-properties style:use-window-font-color="true" fo:font-style="normal" fo:font-weight="normal" officeooo:rsid="0059cefb" style:font-style-asian="normal" style:font-weight-asian="normal" style:font-name-complex="Times New Roman3" style:font-style-complex="normal" style:font-weight-complex="normal"/>
    </style:style>
    <style:style style:name="T94" style:family="text">
      <style:text-properties style:use-window-font-color="true" fo:font-style="normal" fo:font-weight="normal" officeooo:rsid="0056678d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95" style:family="text">
      <style:text-properties style:use-window-font-color="true" fo:font-style="normal" fo:font-weight="normal" officeooo:rsid="0058ffab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96" style:family="text">
      <style:text-properties style:use-window-font-color="true" fo:font-weight="normal" officeooo:rsid="00405fc1" fo:background-color="transparent" loext:char-shading-value="0" style:font-weight-asian="normal" style:font-name-complex="Times New Roman3" style:font-weight-complex="normal"/>
    </style:style>
    <style:style style:name="T97" style:family="text">
      <style:text-properties style:use-window-font-color="true" fo:background-color="transparent" loext:char-shading-value="0"/>
    </style:style>
    <style:style style:name="T98" style:family="text">
      <style:text-properties style:use-window-font-color="true" fo:background-color="transparent" loext:char-shading-value="0" style:font-name-complex="Times New Roman3"/>
    </style:style>
    <style:style style:name="T99" style:family="text">
      <style:text-properties style:use-window-font-color="true" officeooo:rsid="00183777" fo:background-color="transparent" loext:char-shading-value="0" style:font-name-complex="Times New Roman3"/>
    </style:style>
    <style:style style:name="T100" style:family="text">
      <style:text-properties style:use-window-font-color="true" officeooo:rsid="00271a4a" fo:background-color="transparent" loext:char-shading-value="0" style:font-name-complex="Times New Roman3"/>
    </style:style>
    <style:style style:name="T101" style:family="text">
      <style:text-properties style:use-window-font-color="true" officeooo:rsid="00292937" fo:background-color="transparent" loext:char-shading-value="0"/>
    </style:style>
    <style:style style:name="T102" style:family="text">
      <style:text-properties style:use-window-font-color="true" officeooo:rsid="0011640f" fo:background-color="transparent" loext:char-shading-value="0"/>
    </style:style>
    <style:style style:name="T103" style:family="text">
      <style:text-properties style:use-window-font-color="true" officeooo:rsid="00c0fa10" fo:background-color="transparent" loext:char-shading-value="0"/>
    </style:style>
    <style:style style:name="T104" style:family="text">
      <style:text-properties style:use-window-font-color="true" officeooo:rsid="007630b7" fo:background-color="transparent" loext:char-shading-value="0"/>
    </style:style>
    <style:style style:name="T105" style:family="text">
      <style:text-properties style:use-window-font-color="true" style:font-name="Times New Roman" fo:font-size="14pt" fo:font-style="italic" fo:font-weight="bold" fo:background-color="transparent" loext:char-shading-value="0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106" style:family="text">
      <style:text-properties style:use-window-font-color="true" style:font-name="Times New Roman" fo:font-size="14pt" fo:font-style="italic" fo:font-weight="bold" officeooo:rsid="00191490" fo:background-color="transparent" loext:char-shading-value="0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107" style:family="text">
      <style:text-properties style:use-window-font-color="true" style:font-name="Times New Roman" fo:font-size="14pt" fo:font-style="italic" fo:font-weight="bold" officeooo:rsid="00183777" fo:background-color="transparent" loext:char-shading-value="0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108" style:family="text">
      <style:text-properties style:use-window-font-color="true" style:font-name="Times New Roman" fo:font-size="14pt" fo:font-style="italic" fo:font-weight="bol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09" style:family="text">
      <style:text-properties style:use-window-font-color="true" style:font-name="Times New Roman" fo:font-size="14pt" fo:font-style="italic" fo:font-weight="bold" officeooo:rsid="00271a4a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10" style:family="text">
      <style:text-properties style:use-window-font-color="true" style:font-name="Times New Roman" fo:font-size="14pt" fo:font-style="italic" fo:font-weight="bold" officeooo:rsid="00c0fa10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style:use-window-font-color="true" style:font-name="Times New Roman" fo:font-size="14pt" fo:font-style="italic" fo:font-weight="bold" officeooo:rsid="00c2052b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12" style:family="text">
      <style:text-properties style:use-window-font-color="true" style:font-name="Times New Roman" fo:font-size="14pt" fo:font-style="italic" fo:font-weight="bold" officeooo:rsid="00d15e43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13" style:family="text">
      <style:text-properties style:use-window-font-color="true" style:font-name="Times New Roman" fo:font-size="14pt" fo:font-style="italic" fo:font-weight="bold" officeooo:rsid="0117206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14" style:family="text">
      <style:text-properties style:use-window-font-color="true" style:font-name="Times New Roman" fo:font-size="14pt" fo:font-style="italic" fo:font-weight="bold" officeooo:rsid="0151d12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style:use-window-font-color="true" style:font-name="Times New Roman" fo:font-size="14pt" fo:font-style="italic" fo:font-weight="bold" officeooo:rsid="01a1fa46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16" style:family="text">
      <style:text-properties style:use-window-font-color="true" style:font-name="Times New Roman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use-window-font-color="true" style:font-name="Times New Roman" fo:font-size="14pt" fo:font-style="italic" fo:font-weight="normal" fo:background-color="transparent" loext:char-shading-value="0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T118" style:family="text">
      <style:text-properties style:use-window-font-color="true" style:font-name="Times New Roman" fo:font-size="14pt" fo:font-style="italic" style:text-underline-style="none" fo:font-weight="bol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19" style:family="text">
      <style:text-properties style:use-window-font-color="true" style:font-name="Times New Roman" fo:font-size="14pt" fo:font-style="italic" style:text-underline-style="none" fo:font-weight="bold" fo:background-color="transparent" loext:char-shading-value="0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120" style:family="text">
      <style:text-properties style:use-window-font-color="true" style:font-name="Times New Roman" fo:font-size="14pt" fo:font-style="italic" style:text-underline-style="none" fo:font-weight="bold" officeooo:rsid="0017c96c" fo:background-color="transparent" loext:char-shading-value="0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121" style:family="text">
      <style:text-properties style:use-window-font-color="true" style:font-name="Times New Roman" fo:font-size="14pt" fo:font-style="italic" style:text-underline-style="none" fo:font-weight="bold" officeooo:rsid="0074dd08" style:font-size-asian="14pt" style:font-style-asian="italic" style:font-weight-asian="bold" style:font-size-complex="14pt" style:font-style-complex="italic" style:font-weight-complex="bold"/>
    </style:style>
    <style:style style:name="T122" style:family="text">
      <style:text-properties style:use-window-font-color="true" style:font-name="Times New Roman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123" style:family="text">
      <style:text-properties style:use-window-font-color="true" style:font-name="Times New Roman" fo:font-size="14pt" fo:font-style="italic" fo:background-color="transparent" loext:char-shading-value="0" style:font-size-asian="14pt" style:font-style-asian="italic" style:font-name-complex="Times New Roman3" style:font-size-complex="14pt" style:font-style-complex="italic"/>
    </style:style>
    <style:style style:name="T124" style:family="text">
      <style:text-properties style:use-window-font-color="true" style:font-name="Times New Roman" fo:font-size="14pt" fo:font-style="italic" fo:background-color="transparent" loext:char-shading-value="0" style:font-size-asian="14pt" style:font-style-asian="italic" style:font-name-complex="Times New Roman4" style:font-size-complex="14pt" style:font-style-complex="italic"/>
    </style:style>
    <style:style style:name="T125" style:family="text">
      <style:text-properties style:use-window-font-color="true" style:font-name="Times New Roman" fo:font-size="14pt" fo:font-weight="normal" fo:background-color="transparent" loext:char-shading-value="0" style:font-size-asian="14pt" style:font-weight-asian="normal" style:font-name-complex="Times New Roman3" style:font-size-complex="14pt" style:font-weight-complex="normal"/>
    </style:style>
    <style:style style:name="T126" style:family="text">
      <style:text-properties style:use-window-font-color="true" style:font-name="Times New Roman" fo:font-size="14pt" fo:font-weight="normal" officeooo:rsid="00191490" fo:background-color="transparent" loext:char-shading-value="0" style:font-size-asian="14pt" style:font-weight-asian="normal" style:font-name-complex="Times New Roman3" style:font-size-complex="14pt" style:font-weight-complex="normal"/>
    </style:style>
    <style:style style:name="T127" style:family="text">
      <style:text-properties style:use-window-font-color="true" style:font-name="Times New Roman" fo:font-size="14pt" fo:font-weight="normal" officeooo:rsid="00183777" fo:background-color="transparent" loext:char-shading-value="0" style:font-size-asian="14pt" style:font-weight-asian="normal" style:font-name-complex="Times New Roman3" style:font-size-complex="14pt" style:font-weight-complex="normal"/>
    </style:style>
    <style:style style:name="T128" style:family="text">
      <style:text-properties style:use-window-font-color="true" style:font-name="Times New Roman" fo:font-size="14pt" fo:font-weight="normal" officeooo:rsid="0017c96c" fo:background-color="transparent" loext:char-shading-value="0" style:font-size-asian="14pt" style:font-weight-asian="normal" style:font-name-complex="Times New Roman3" style:font-size-complex="14pt" style:font-weight-complex="normal"/>
    </style:style>
    <style:style style:name="T129" style:family="text">
      <style:text-properties style:use-window-font-color="true" style:font-name="Times New Roman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130" style:family="text">
      <style:text-properties style:use-window-font-color="true" style:font-name="Times New Roman" fo:font-size="14pt" fo:font-weight="normal" officeooo:rsid="003079a1" fo:background-color="transparent" loext:char-shading-value="0" style:font-size-asian="14pt" style:font-weight-asian="normal" style:font-size-complex="14pt" style:font-weight-complex="normal"/>
    </style:style>
    <style:style style:name="T131" style:family="text">
      <style:text-properties style:use-window-font-color="true" style:font-name="Times New Roman" fo:font-size="14pt" fo:font-weight="normal" officeooo:rsid="010b6b6c" fo:background-color="transparent" loext:char-shading-value="0" style:font-size-asian="14pt" style:font-weight-asian="normal" style:font-size-complex="14pt" style:font-weight-complex="normal"/>
    </style:style>
    <style:style style:name="T132" style:family="text">
      <style:text-properties style:use-window-font-color="true" style:font-name="Times New Roman" fo:font-size="14pt" fo:font-weight="bold" fo:background-color="transparent" loext:char-shading-value="0" style:font-size-asian="14pt" style:font-weight-asian="bold" style:font-name-complex="Times New Roman3" style:font-size-complex="14pt" style:font-weight-complex="bold"/>
    </style:style>
    <style:style style:name="T133" style:family="text">
      <style:text-properties style:use-window-font-color="true"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34" style:family="text">
      <style:text-properties style:use-window-font-color="true" style:font-name="Times New Roman" fo:font-size="14pt" fo:font-weight="bold" officeooo:rsid="003079a1" fo:background-color="transparent" loext:char-shading-value="0" style:font-size-asian="14pt" style:font-weight-asian="bold" style:font-size-complex="14pt" style:font-weight-complex="bold"/>
    </style:style>
    <style:style style:name="T135" style:family="text">
      <style:text-properties style:use-window-font-color="true" style:font-name="Times New Roman" fo:font-size="14pt" fo:font-style="normal" fo:font-weight="normal" fo:background-color="transparent" loext:char-shading-value="0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136" style:family="text">
      <style:text-properties style:use-window-font-color="true" style:font-name="Times New Roman" fo:font-size="14pt" fo:font-style="normal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style:use-window-font-color="true" style:font-name="Times New Roman" fo:font-size="14pt" fo:font-style="normal" fo:font-weight="normal" officeooo:rsid="00271a4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style:use-window-font-color="true" style:font-name="Times New Roman" fo:font-size="14pt" fo:font-style="normal" fo:font-weight="normal" officeooo:rsid="00d004b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style:use-window-font-color="true" style:font-name="Times New Roman" fo:font-size="14pt" fo:font-style="normal" fo:font-weight="normal" officeooo:rsid="00c2052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style:use-window-font-color="true" style:font-name="Times New Roman" fo:font-size="14pt" fo:font-style="normal" fo:font-weight="normal" officeooo:rsid="0117206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style:use-window-font-color="true" style:font-name="Times New Roman" fo:font-size="14pt" fo:font-style="normal" style:text-underline-style="none" fo:font-weight="normal" officeooo:rsid="004e320d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142" style:family="text">
      <style:text-properties style:use-window-font-color="true" style:font-name="Times New Roman" fo:font-size="14pt" fo:background-color="transparent" loext:char-shading-value="0" style:font-size-asian="14pt" style:font-size-complex="14pt"/>
    </style:style>
    <style:style style:name="T143" style:family="text">
      <style:text-properties style:use-window-font-color="true" style:font-name="Times New Roman" fo:font-size="14pt" officeooo:rsid="0084ce3a" fo:background-color="transparent" loext:char-shading-value="0" style:font-size-asian="14pt" style:font-size-complex="14pt"/>
    </style:style>
    <style:style style:name="T144" style:family="text">
      <style:text-properties style:use-window-font-color="true" style:font-name="Times New Roman" fo:font-size="14pt" officeooo:rsid="00c0fa10" fo:background-color="transparent" loext:char-shading-value="0" style:font-size-asian="14pt" style:font-size-complex="14pt"/>
    </style:style>
    <style:style style:name="T145" style:family="text">
      <style:text-properties style:use-window-font-color="true" style:font-name="Times New Roman" fo:font-size="14pt" officeooo:rsid="00c2052b" fo:background-color="transparent" loext:char-shading-value="0" style:font-size-asian="14pt" style:font-size-complex="14pt"/>
    </style:style>
    <style:style style:name="T146" style:family="text">
      <style:text-properties style:use-window-font-color="true" style:font-name="Times New Roman" fo:font-size="14pt" officeooo:rsid="0151d12d" fo:background-color="transparent" loext:char-shading-value="0" style:font-size-asian="14pt" style:font-size-complex="14pt"/>
    </style:style>
    <style:style style:name="T147" style:family="text">
      <style:text-properties style:use-window-font-color="true" style:font-name="Times New Roman" fo:font-size="14pt" officeooo:rsid="01a1fa46" fo:background-color="transparent" loext:char-shading-value="0" style:font-size-asian="14pt" style:font-size-complex="14pt"/>
    </style:style>
    <style:style style:name="T148" style:family="text">
      <style:text-properties style:use-window-font-color="true" style:font-name="Times New Roman" fo:font-size="14pt" officeooo:rsid="00292937" fo:background-color="transparent" loext:char-shading-value="0" style:font-size-asian="14pt" style:font-size-complex="14pt"/>
    </style:style>
    <style:style style:name="T149" style:family="text">
      <style:text-properties style:use-window-font-color="true" style:font-name="Times New Roman" fo:font-size="14pt" fo:background-color="transparent" loext:char-shading-value="0" style:font-size-asian="14pt" style:font-name-complex="Times New Roman3" style:font-size-complex="14pt"/>
    </style:style>
    <style:style style:name="T150" style:family="text">
      <style:text-properties style:use-window-font-color="true" style:font-name="Times New Roman" fo:font-size="14pt" fo:background-color="transparent" loext:char-shading-value="0" style:font-size-asian="14pt" style:font-name-complex="Times New Roman4" style:font-size-complex="14pt"/>
    </style:style>
    <style:style style:name="T151" style:family="text">
      <style:text-properties style:use-window-font-color="true" style:font-name="Times New Roman" fo:font-size="14pt" officeooo:rsid="00c4179d" style:font-size-asian="14pt" style:font-size-complex="14pt"/>
    </style:style>
    <style:style style:name="T152" style:family="text">
      <style:text-properties style:use-window-font-color="true" style:font-name="Times New Roman" fo:font-size="14pt" officeooo:rsid="00c427a2" style:font-size-asian="14pt" style:font-size-complex="14pt"/>
    </style:style>
    <style:style style:name="T153" style:family="text">
      <style:text-properties style:use-window-font-color="true" style:font-name="Times New Roman" officeooo:rsid="00ee535c" fo:background-color="transparent" loext:char-shading-value="0"/>
    </style:style>
    <style:style style:name="T154" style:family="text">
      <style:text-properties style:use-window-font-color="true" style:font-name="Times New Roman" fo:font-size="18pt" style:text-underline-style="none" fo:font-weight="bold" fo:background-color="transparent" loext:char-shading-value="0" style:font-size-asian="18pt" style:font-weight-asian="bold" style:font-name-complex="Times New Roman3" style:font-size-complex="18pt" style:font-weight-complex="bold"/>
    </style:style>
    <style:style style:name="T155" style:family="text">
      <style:text-properties style:use-window-font-color="true" style:font-name="Times New Roman" fo:font-style="italic" fo:font-weight="bold" officeooo:rsid="008167a6" fo:background-color="transparent" loext:char-shading-value="0" style:font-style-asian="italic" style:font-weight-asian="bold" style:font-name-complex="Times New Roman3" style:font-style-complex="italic" style:font-weight-complex="bold"/>
    </style:style>
    <style:style style:name="T156" style:family="text">
      <style:text-properties style:use-window-font-color="true" style:font-name="Times New Roman" fo:font-style="normal" fo:font-weight="normal" officeooo:rsid="008167a6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157" style:family="text">
      <style:text-properties style:use-window-font-color="true" style:font-name="Times New Roman" fo:font-style="normal" fo:font-weight="normal" officeooo:rsid="001eec2f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158" style:family="text">
      <style:text-properties style:use-window-font-color="true" style:font-name="Times New Roman" fo:font-style="normal" fo:font-weight="normal" officeooo:rsid="00918081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159" style:family="text">
      <style:text-properties style:use-window-font-color="true" officeooo:rsid="00c427a2"/>
    </style:style>
    <style:style style:name="T160" style:family="text">
      <style:text-properties style:font-name-complex="Times New Roman3"/>
    </style:style>
    <style:style style:name="T161" style:family="text">
      <style:text-properties officeooo:rsid="00124dff" style:font-name-complex="Times New Roman3"/>
    </style:style>
    <style:style style:name="T162" style:family="text">
      <style:text-properties officeooo:rsid="00271a4a" style:font-name-complex="Times New Roman3"/>
    </style:style>
    <style:style style:name="T163" style:family="text">
      <style:text-properties officeooo:rsid="009a6ac9" style:font-name-complex="Times New Roman3"/>
    </style:style>
    <style:style style:name="T164" style:family="text">
      <style:text-properties officeooo:rsid="009c4bf3" style:font-name-complex="Times New Roman3"/>
    </style:style>
    <style:style style:name="T165" style:family="text">
      <style:text-properties officeooo:rsid="009c619a" style:font-name-complex="Times New Roman3"/>
    </style:style>
    <style:style style:name="T166" style:family="text">
      <style:text-properties officeooo:rsid="00a21385" style:font-name-complex="Times New Roman3"/>
    </style:style>
    <style:style style:name="T167" style:family="text">
      <style:text-properties officeooo:rsid="00a6513c" style:font-name-complex="Times New Roman3"/>
    </style:style>
    <style:style style:name="T168" style:family="text">
      <style:text-properties officeooo:rsid="00a6c093" style:font-name-complex="Times New Roman3"/>
    </style:style>
    <style:style style:name="T169" style:family="text">
      <style:text-properties officeooo:rsid="00ff05c1" style:font-name-complex="Times New Roman3"/>
    </style:style>
    <style:style style:name="T170" style:family="text">
      <style:text-properties officeooo:rsid="010e6fc1" style:font-name-complex="Times New Roman3"/>
    </style:style>
    <style:style style:name="T171" style:family="text">
      <style:text-properties officeooo:rsid="010ecd82" style:font-name-complex="Times New Roman3"/>
    </style:style>
    <style:style style:name="T172" style:family="text">
      <style:text-properties officeooo:rsid="0110773e" style:font-name-complex="Times New Roman3"/>
    </style:style>
    <style:style style:name="T173" style:family="text">
      <style:text-properties officeooo:rsid="0111fcf3" style:font-name-complex="Times New Roman3"/>
    </style:style>
    <style:style style:name="T174" style:family="text">
      <style:text-properties officeooo:rsid="012bca10" style:font-name-complex="Times New Roman3"/>
    </style:style>
    <style:style style:name="T175" style:family="text">
      <style:text-properties officeooo:rsid="01373113" style:font-name-complex="Times New Roman3"/>
    </style:style>
    <style:style style:name="T176" style:family="text">
      <style:text-properties officeooo:rsid="016f126c" style:font-name-complex="Times New Roman3"/>
    </style:style>
    <style:style style:name="T177" style:family="text">
      <style:text-properties officeooo:rsid="01770461" style:font-name-complex="Times New Roman3"/>
    </style:style>
    <style:style style:name="T178" style:family="text">
      <style:text-properties officeooo:rsid="01792e1a" style:font-name-complex="Times New Roman3"/>
    </style:style>
    <style:style style:name="T179" style:family="text">
      <style:text-properties officeooo:rsid="017fdcf8" style:font-name-complex="Times New Roman3"/>
    </style:style>
    <style:style style:name="T180" style:family="text">
      <style:text-properties officeooo:rsid="01814349" style:font-name-complex="Times New Roman3"/>
    </style:style>
    <style:style style:name="T181" style:family="text">
      <style:text-properties officeooo:rsid="0183f7b1" style:font-name-complex="Times New Roman3"/>
    </style:style>
    <style:style style:name="T182" style:family="text">
      <style:text-properties officeooo:rsid="01846c68" style:font-name-complex="Times New Roman3"/>
    </style:style>
    <style:style style:name="T183" style:family="text">
      <style:text-properties officeooo:rsid="0184e3f2" style:font-name-complex="Times New Roman3"/>
    </style:style>
    <style:style style:name="T184" style:family="text">
      <style:text-properties style:font-name-asian="Times New Roman3" style:font-name-complex="Times New Roman3"/>
    </style:style>
    <style:style style:name="T185" style:family="text">
      <style:text-properties officeooo:rsid="001ceb14"/>
    </style:style>
    <style:style style:name="T186" style:family="text">
      <style:text-properties officeooo:rsid="001fdc0f"/>
    </style:style>
    <style:style style:name="T187" style:family="text">
      <style:text-properties officeooo:rsid="0024d79c"/>
    </style:style>
    <style:style style:name="T188" style:family="text">
      <style:text-properties officeooo:rsid="003079a1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fo:font-weight="normal" officeooo:rsid="003079a1" style:font-weight-asian="normal" style:font-weight-complex="normal"/>
    </style:style>
    <style:style style:name="T191" style:family="text">
      <style:text-properties fo:font-weight="normal" officeooo:rsid="00c91b01" style:font-weight-asian="normal" style:font-weight-complex="normal"/>
    </style:style>
    <style:style style:name="T192" style:family="text">
      <style:text-properties fo:font-weight="normal" fo:background-color="transparent" loext:char-shading-value="0" style:font-weight-asian="normal" style:font-weight-complex="normal"/>
    </style:style>
    <style:style style:name="T193" style:family="text">
      <style:text-properties fo:font-weight="normal" officeooo:rsid="00c91b01" fo:background-color="transparent" loext:char-shading-value="0" style:font-weight-asian="normal" style:font-weight-complex="normal"/>
    </style:style>
    <style:style style:name="T194" style:family="text">
      <style:text-properties officeooo:rsid="003fe1a7"/>
    </style:style>
    <style:style style:name="T195" style:family="text">
      <style:text-properties officeooo:rsid="00191490"/>
    </style:style>
    <style:style style:name="T196" style:family="text">
      <style:text-properties officeooo:rsid="004044b7"/>
    </style:style>
    <style:style style:name="T197" style:family="text">
      <style:text-properties officeooo:rsid="00460169"/>
    </style:style>
    <style:style style:name="T198" style:family="text">
      <style:text-properties fo:color="#000000" style:font-name="Times New Roman" fo:font-size="14pt" fo:font-style="italic" style:text-underline-style="none" fo:font-weight="bold" officeooo:rsid="004e320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99" style:family="text">
      <style:text-properties officeooo:rsid="0050585c"/>
    </style:style>
    <style:style style:name="T200" style:family="text">
      <style:text-properties style:font-name="Times New Roman"/>
    </style:style>
    <style:style style:name="T201" style:family="text">
      <style:text-properties style:font-name="Times New Roman" fo:font-size="14pt" fo:font-style="italic" fo:font-weight="bold" officeooo:rsid="00660415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style:font-name="Times New Roman" fo:font-size="14pt" fo:font-style="italic" fo:font-weight="bold" officeooo:rsid="00666c10" style:font-size-asian="14pt" style:font-style-asian="italic" style:font-weight-asian="bold" style:font-size-complex="14pt" style:font-style-complex="italic" style:font-weight-complex="bold"/>
    </style:style>
    <style:style style:name="T203" style:family="text">
      <style:text-properties style:font-name="Times New Roman" fo:font-size="14pt" fo:font-style="italic" fo:font-weight="bold" officeooo:rsid="008167a6" style:font-size-asian="14pt" style:font-style-asian="italic" style:font-weight-asian="bold" style:font-size-complex="14pt" style:font-style-complex="italic" style:font-weight-complex="bold"/>
    </style:style>
    <style:style style:name="T204" style:family="text">
      <style:text-properties style:font-name="Times New Roman" fo:font-size="14pt" fo:font-style="italic" fo:font-weight="bold" officeooo:rsid="008c4e3b" style:font-size-asian="14pt" style:font-style-asian="italic" style:font-weight-asian="bold" style:font-size-complex="14pt" style:font-style-complex="italic" style:font-weight-complex="bold"/>
    </style:style>
    <style:style style:name="T205" style:family="text">
      <style:text-properties style:font-name="Times New Roman" fo:font-size="14pt" fo:font-style="italic" fo:font-weight="bold" officeooo:rsid="008a7d71" style:font-size-asian="14pt" style:font-style-asian="italic" style:font-weight-asian="bold" style:font-size-complex="14pt" style:font-style-complex="italic" style:font-weight-complex="bold"/>
    </style:style>
    <style:style style:name="T206" style:family="text">
      <style:text-properties style:font-name="Times New Roman" fo:font-size="14pt" fo:font-style="italic" fo:font-weight="bold" officeooo:rsid="0092c423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style:font-name="Times New Roman" fo:font-size="14pt" fo:font-style="italic" fo:font-weight="bold" officeooo:rsid="00271a4a" style:font-size-asian="14pt" style:font-style-asian="italic" style:font-weight-asian="bold" style:font-size-complex="14pt" style:font-style-complex="italic" style:font-weight-complex="bold"/>
    </style:style>
    <style:style style:name="T208" style:family="text">
      <style:text-properties style:font-name="Times New Roman" fo:font-size="14pt" fo:font-style="italic" fo:font-weight="bold" officeooo:rsid="00994be9" style:font-size-asian="14pt" style:font-style-asian="italic" style:font-weight-asian="bold" style:font-size-complex="14pt" style:font-style-complex="italic" style:font-weight-complex="bold"/>
    </style:style>
    <style:style style:name="T209" style:family="text">
      <style:text-properties style:font-name="Times New Roman" fo:font-size="14pt" fo:font-style="italic" fo:font-weight="bold" officeooo:rsid="0054ed76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T210" style:family="text">
      <style:text-properties style:font-name="Times New Roman" fo:font-size="14pt" fo:font-style="italic" style:font-size-asian="14pt" style:font-style-asian="italic" style:font-name-complex="Times New Roman3" style:font-size-complex="14pt" style:font-style-complex="italic"/>
    </style:style>
    <style:style style:name="T211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3" style:font-size-complex="14pt" style:font-style-complex="italic"/>
    </style:style>
    <style:style style:name="T212" style:family="text">
      <style:text-properties style:font-name="Times New Roman" fo:font-size="14pt" fo:font-style="italic" fo:font-weight="normal" officeooo:rsid="014a8bf6" style:font-size-asian="14pt" style:font-style-asian="italic" style:font-weight-asian="normal" style:font-size-complex="14pt" style:font-style-complex="italic" style:font-weight-complex="normal"/>
    </style:style>
    <style:style style:name="T213" style:family="text">
      <style:text-properties style:font-name="Times New Roman" fo:font-size="14pt" fo:font-style="italic" fo:font-weight="normal" officeooo:rsid="014c3a57" style:font-size-asian="14pt" style:font-style-asian="italic" style:font-weight-asian="normal" style:font-size-complex="14pt" style:font-style-complex="italic" style:font-weight-complex="normal"/>
    </style:style>
    <style:style style:name="T214" style:family="text">
      <style:text-properties style:font-name="Times New Roman" fo:font-size="14pt" fo:font-style="italic" fo:font-weight="normal" officeooo:rsid="014e4dd1" style:font-size-asian="14pt" style:font-style-asian="italic" style:font-weight-asian="normal" style:font-size-complex="14pt" style:font-style-complex="italic" style:font-weight-complex="normal"/>
    </style:style>
    <style:style style:name="T215" style:family="text">
      <style:text-properties style:font-name="Times New Roman" fo:font-size="14pt" fo:font-style="italic" fo:font-weight="normal" officeooo:rsid="018cf51f" style:font-size-asian="14pt" style:font-style-asian="italic" style:font-weight-asian="normal" style:font-size-complex="14pt" style:font-style-complex="italic" style:font-weight-complex="normal"/>
    </style:style>
    <style:style style:name="T216" style:family="text">
      <style:text-properties style:font-name="Times New Roman" fo:font-size="14pt" fo:font-style="normal" officeooo:rsid="0054ed76" style:font-size-asian="14pt" style:font-style-asian="normal" style:font-name-complex="Times New Roman3" style:font-size-complex="14pt" style:font-style-complex="normal"/>
    </style:style>
    <style:style style:name="T217" style:family="text">
      <style:text-properties style:font-name="Times New Roman" fo:font-size="14pt" fo:font-style="normal" officeooo:rsid="00271a4a" style:font-size-asian="14pt" style:font-style-asian="normal" style:font-size-complex="14pt" style:font-style-complex="normal"/>
    </style:style>
    <style:style style:name="T218" style:family="text">
      <style:text-properties style:font-name="Times New Roman" fo:font-size="14pt" fo:font-style="normal" fo:font-weight="normal" officeooo:rsid="00666c10" style:font-size-asian="14pt" style:font-style-asian="normal" style:font-weight-asian="normal" style:font-size-complex="14pt" style:font-style-complex="normal" style:font-weight-complex="normal"/>
    </style:style>
    <style:style style:name="T219" style:family="text">
      <style:text-properties style:font-name="Times New Roman" fo:font-size="14pt" fo:font-style="normal" fo:font-weight="normal" officeooo:rsid="008167a6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style:font-name="Times New Roman" fo:font-size="14pt" fo:font-style="normal" fo:font-weight="normal" officeooo:rsid="00918081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style:font-name="Times New Roman" fo:font-size="14pt" fo:font-style="normal" fo:font-weight="normal" officeooo:rsid="0082cf64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style:font-name="Times New Roman" fo:font-size="14pt" fo:font-style="normal" fo:font-weight="normal" officeooo:rsid="008c4e3b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style:font-name="Times New Roman" fo:font-size="14pt" fo:font-style="normal" fo:font-weight="normal" officeooo:rsid="008a7d71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style:font-name="Times New Roman" fo:font-size="14pt" fo:font-style="normal" fo:font-weight="normal" officeooo:rsid="0092c423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style:font-name="Times New Roman" fo:font-size="14pt" fo:font-style="normal" fo:font-weight="normal" officeooo:rsid="0077cfcd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style:font-name="Times New Roman" fo:font-size="14pt" fo:font-style="normal" fo:font-weight="normal" officeooo:rsid="00994be9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style:font-name="Times New Roman" fo:font-size="14pt" fo:font-style="normal" fo:font-weight="normal" officeooo:rsid="014a8bf6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style:font-name="Times New Roman" fo:font-size="14pt" fo:font-style="normal" fo:font-weight="normal" officeooo:rsid="014c3a57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style:font-name="Times New Roman" fo:font-size="14pt" fo:font-style="normal" fo:font-weight="normal" officeooo:rsid="014d6d2e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style:font-name="Times New Roman" fo:font-size="14pt" fo:font-style="normal" fo:font-weight="normal" officeooo:rsid="014e4dd1" style:font-size-asian="14pt" style:font-style-asian="normal" style:font-weight-asian="normal" style:font-size-complex="14pt" style:font-style-complex="normal" style:font-weight-complex="normal"/>
    </style:style>
    <style:style style:name="T231" style:family="text">
      <style:text-properties style:font-name="Times New Roman" fo:font-size="14pt" fo:font-style="normal" fo:font-weight="normal" officeooo:rsid="018cf51f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style:font-name="Times New Roman" fo:font-size="14pt" fo:font-style="normal" fo:font-weight="normal" officeooo:rsid="018e7cef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style:font-name="Times New Roman" fo:font-size="14pt" fo:font-style="normal" fo:font-weight="normal" officeooo:rsid="0190069a" style:font-size-asian="14pt" style:font-style-asian="normal" style:font-weight-asian="normal" style:font-size-complex="14pt" style:font-style-complex="normal" style:font-weight-complex="normal"/>
    </style:style>
    <style:style style:name="T234" style:family="text">
      <style:text-properties style:font-name="Times New Roman" fo:font-size="14pt" fo:font-style="normal" fo:font-weight="normal" officeooo:rsid="01956288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style:font-name="Times New Roman" fo:font-size="14pt" style:font-size-asian="14pt" style:font-name-complex="Times New Roman3" style:font-size-complex="14pt"/>
    </style:style>
    <style:style style:name="T236" style:family="text">
      <style:text-properties style:font-name="Times New Roman" fo:font-size="14pt" officeooo:rsid="0075e59b" style:font-size-asian="14pt" style:font-name-complex="Times New Roman3" style:font-size-complex="14pt"/>
    </style:style>
    <style:style style:name="T237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3" style:font-size-complex="14pt"/>
    </style:style>
    <style:style style:name="T238" style:family="text">
      <style:text-properties style:font-name="Times New Roman" fo:font-style="normal" style:text-underline-style="none" fo:font-weight="bold" officeooo:rsid="008931d1" style:font-style-asian="normal" style:font-weight-asian="bold" style:font-style-complex="normal" style:font-weight-complex="bold"/>
    </style:style>
    <style:style style:name="T239" style:family="text">
      <style:text-properties style:font-name="Times New Roman" fo:font-style="normal" fo:font-weight="normal" officeooo:rsid="018cf51f" style:font-style-asian="normal" style:font-weight-asian="normal" style:font-style-complex="normal" style:font-weight-complex="normal"/>
    </style:style>
    <style:style style:name="T240" style:family="text">
      <style:text-properties style:font-name="Times New Roman" fo:font-style="normal" fo:font-weight="normal" officeooo:rsid="018ec06b" style:font-style-asian="normal" style:font-weight-asian="normal" style:font-style-complex="normal" style:font-weight-complex="normal"/>
    </style:style>
    <style:style style:name="T241" style:family="text">
      <style:text-properties style:font-name="Times New Roman" fo:font-weight="bold" style:font-weight-asian="bold" style:font-weight-complex="bold"/>
    </style:style>
    <style:style style:name="T24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43" style:family="text">
      <style:text-properties style:font-name="Times New Roman" fo:font-style="italic" fo:background-color="transparent" loext:char-shading-value="0" style:font-style-asian="italic" style:font-style-complex="italic"/>
    </style:style>
    <style:style style:name="T244" style:family="text">
      <style:text-properties style:font-name="Times New Roman" fo:font-style="italic" style:text-underline-style="none" fo:font-weight="bold" officeooo:rsid="008931d1" style:font-style-asian="italic" style:font-weight-asian="bold" style:font-style-complex="italic" style:font-weight-complex="bold"/>
    </style:style>
    <style:style style:name="T24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46" style:family="text">
      <style:text-properties style:font-name="Times New Roman" fo:font-style="italic" fo:font-weight="normal" officeooo:rsid="018cf51f" style:font-style-asian="italic" style:font-weight-asian="normal" style:font-style-complex="italic" style:font-weight-complex="normal"/>
    </style:style>
    <style:style style:name="T247" style:family="text">
      <style:text-properties style:font-name="Times New Roman" fo:font-style="italic" fo:font-weight="normal" officeooo:rsid="018ec06b" style:font-style-asian="italic" style:font-weight-asian="normal" style:font-style-complex="italic" style:font-weight-complex="normal"/>
    </style:style>
    <style:style style:name="T248" style:family="text">
      <style:text-properties style:font-name="Times New Roman" fo:font-size="18pt" fo:font-style="italic" fo:font-weight="bold" officeooo:rsid="014a8bf6" style:font-size-asian="18pt" style:font-style-asian="italic" style:font-weight-asian="bold" style:font-size-complex="18pt" style:font-style-complex="italic" style:font-weight-complex="bold"/>
    </style:style>
    <style:style style:name="T249" style:family="text">
      <style:text-properties officeooo:rsid="00660415"/>
    </style:style>
    <style:style style:name="T250" style:family="text">
      <style:text-properties officeooo:rsid="007630b7"/>
    </style:style>
    <style:style style:name="T251" style:family="text">
      <style:text-properties officeooo:rsid="009e94ae"/>
    </style:style>
    <style:style style:name="T252" style:family="text">
      <style:text-properties officeooo:rsid="00a77430"/>
    </style:style>
    <style:style style:name="T253" style:family="text">
      <style:text-properties fo:background-color="transparent" loext:char-shading-value="0" style:font-name-complex="Times New Roman3"/>
    </style:style>
    <style:style style:name="T254" style:family="text">
      <style:text-properties officeooo:rsid="00a77430" fo:background-color="transparent" loext:char-shading-value="0" style:font-name-complex="Times New Roman3"/>
    </style:style>
    <style:style style:name="T255" style:family="text">
      <style:text-properties style:font-name="Liberation Serif"/>
    </style:style>
    <style:style style:name="T256" style:family="text">
      <style:text-properties style:font-name="Liberation Serif" fo:font-size="14pt" style:font-size-asian="14pt" style:font-size-complex="14pt"/>
    </style:style>
    <style:style style:name="T257" style:family="text">
      <style:text-properties style:font-name="Liberation Serif" officeooo:rsid="00b251cb"/>
    </style:style>
    <style:style style:name="T258" style:family="text">
      <style:text-properties officeooo:rsid="00b43c12"/>
    </style:style>
    <style:style style:name="T259" style:family="text">
      <style:text-properties officeooo:rsid="00ce5f4d"/>
    </style:style>
    <style:style style:name="T260" style:family="text">
      <style:text-properties officeooo:rsid="00d4fa51"/>
    </style:style>
    <style:style style:name="T261" style:family="text">
      <style:text-properties officeooo:rsid="00d8fad7"/>
    </style:style>
    <style:style style:name="T262" style:family="text">
      <style:text-properties style:text-underline-style="none"/>
    </style:style>
    <style:style style:name="T263" style:family="text">
      <style:text-properties style:text-underline-style="none" fo:font-weight="bold" style:font-weight-asian="bold" style:font-name-complex="Times New Roman3" style:font-weight-complex="bold"/>
    </style:style>
    <style:style style:name="T264" style:family="text">
      <style:text-properties style:text-underline-style="none" style:font-name-complex="Times New Roman3"/>
    </style:style>
    <style:style style:name="T265" style:family="text">
      <style:text-properties style:text-underline-style="none" officeooo:rsid="00fe463b"/>
    </style:style>
    <style:style style:name="T266" style:family="text">
      <style:text-properties officeooo:rsid="00eb89c5"/>
    </style:style>
    <style:style style:name="T267" style:family="text">
      <style:text-properties officeooo:rsid="00ef63b9"/>
    </style:style>
    <style:style style:name="T268" style:family="text">
      <style:text-properties officeooo:rsid="00fdc866"/>
    </style:style>
    <style:style style:name="T269" style:family="text">
      <style:text-properties officeooo:rsid="0114bb77"/>
    </style:style>
    <style:style style:name="T270" style:family="text">
      <style:text-properties officeooo:rsid="0115dab2"/>
    </style:style>
    <style:style style:name="T271" style:family="text">
      <style:text-properties officeooo:rsid="011c15b1"/>
    </style:style>
    <style:style style:name="T272" style:family="text">
      <style:text-properties officeooo:rsid="012b1c29"/>
    </style:style>
    <style:style style:name="T273" style:family="text">
      <style:text-properties officeooo:rsid="012f7617"/>
    </style:style>
    <style:style style:name="T274" style:family="text">
      <style:text-properties officeooo:rsid="013f173b"/>
    </style:style>
    <style:style style:name="T275" style:family="text">
      <style:text-properties officeooo:rsid="0140af2f"/>
    </style:style>
    <style:style style:name="T276" style:family="text">
      <style:text-properties officeooo:rsid="014105ed"/>
    </style:style>
    <style:style style:name="T277" style:family="text">
      <style:text-properties officeooo:rsid="014294f8"/>
    </style:style>
    <style:style style:name="T278" style:family="text">
      <style:text-properties officeooo:rsid="014777ce"/>
    </style:style>
    <style:style style:name="T279" style:family="text">
      <style:text-properties officeooo:rsid="0148d9ac"/>
    </style:style>
    <style:style style:name="T280" style:family="text">
      <style:text-properties officeooo:rsid="01534e9a"/>
    </style:style>
    <style:style style:name="T281" style:family="text">
      <style:text-properties officeooo:rsid="0154c810"/>
    </style:style>
    <style:style style:name="T282" style:family="text">
      <style:text-properties officeooo:rsid="015b511f"/>
    </style:style>
    <style:style style:name="T283" style:family="text">
      <style:text-properties officeooo:rsid="015fc78e"/>
    </style:style>
    <style:style style:name="T284" style:family="text">
      <style:text-properties officeooo:rsid="015ff16f"/>
    </style:style>
    <style:style style:name="T285" style:family="text">
      <style:text-properties officeooo:rsid="0162d98f"/>
    </style:style>
    <style:style style:name="T286" style:family="text">
      <style:text-properties officeooo:rsid="0164c914"/>
    </style:style>
    <style:style style:name="T287" style:family="text">
      <style:text-properties officeooo:rsid="016a7b7d"/>
    </style:style>
    <style:style style:name="T288" style:family="text">
      <style:text-properties fo:language="en" fo:country="none" fo:font-style="italic" style:font-name-complex="Times New Roman3"/>
    </style:style>
    <style:style style:name="T289" style:family="text">
      <style:text-properties officeooo:rsid="0193c0a3"/>
    </style:style>
    <style:style style:name="T290" style:family="text">
      <style:text-properties officeooo:rsid="0195ffed"/>
    </style:style>
    <style:style style:name="T291" style:family="text">
      <style:text-properties officeooo:rsid="01978c69"/>
    </style:style>
    <style:style style:name="T292" style:family="text">
      <style:text-properties style:text-position="0% 100%"/>
    </style:style>
    <style:style style:name="T293" style:family="text">
      <style:text-properties officeooo:rsid="01a489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2" text:outline-level="1">Справка по ОС Ubuntu</text:h>
      <text:h text:style-name="Heading_20_1" text:outline-level="1" text:restart-numbering="true" text:start-value="-1">Установка ОС Ubuntu.</text:h>
      <text:p text:style-name="P89"><text:span text:style-name="T170">Р</text:span><text:span text:style-name="T160">азбиение </text:span><text:span text:style-name="T171">на разделы осуществить лучше при помощи программы fdisk</text:span></text:p>
      <text:p text:style-name="Main_20_Text_20_1">В терминале: lsblk. Находим жеский диск. Далее sudo fdisk /dev/sda. После разбиваем на следующие разделы:</text:p>
      <text:p text:style-name="P93">1 Windows 50GB;</text:p>
      <text:p text:style-name="P93">2 Boot 300MB. Файловая система лучше Ext2;</text:p>
      <text:p text:style-name="P93">3 Swap равен оперативной памяти, т. е. 8GB;</text:p>
      <text:p text:style-name="P93">4 До этого шли разделы primary. Теперь раздел extended. Все оставшееся место.</text:p>
      <text:p text:style-name="P90"><text:span text:style-name="T160">5 Root 20 GB. </text:span><text:span text:style-name="T173">Внутри 4 раздела. </text:span><text:span text:style-name="T160">Т</text:span><text:span text:style-name="T172">акже</text:span><text:span text:style-name="T160"> раздел extended. Файловая система </text:span><text:span text:style-name="T172">Ext 4;</text:span></text:p>
      <text:p text:style-name="P91"><text:span text:style-name="T172">6 </text:span><text:span text:style-name="T160">Все остальное /home. </text:span><text:span text:style-name="T173">Внутри 4 раздела. </text:span><text:span text:style-name="T171">Т</text:span><text:span text:style-name="T172">акже</text:span><text:span text:style-name="T171"> раздел extended. Файловая система </text:span><text:span text:style-name="T172">Ext 4.</text:span></text:p>
      <text:h text:style-name="Heading_20_1" text:outline-level="1"><text:span text:style-name="T172">П</text:span><text:span text:style-name="T160">олучение ISO-образа дистрибутива Windows</text:span><text:span text:style-name="T180">.</text:span></text:h>
      <text:p text:style-name="P92"><text:span text:style-name="T160">Официальные образы дистрибутивов доступны по ссылке: </text:span><text:a xlink:type="simple" xlink:href="http://msdn.microsoft.com/en-us/subscriptions/downloads/default.aspx#searchTerm=windows&amp;ProductFamilyId=0&amp;Languages=en&amp;PageSize=10&amp;PageIndex=0"><text:span text:style-name="T176">MSDN образы дисков</text:span></text:a><text:span text:style-name="T160"> </text:span></text:p>
      <text:p text:style-name="P133">Услуга эта платная. Но нам от этого сервиса нужно всего лишь узнать контрольные суммы (sha1), позволяющие отличить оригинальные образы Microsoft от измененных другими лицами.</text:p>
      <text:p text:style-name="P130"><text:span text:style-name="T160">Выбираем нужную нам операционную систему, язык (Russian), разрядность (в моем случае x64). Далее ищем в списке ОС, которая была установлена на компьютере. В моем случае это </text:span><text:span text:style-name="T33">Windows 7 Home Premium x64</text:span><text:span text:style-name="T160">. Нажимаем на ссылку </text:span><text:span text:style-name="T33">details</text:span><text:span text:style-name="T160"> и можем увидеть контрольную сумму (</text:span><text:span text:style-name="T33">sha1</text:span><text:span text:style-name="T160">), в моем случае это </text:span><text:span text:style-name="T33">3F467E896FEB5EA817B14B5F9483800B36B989B8</text:span><text:span text:style-name="T160">.</text:span></text:p>
      <text:p text:style-name="P134">Далее вбиваем в поисковую систему данную контрольную сумму и находим источник для скачивания.</text:p>
      <text:p text:style-name="P129"><text:span text:style-name="T177">После скачивания проверяем контрольную сумму. Для этого в терминале заходим в папку со скаченным образом и </text:span><text:span text:style-name="T160">вычис</text:span><text:span text:style-name="T178">ляем</text:span><text:span text:style-name="T160"> sha1 при помощи команды rhash</text:span><text:span text:style-name="T177">:</text:span></text:p>
      <text:p text:style-name="P85">rhash -H ru_windows_7_home_premium_with_sp1_x64_dvd_u_676728.iso</text:p>
      <text:p text:style-name="P136">Если этой программы нет, устанавливаем ее <text:span text:style-name="T21">sudo apt-get install rhash</text:span>.</text:p>
      <text:p text:style-name="P131"><text:a xlink:type="simple" xlink:href="http://ru.wikipedia.org/wiki/Хеширование"><text:span text:style-name="T73">Хеширование</text:span></text:a><text:span text:style-name="T73"> </text:span><text:span text:style-name="T160">(иногда </text:span><text:span text:style-name="T48">«хэширование»</text:span><text:span text:style-name="T160">, </text:span><text:a xlink:type="simple" xlink:href="http://ru.wikipedia.org/wiki/Английский_язык"><text:span text:style-name="T160">англ.</text:span></text:a><text:span text:style-name="T160"> </text:span><text:span text:style-name="T288">Hashing</text:span><text:span text:style-name="T160">) — преобразование по </text:span><text:a xlink:type="simple" xlink:href="http://ru.wikipedia.org/wiki/Детерминированный_алгоритм"><text:span text:style-name="T160">детерминированному алгоритму</text:span></text:a><text:span text:style-name="T160"> входного массива данных произвольной длины в выходную </text:span><text:a xlink:type="simple" xlink:href="http://ru.wikipedia.org/wiki/Бит"><text:span text:style-name="T160">битовую</text:span></text:a><text:span text:style-name="T160"> строку фиксированной длины. Такие преобразования также называются </text:span><text:span text:style-name="T72">хеш-функциями</text:span><text:span text:style-name="T160"> или </text:span><text:span text:style-name="T72">функциями свёртки</text:span><text:span text:style-name="T160">, а их результаты называют </text:span><text:a xlink:type="simple" xlink:href="http://ru.wikipedia.org/wiki/Хеш-сумма"><text:span text:style-name="T72">хешем</text:span></text:a><text:span text:style-name="T160">, </text:span><text:span text:style-name="T72">хеш-кодом</text:span><text:span text:style-name="T160"> или </text:span><text:span text:style-name="T72">сводкой сообщения</text:span><text:span text:style-name="T160"> (</text:span><text:a xlink:type="simple" xlink:href="http://ru.wikipedia.org/wiki/Английский_язык"><text:span text:style-name="T160">англ.</text:span></text:a><text:span text:style-name="T160"> </text:span><text:span text:style-name="T288">message digest</text:span><text:span text:style-name="T160">).</text:span></text:p>
      <text:p text:style-name="P135">Примером хеш-функций служит контрольная сумма, которую мы и вычисляем.</text:p>
      <text:p text:style-name="P132"><text:span text:style-name="T72">Контро́льная су́мма </text:span><text:span text:style-name="T160">— некоторое значение, рассчитанное по набору данных путём применения определённого алгоритма и используемое для проверки </text:span><text:soft-page-break/><text:span text:style-name="T160">целостности данных при их передаче или хранении. Также контрольные суммы могут использоваться для быстрого сравнения двух наборов данных на неэквивалентность: с большой вероятностью различные наборы данных будут иметь неравные контрольные суммы. Это может быть использовано, например, для детектирования </text:span><text:span text:style-name="T179">компьютерных вирусов</text:span><text:span text:style-name="T160">. Несмотря на своё название, контрольная сумма не обязательно вычисляется путем суммирования.</text:span></text:p>
      <text:p text:style-name="P137"><text:span text:style-name="T160">Для создания гиперссылки в Libreoffice Writer вставить адрес ссылки и нажать пробел, для того, чтобы ссылка стала синяя. Наводим на нее мышью и нажимаем <text:s/>правую кнопку мыши. Выбираем в меню </text:span><text:span text:style-name="T14">изменить гиперссылку</text:span><text:span text:style-name="T160">. Редактируем поле текст.</text:span></text:p>
      <text:h text:style-name="P163" text:outline-level="1">Создание загрузочной флешки Windows 7.</text:h>
      <text:p text:style-name="P138"><text:span text:style-name="T160">В win7 р</text:span><text:span text:style-name="T181">а</text:span><text:span text:style-name="T160">зархивировать образ winrar'ом. Отформатировать флешку размером более 4 Гб из-под windows 7. <text:s/></text:span><text:span text:style-name="T182">Заходим в папку с установочными файлами (которая получилась после разархивации) и копируем все файлы на подготовленную флешку. </text:span><text:a xlink:type="simple" xlink:href="https://www.youtube.com/watch?v=did3Qn5mNDw&amp;index=8&amp;list=PLGl_wdBNKETpEf1jvNfejLa7BMknJgeXZ"><text:span text:style-name="T183">Смотрим видео</text:span></text:a><text:span text:style-name="T183">.</text:span></text:p>
      <text:h text:style-name="P163" text:outline-level="1">Создание загрузочной флешки с Ubuntu.</text:h>
      <text:p text:style-name="P139"><text:span text:style-name="T160">Благодаря постоянным обновлениям Ubuntu, сделать загрузочную флешку стало возможно только средствами Windows. </text:span><text:a xlink:type="simple" xlink:href="https://www.youtube.com/watch?v=Qgw1shq5bEA&amp;list=PLGl_wdBNKETpEf1jvNfejLa7BMknJgeXZ"><text:span text:style-name="T160">Видео о создании загрузочной флешки Ubuntu</text:span></text:a><text:span text:style-name="T160">.</text:span></text:p>
      <text:h text:style-name="P164" text:outline-level="1"><text:span text:style-name="T67">Основные команды bash</text:span><text:span text:style-name="T68">.</text:span></text:h>
      <text:h text:style-name="Heading_20_2" text:outline-level="2"><text:span text:style-name="T260">К</text:span>оманды для работы с файлами</text:h>
      <text:p text:style-name="Main_20_Text_20_1"><text:span text:style-name="T22">touch </text:span><text:span text:style-name="T25">имя_файла</text:span><text:span text:style-name="T9"> — </text:span><text:span text:style-name="T50">создание файла, обновление времени изменения файла</text:span></text:p>
      <text:p text:style-name="Main_20_Text_20_1"><text:span text:style-name="T23">cat </text:span><text:span text:style-name="T25">имя_файла</text:span><text:span text:style-name="T51"> — вывод файла в терминал</text:span></text:p>
      <text:p text:style-name="Main_20_Text_20_1"><text:span text:style-name="T75">cat <text:s/>&gt; <text:s/></text:span><text:span text:style-name="T76">имя_файла </text:span><text:span text:style-name="T88">—</text:span><text:span text:style-name="T89"> принимает ввод. </text:span><text:span text:style-name="T90">[</text:span><text:span text:style-name="T91">E</text:span><text:span text:style-name="T90">nter] —</text:span><text:span text:style-name="T91"> новая пустая строка; <text:s/></text:span></text:p>
      <text:p text:style-name="Main_20_Text_20_1">[Ctrl]+[D] — выход из cat.</text:p>
      <text:p text:style-name="Main_20_Text_20_1"><text:span text:style-name="Teletype"><text:span text:style-name="T207">cat файл_1.txt файл_2.txt <text:s/>&gt; файл_1_2.txt </text:span></text:span><text:span text:style-name="Teletype"><text:span text:style-name="T217">— объединяет содержимое нескольких файлов в один</text:span></text:span></text:p>
      <text:p text:style-name="Main_20_Text_20_1"><text:span text:style-name="T24">nano </text:span><text:span text:style-name="T26">путь_к_файлу</text:span><text:span text:style-name="T53"> — редактирование файла в консоли</text:span></text:p>
      <text:p text:style-name="Main_20_Text_20_1"><text:span text:style-name="Strong_20_Emphasis"><text:span text:style-name="T105">pwd</text:span></text:span><text:span text:style-name="T117"> </text:span><text:span text:style-name="T125">– показать текущий каталог</text:span></text:p>
      <text:p text:style-name="Main_20_Text_20_1"><text:span text:style-name="Strong_20_Emphasis"><text:span text:style-name="T105">c</text:span></text:span><text:span text:style-name="T105">d</text:span><text:span text:style-name="T117"> </text:span><text:span text:style-name="T125">- переход в заданную папку</text:span></text:p>
      <text:p text:style-name="Main_20_Text_20_1"><text:span text:style-name="T78">cd ~</text:span><text:span text:style-name="T96"> - перейти в домашнюю папку</text:span></text:p>
      <text:p text:style-name="Main_20_Text_20_1"><text:span text:style-name="T78">cd ..</text:span><text:span text:style-name="T96"> - перейти в директорию уровнем выше</text:span></text:p>
      <text:p text:style-name="Main_20_Text_20_1"><text:span text:style-name="Strong_20_Emphasis"><text:span text:style-name="T105">ls</text:span></text:span><text:span text:style-name="T125"> - показывает список файлов текущей папки. Ключи:</text:span></text:p>
      <text:p text:style-name="Main_20_Text_20_1"><text:span text:style-name="T14">-l:</text:span><text:span text:style-name="T160"> показывает дополнительные сведения о файлах</text:span></text:p>
      <text:p text:style-name="Main_20_Text_20_1">-a: включает скрытые</text:p>
      <text:p text:style-name="Main_20_Text_20_1"><text:soft-page-break/><text:span text:style-name="T8">-d</text:span>: сведения о каталоге, а не о содержимом</text:p>
      <text:p text:style-name="Main_20_Text_20_1"><text:span text:style-name="T8">-h</text:span>: размер в крупных единицах</text:p>
      <text:p text:style-name="Main_20_Text_20_1"><text:s text:c="4"/><text:span text:style-name="T31">ls папка</text:span><text:span text:style-name="T251"> — список файлов указанной папки</text:span></text:p>
      <text:p text:style-name="Main_20_Text_20_1"><text:span text:style-name="T28">lsusb</text:span><text:span text:style-name="T199"> — показывает подключенные usb устройства</text:span><text:tab/></text:p>
      <text:p text:style-name="Main_20_Text_20_1"><text:span text:style-name="T69">ln -s прописанный_путь_к_источнику имя_ссылки</text:span><text:span text:style-name="T49"> —</text:span><text:span text:style-name="T56"> создание символической ссылки</text:span></text:p>
      <text:p text:style-name="Main_20_Text_20_1"><text:span text:style-name="Strong_20_Emphasis"><text:span text:style-name="T105">cp</text:span></text:span><text:span text:style-name="T105"> </text:span><text:span text:style-name="T106">имя_источника файл_назначения</text:span><text:span text:style-name="T126"> —</text:span><text:span text:style-name="T125"> копирование файлов/папок, </text:span></text:p>
      <text:p text:style-name="Main_20_Text_20_1">-r: копирование каталогов с содержимым (копирование с рекурсией)</text:p>
      <text:p text:style-name="Main_20_Text_20_1"><text:span text:style-name="T21">cp dir/*</text:span> <text:span text:style-name="T195">— </text:span>копировать все файлы директории dir в текущую директорию<text:span text:style-name="T194">. Работает с </text:span><text:span text:style-name="T12">mv</text:span><text:span text:style-name="T194">.</text:span></text:p>
      <text:p text:style-name="Main_20_Text_20_1"><text:span text:style-name="T27">cp файл_1 файл_2</text:span><text:span text:style-name="T196"> — скопировать содержимое файл1 в файл_2</text:span></text:p>
      <text:p text:style-name="Main_20_Text_20_1"><text:span text:style-name="Strong_20_Emphasis"><text:span text:style-name="T105">mv</text:span></text:span><text:span text:style-name="T132"> </text:span><text:span text:style-name="T107">файлы_и_папки папка_назначения</text:span><text:span text:style-name="T127"> </text:span><text:span text:style-name="T125">- перемещение файлов/папок</text:span></text:p>
      <text:p text:style-name="Main_20_Text_20_1"><text:span text:style-name="T79">mv файл новый_файл</text:span><text:span text:style-name="T99"> — переименование файла</text:span></text:p>
      <text:p text:style-name="Main_20_Text_20_1"><text:span text:style-name="T33">rm </text:span><text:span text:style-name="T35">-rf </text:span><text:span text:style-name="T33">путь_к_ папке</text:span><text:span text:style-name="T160"> - удаление файлов/папок <text:s/></text:span></text:p>
      <text:p text:style-name="Main_20_Text_20_1"><text:span text:style-name="T8">-r</text:span>: рекурсивное удаление папок, т<text:span text:style-name="T186">о есть</text:span> с содержимым</text:p>
      <text:p text:style-name="Main_20_Text_20_1"><text:span text:style-name="T8">-f</text:span>: force — не спрашивать подтверждения</text:p>
      <text:p text:style-name="Main_20_Text_20_1"><text:span text:style-name="Strong_20_Emphasis"><text:span text:style-name="T105">mkdir</text:span></text:span><text:span text:style-name="T119"> </text:span><text:span text:style-name="T120">имя_папки</text:span><text:span text:style-name="T128"> —</text:span><text:span text:style-name="T125"> создать папку</text:span></text:p>
      <text:p text:style-name="Main_20_Text_20_1"><text:span text:style-name="Strong_20_Emphasis"><text:span text:style-name="T105">rmdir</text:span></text:span><text:span text:style-name="T125"> </text:span><text:span text:style-name="T120">имя_папки </text:span><text:span text:style-name="T125">— удаление пустой папки</text:span></text:p>
      <text:p text:style-name="Main_20_Text_20_1"><text:span text:style-name="T77">locate </text:span><text:span text:style-name="T80">имя_файла</text:span><text:span text:style-name="T98"> — ищет </text:span><text:span text:style-name="T100">указанный файл</text:span></text:p>
      <text:p text:style-name="Main_20_Text_20_1"><text:span text:style-name="T33">sudo updatedb</text:span><text:span text:style-name="T160"> — принудительное обновление базы данных команды locate</text:span></text:p>
      <text:p text:style-name="Main_20_Text_20_1"><text:span text:style-name="T33">find -name </text:span><text:span text:style-name="T34">имя_файла</text:span><text:span text:style-name="T67"> </text:span><text:span text:style-name="T160">— ищет </text:span><text:span text:style-name="T162">указанный файл</text:span></text:p>
      <text:p text:style-name="Main_20_Text_20_1"><text:span text:style-name="Strong_20_Emphasis"><text:span text:style-name="T105">chmod -R 775 sobaki</text:span></text:span><text:span text:style-name="T135"> — установит права на каталог </text:span><text:span text:style-name="Strong_20_Emphasis"><text:span text:style-name="T117">sobaki</text:span></text:span><text:span text:style-name="T135"> и на все объекты, что внутри этого каталога, включая содержимое подкаталогов (r w x r w x r — x)</text:span></text:p>
      <text:p text:style-name="Main_20_Text_20_1">-<text:span text:style-name="T8">R</text:span> - рекурсивное назначение прав (для папка и для всего содержимого этой папки)</text:p>
      <text:p text:style-name="Main_20_Text_20_1"><text:span text:style-name="T33">chmod +x путь_к_файлу</text:span><text:span text:style-name="T14"> — </text:span><text:span text:style-name="T58">дает </text:span><text:span text:style-name="T63">права на исполнение</text:span></text:p>
      <text:p text:style-name="Main_20_Text_20_1"><text:span text:style-name="T69">./file.sh</text:span><text:span text:style-name="T49"> —</text:span><text:span text:style-name="T52"> запуск исполняемого файла</text:span>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4">OCT</text:p>
          </table:table-cell>
          <table:table-cell table:style-name="Таблица3.A1" office:value-type="string">
            <text:p text:style-name="P14">BIN</text:p>
          </table:table-cell>
          <table:table-cell table:style-name="Таблица3.A1" office:value-type="string">
            <text:p text:style-name="P14">Mask</text:p>
          </table:table-cell>
          <table:table-cell table:style-name="Таблица3.D1" office:value-type="string">
            <text:p text:style-name="P14">Коментарии</text:p>
          </table:table-cell>
        </table:table-row>
        <table:table-row>
          <table:table-cell table:style-name="Таблица3.A2" office:value-type="string">
            <text:p text:style-name="P14">0</text:p>
          </table:table-cell>
          <table:table-cell table:style-name="Таблица3.A2" office:value-type="string">
            <text:p text:style-name="P14">000</text:p>
          </table:table-cell>
          <table:table-cell table:style-name="Таблица3.A2" office:value-type="string">
            <text:p text:style-name="P14">- - -</text:p>
          </table:table-cell>
          <table:table-cell table:style-name="Таблица3.D2" office:value-type="string">
            <text:p text:style-name="P15">отсутствие прав</text:p>
          </table:table-cell>
        </table:table-row>
        <table:table-row>
          <table:table-cell table:style-name="Таблица3.A2" office:value-type="string">
            <text:p text:style-name="P14">1</text:p>
          </table:table-cell>
          <table:table-cell table:style-name="Таблица3.A2" office:value-type="string">
            <text:p text:style-name="P14">001</text:p>
          </table:table-cell>
          <table:table-cell table:style-name="Таблица3.A2" office:value-type="string">
            <text:p text:style-name="P14">- - x</text:p>
          </table:table-cell>
          <table:table-cell table:style-name="Таблица3.D2" office:value-type="string">
            <text:p text:style-name="P15">права на исполнение</text:p>
          </table:table-cell>
        </table:table-row>
        <table:table-row>
          <table:table-cell table:style-name="Таблица3.A2" office:value-type="string">
            <text:p text:style-name="P14">2</text:p>
          </table:table-cell>
          <table:table-cell table:style-name="Таблица3.A2" office:value-type="string">
            <text:p text:style-name="P14">010</text:p>
          </table:table-cell>
          <table:table-cell table:style-name="Таблица3.A2" office:value-type="string">
            <text:p text:style-name="P14">- w -</text:p>
          </table:table-cell>
          <table:table-cell table:style-name="Таблица3.D2" office:value-type="string">
            <text:p text:style-name="P15">права на запись</text:p>
          </table:table-cell>
        </table:table-row>
        <table:table-row>
          <table:table-cell table:style-name="Таблица3.A2" office:value-type="string">
            <text:p text:style-name="P14">3</text:p>
          </table:table-cell>
          <table:table-cell table:style-name="Таблица3.A2" office:value-type="string">
            <text:p text:style-name="P14">011</text:p>
          </table:table-cell>
          <table:table-cell table:style-name="Таблица3.A2" office:value-type="string">
            <text:p text:style-name="P14">- w x</text:p>
          </table:table-cell>
          <table:table-cell table:style-name="Таблица3.D2" office:value-type="string">
            <text:p text:style-name="P66">права на запись и выполнение</text:p>
          </table:table-cell>
        </table:table-row>
        <table:table-row>
          <table:table-cell table:style-name="Таблица3.A2" office:value-type="string">
            <text:p text:style-name="P14">4</text:p>
          </table:table-cell>
          <table:table-cell table:style-name="Таблица3.A2" office:value-type="string">
            <text:p text:style-name="P14">100</text:p>
          </table:table-cell>
          <table:table-cell table:style-name="Таблица3.A2" office:value-type="string">
            <text:p text:style-name="P14">r - -</text:p>
          </table:table-cell>
          <table:table-cell table:style-name="Таблица3.D2" office:value-type="string">
            <text:p text:style-name="P66">права на чтение</text:p>
          </table:table-cell>
        </table:table-row>
        <text:soft-page-break/>
        <table:table-row>
          <table:table-cell table:style-name="Таблица3.A2" office:value-type="string">
            <text:p text:style-name="P14">5</text:p>
          </table:table-cell>
          <table:table-cell table:style-name="Таблица3.A2" office:value-type="string">
            <text:p text:style-name="P14">101</text:p>
          </table:table-cell>
          <table:table-cell table:style-name="Таблица3.A2" office:value-type="string">
            <text:p text:style-name="P3">r - x</text:p>
          </table:table-cell>
          <table:table-cell table:style-name="Таблица3.D2" office:value-type="string">
            <text:p text:style-name="P66">права на чтение и выполнение</text:p>
          </table:table-cell>
        </table:table-row>
        <table:table-row>
          <table:table-cell table:style-name="Таблица3.A2" office:value-type="string">
            <text:p text:style-name="P14">6</text:p>
          </table:table-cell>
          <table:table-cell table:style-name="Таблица3.A2" office:value-type="string">
            <text:p text:style-name="P14">110</text:p>
          </table:table-cell>
          <table:table-cell table:style-name="Таблица3.A2" office:value-type="string">
            <text:p text:style-name="P15">r w -</text:p>
          </table:table-cell>
          <table:table-cell table:style-name="Таблица3.D2" office:value-type="string">
            <text:p text:style-name="P66">права на чтение и запись</text:p>
          </table:table-cell>
        </table:table-row>
        <table:table-row>
          <table:table-cell table:style-name="Таблица3.A2" office:value-type="string">
            <text:p text:style-name="P14">7</text:p>
          </table:table-cell>
          <table:table-cell table:style-name="Таблица3.A2" office:value-type="string">
            <text:p text:style-name="P14">111</text:p>
          </table:table-cell>
          <table:table-cell table:style-name="Таблица3.A2" office:value-type="string">
            <text:p text:style-name="P15">r w x</text:p>
          </table:table-cell>
          <table:table-cell table:style-name="Таблица3.D2" office:value-type="string">
            <text:p text:style-name="P66">полные права</text:p>
          </table:table-cell>
        </table:table-row>
      </table:table>
      <text:h text:style-name="P174" text:outline-level="2">Системные команды</text:h>
      <text:p text:style-name="Main_20_Text_20_1">Эти команды обычно используется от имени суперпользователя sudo.</text:p>
      <text:p text:style-name="Main_20_Text_20_1"><text:span text:style-name="Strong_20_Emphasis"><text:span text:style-name="T108">reboot</text:span></text:span><text:span text:style-name="T142"> - перезагрузка системы</text:span></text:p>
      <text:p text:style-name="Main_20_Text_20_1"><text:span text:style-name="Strong_20_Emphasis"><text:span text:style-name="T108">poweroff</text:span></text:span><text:span text:style-name="Strong_20_Emphasis"><text:span text:style-name="T142"> </text:span></text:span><text:span text:style-name="T142">- выключение компьютера</text:span></text:p>
      <text:p text:style-name="Main_20_Text_20_1"><text:span text:style-name="Strong_20_Emphasis"><text:span text:style-name="T108">reset</text:span></text:span><text:span text:style-name="T108"> </text:span><text:span text:style-name="T142">- очищает окно терминала, работает даже если вы потеряли курсор, или случилась </text:span><text:span text:style-name="T143">какая-то</text:span><text:span text:style-name="T142"> шняга</text:span></text:p>
      <text:p text:style-name="Main_20_Text_20_1"><text:span text:style-name="Strong_20_Emphasis"><text:span text:style-name="T108">passwd</text:span></text:span><text:span text:style-name="T142"> - команда, позволяющая пользователю поменять свой пароль, а суперпользователю - поменять пароль любого зарегистрированного в системе</text:span></text:p>
      <text:p text:style-name="Main_20_Text_20_1"><text:span text:style-name="Strong_20_Emphasis"><text:span text:style-name="T108">free</text:span></text:span><text:span text:style-name="Strong_20_Emphasis"><text:span text:style-name="T142"> </text:span></text:span><text:span text:style-name="T142">- получить информацию об оперативной памяти (всего, занято, свободно, в swap)</text:span></text:p>
      <text:p text:style-name="Main_20_Text_20_1">Управление процессами</text:p>
      <text:p text:style-name="Main_20_Text_20_1"><text:span text:style-name="Strong_20_Emphasis"><text:span text:style-name="T108">ps</text:span></text:span><text:span text:style-name="T122"> </text:span><text:span text:style-name="T142">– выводит текущие активные процессы</text:span></text:p>
      <text:p text:style-name="Main_20_Text_20_1"><text:span text:style-name="Strong_20_Emphasis"><text:span text:style-name="T108">kill</text:span></text:span><text:span text:style-name="T133"> </text:span><text:span text:style-name="T108">PID</text:span><text:span text:style-name="T142"> - команда отправляет сигнал прекращения работы процессу с указанием PID</text:span></text:p>
      <text:p text:style-name="Main_20_Text_20_1"><text:span text:style-name="Strong_20_Emphasis"><text:span text:style-name="T108">killall</text:span></text:span><text:span text:style-name="T133"> </text:span><text:span text:style-name="T108">имя_</text:span><text:span text:style-name="T109">процесса</text:span><text:span text:style-name="T142"> - прекращение работы процесса по имени</text:span></text:p>
      <text:p text:style-name="Main_20_Text_20_1"><text:span text:style-name="Strong_20_Emphasis"><text:span text:style-name="T108">top</text:span></text:span><text:span text:style-name="T142"> - интерактивный список текущих процессов, отсортированных по использованию центрального процессора</text:span></text:p>
      <text:h text:style-name="P175" text:outline-level="2">Команды для работы с пакетам<text:span text:style-name="T293">и </text:span>(использовать с sudo)</text:h>
      <text:p text:style-name="Main_20_Text_20_1"><text:span text:style-name="Strong_20_Emphasis"><text:span text:style-name="T108">apt-get update</text:span></text:span><text:span text:style-name="Strong_20_Emphasis"><text:span text:style-name="T142"> </text:span></text:span><text:span text:style-name="T142">- обновление информации о пакетах из репозиториев</text:span></text:p>
      <text:p text:style-name="Main_20_Text_20_1"><text:span text:style-name="Strong_20_Emphasis"><text:span text:style-name="T108">apt-get upgrade</text:span></text:span><text:span text:style-name="T142"> - обновление всех пакетов</text:span></text:p>
      <text:p text:style-name="Main_20_Text_20_1"><text:span text:style-name="Strong_20_Emphasis"><text:span text:style-name="T108">apt-get </text:span></text:span><text:span text:style-name="Strong_20_Emphasis"><text:span text:style-name="T113">dist-</text:span></text:span><text:span text:style-name="Strong_20_Emphasis"><text:span text:style-name="T108">upgrade </text:span></text:span><text:span text:style-name="Strong_20_Emphasis"><text:span text:style-name="T136">— </text:span></text:span><text:span text:style-name="Strong_20_Emphasis"><text:span text:style-name="T140">обновление и ядра (?)</text:span></text:span></text:p>
      <text:p text:style-name="Main_20_Text_20_1"><text:span text:style-name="Strong_20_Emphasis"><text:span text:style-name="T108">apt-get clean</text:span></text:span><text:span text:style-name="Strong_20_Emphasis"><text:span text:style-name="T142"> </text:span></text:span><text:span text:style-name="T142">- очищает локальный репозиторий, т.е. сносит все, вы ранее скачивали. Очень полезно иногда прогонять для очистки диска</text:span></text:p>
      <text:p text:style-name="Main_20_Text_20_1"><text:span text:style-name="Strong_20_Emphasis"><text:span text:style-name="T108">apt-get autoremove</text:span></text:span><text:span text:style-name="T142"> - удаление ранее скаченных, но более ненужных пакетов</text:span></text:p>
      <text:p text:style-name="Main_20_Text_20_1"><text:span text:style-name="Strong_20_Emphasis"><text:span text:style-name="T108">apt-get remove</text:span></text:span><text:span text:style-name="T142"> - удаление пакета из системы с сохранение его конфигурационных файлов</text:span></text:p>
      <text:p text:style-name="Main_20_Text_20_1"><text:span text:style-name="Strong_20_Emphasis"><text:span text:style-name="T108">apt-get purge</text:span></text:span><text:span text:style-name="T142"> - удаление пакета со всеми зависимостями</text:span></text:p>
      <text:p text:style-name="Main_20_Text_20_1"><text:span text:style-name="Strong_20_Emphasis"><text:span text:style-name="T108">apt-get install</text:span></text:span><text:span text:style-name="T142"> - установка пакета</text:span></text:p>
      <text:p text:style-name="P153"><text:span text:style-name="Strong_20_Emphasis"><text:span text:style-name="T108">apt-get install</text:span></text:span><text:span text:style-name="T108"> --</text:span><text:span text:style-name="T115">reinstall</text:span><text:span text:style-name="T147"> </text:span><text:span text:style-name="T148">— </text:span><text:span text:style-name="T147"><text:s/>пере</text:span><text:span text:style-name="T142">установка пакета</text:span></text:p>
      <text:p text:style-name="Main_20_Text_20_1"><text:span text:style-name="T84">whereis пакет</text:span><text:span text:style-name="T101"> — где находится пакет</text:span></text:p>
      <text:p text:style-name="Main_20_Text_20_1"><text:soft-page-break/><text:span text:style-name="T84">dpkg -l | grep vlc</text:span><text:span text:style-name="T101"> — </text:span><text:span text:style-name="T97">информация об установленных пакетах (в данном случае, vlc). Использовать без sudo</text:span></text:p>
      <text:p text:style-name="Main_20_Text_20_1"><text:span text:style-name="T83">vlc --version</text:span><text:span text:style-name="T97"> — версия программы. </text:span></text:p>
      <text:h text:style-name="Heading_20_2" text:outline-level="2">Удаление/добавление репозиториев.</text:h>
      <text:p text:style-name="Main_20_Text_20_1"><text:span text:style-name="T83">sudo add-apt-repository ppa:blablabla/ppa</text:span><text:span text:style-name="T97"> — </text:span><text:span text:style-name="T103">добавление репозитория</text:span></text:p>
      <text:p text:style-name="Main_20_Text_20_1"><text:span text:style-name="Source_20_Text"><text:span text:style-name="T110">sudo add-apt-repository --remove ppa:blablabla/ppa</text:span></text:span><text:span text:style-name="Source_20_Text"><text:span text:style-name="T144"> — удаление репозитория</text:span></text:span></text:p>
      <text:p text:style-name="Main_20_Text_20_1"><text:span text:style-name="Source_20_Text"><text:span text:style-name="T145">После удаления репозитория выполнить: </text:span></text:span><text:span text:style-name="Source_20_Text"><text:span text:style-name="T112">sudo </text:span></text:span><text:span text:style-name="Source_20_Text"><text:span text:style-name="T111">apt-get update &amp;&amp; </text:span></text:span><text:span text:style-name="Source_20_Text"><text:span text:style-name="T112">sudo </text:span></text:span><text:span text:style-name="Source_20_Text"><text:span text:style-name="T111">apt-get dist-upgrade</text:span></text:span></text:p>
      <text:p text:style-name="Main_20_Text_20_1"><text:span text:style-name="Source_20_Text"><text:span text:style-name="T138">При подключении репозитория </text:span></text:span><text:span text:style-name="Source_20_Text"><text:span text:style-name="T139">создается файл «имя_приложения.list» в "/etc/apt/sources.list.d/"</text:span></text:span></text:p>
      <text:h text:style-name="Heading_20_2" text:outline-level="2"><text:span text:style-name="Strong_20_Emphasis"><text:span text:style-name="T154">Очистка кеша программных пакетов.</text:span></text:span></text:h>
      <text:p text:style-name="Main_20_Text_20_1"><text:span text:style-name="Emphasis"><text:span text:style-name="T132">find /var/cache/apt/ -name \*.deb</text:span></text:span><text:bookmark text:name="__DdeLink__626_508905672"/><text:span text:style-name="Strong_20_Emphasis"><text:span text:style-name="T125"> — найдем кешированные пакеты;</text:span></text:span></text:p>
      <text:p text:style-name="Main_20_Text_20_1"><text:span text:style-name="Emphasis"><text:span text:style-name="T132">sudo apt-get clean</text:span></text:span><text:span text:style-name="Strong_20_Emphasis"><text:span text:style-name="T125"> — очистим кешированные пакеты.</text:span></text:span></text:p>
      <text:p text:style-name="Main_20_Text_20_1"><text:span text:style-name="Emphasis"><text:span text:style-name="T132">find /var/cache/apt/ -name \*.deb</text:span></text:span><text:span text:style-name="Emphasis"><text:span text:style-name="T125"> — </text:span></text:span><text:span text:style-name="Emphasis"><text:span text:style-name="T135">проверим, удалились ли пакеты</text:span></text:span></text:p>
      <text:h text:style-name="Heading_20_2" text:outline-level="2">Сетевые команды</text:h>
      <text:p text:style-name="Main_20_Text_20_1"><text:span text:style-name="Strong_20_Emphasis"><text:span text:style-name="T118">ifconfig</text:span></text:span><text:span text:style-name="Strong_20_Emphasis"><text:span text:style-name="T142"> </text:span></text:span><text:span text:style-name="T142">- выводит информацию о сетевых интерфейсах (в винде используется аналог ipconfig)</text:span></text:p>
      <text:p text:style-name="Main_20_Text_20_1"><text:span text:style-name="Strong_20_Emphasis"><text:span text:style-name="T108">ping host</text:span></text:span><text:span text:style-name="T142"> – пропинговать </text:span><text:span text:style-name="Emphasis"><text:span text:style-name="T142">host</text:span></text:span><text:span text:style-name="T142"> и вывести результат</text:span></text:p>
      <text:p text:style-name="Main_20_Text_20_1"><text:span text:style-name="Strong_20_Emphasis"><text:span text:style-name="T108">ping -</text:span></text:span><text:span text:style-name="Strong_20_Emphasis"><text:span text:style-name="T114">c4 8.8.8.8</text:span></text:span><text:span text:style-name="T142"> – пропинговать </text:span><text:span text:style-name="T146">сервер google запросив 4 пакета с выводом результата</text:span></text:p>
      <text:p text:style-name="Main_20_Text_20_1"><text:span text:style-name="Strong_20_Emphasis"><text:span text:style-name="T114">ping -c4 yandex.ru</text:span></text:span><text:span text:style-name="T146"> – пропинговать сервер yandex запросив 4 пакета с выводом результата</text:span></text:p>
      <text:p text:style-name="Main_20_Text_20_1"><text:span text:style-name="Strong_20_Emphasis"><text:span text:style-name="T108">whois domain</text:span></text:span><text:span text:style-name="T142"> – получить информацию whois для domain</text:span></text:p>
      <text:p text:style-name="Main_20_Text_20_1"><text:span text:style-name="Strong_20_Emphasis"><text:span text:style-name="T108">route host</text:span></text:span><text:span text:style-name="Strong_20_Emphasis"><text:span text:style-name="T142"> </text:span></text:span><text:span text:style-name="Strong_20_Emphasis"><text:span text:style-name="T129">- показать п</text:span></text:span><text:span text:style-name="T142">уть прохождения пакетов о вас к </text:span><text:span text:style-name="Emphasis"><text:span text:style-name="T142">host</text:span></text:span></text:p>
      <text:p text:style-name="Main_20_Text_20_1"><text:span text:style-name="Strong_20_Emphasis"><text:span text:style-name="T108">wget </text:span></text:span><text:span text:style-name="Strong_20_Emphasis"><text:span text:style-name="T109">ссылка </text:span></text:span><text:span text:style-name="Strong_20_Emphasis"><text:span text:style-name="T137">— закачать ссылку</text:span></text:span></text:p>
      <text:p text:style-name="Main_20_Text_20_1"><text:span text:style-name="Strong_20_Emphasis"><text:span text:style-name="T109">wget -c ссылка </text:span></text:span><text:span text:style-name="Strong_20_Emphasis"><text:span text:style-name="T137">— продолжить прерванную закачки</text:span></text:span></text:p>
      <text:p text:style-name="Main_20_Text_20_1"><text:span text:style-name="Strong_20_Emphasis"><text:span text:style-name="T108">ssh user@host</text:span></text:span><text:span text:style-name="T142"> – подключится к host как user</text:span></text:p>
      <text:p text:style-name="Main_20_Text_20_1"><text:span text:style-name="Strong_20_Emphasis"><text:span text:style-name="T108">ufw enable</text:span></text:span><text:span text:style-name="Strong_20_Emphasis"><text:span text:style-name="T142"> </text:span></text:span><text:span text:style-name="T142">- включить файервол</text:span></text:p>
      <text:p text:style-name="Main_20_Text_20_1"><text:span text:style-name="Strong_20_Emphasis"><text:span text:style-name="T108">ufw disable</text:span></text:span><text:span text:style-name="T142"> - выключить файервол</text:span></text:p>
      <text:h text:style-name="Heading_20_2" text:outline-level="2">Прочие команды терминала</text:h>
      <text:p text:style-name="Main_20_Text_20_1"><text:span text:style-name="Strong_20_Emphasis"><text:span text:style-name="T108">uname -a</text:span></text:span><text:span text:style-name="T116"> </text:span><text:span text:style-name="T142">- выводит информацию об операционной системе</text:span></text:p>
      <text:p text:style-name="Main_20_Text_20_1"><text:span text:style-name="Strong_20_Emphasis"><text:span text:style-name="T108">who</text:span></text:span><text:span text:style-name="Strong_20_Emphasis"><text:span text:style-name="T142"> </text:span></text:span><text:span text:style-name="T142">- показывает, кто сейчас в системе</text:span></text:p>
      <text:p text:style-name="Main_20_Text_20_1"><text:span text:style-name="Strong_20_Emphasis"><text:span text:style-name="T108">whoami</text:span></text:span><text:span text:style-name="Strong_20_Emphasis"><text:span text:style-name="T142"> </text:span></text:span><text:span text:style-name="T142">- впоказывает под каким именем я зарегистрирован</text:span></text:p>
      <text:p text:style-name="Main_20_Text_20_1"><text:soft-page-break/><text:span text:style-name="Strong_20_Emphasis"><text:span text:style-name="T108">finger user</text:span></text:span><text:span text:style-name="T142"> – показать информацию о user</text:span></text:p>
      <text:p text:style-name="Main_20_Text_20_1"><text:span text:style-name="T21">sudo -k</text:span> — прекращение работы под root правами</text:p>
      <text:p text:style-name="Main_20_Text_20_1"><text:span text:style-name="T21">команда --help</text:span> — русскоязычная справка по команде</text:p>
      <text:p text:style-name="Main_20_Text_20_1"><text:span text:style-name="T29">groups</text:span><text:span text:style-name="T249"> — группы, в которые входит пользователь</text:span></text:p>
      <text:p text:style-name="Main_20_Text_20_1"><text:span text:style-name="Source_20_Text"><text:span text:style-name="T201">sudo usermod -G </text:span></text:span><text:span text:style-name="Source_20_Text"><text:span text:style-name="T202">группа</text:span></text:span><text:span text:style-name="Source_20_Text"><text:span text:style-name="T201"> -a </text:span></text:span><text:span text:style-name="Source_20_Text"><text:span text:style-name="T202">пользователь </text:span></text:span><text:span text:style-name="Source_20_Text"><text:span text:style-name="T218">— добавить пользователя в группу </text:span></text:span></text:p>
      <text:h text:style-name="P176" text:outline-level="2"><text:span text:style-name="T261">П</text:span>ользователи и группы</text:h>
      <text:p text:style-name="Main_20_Text_20_1"><text:span text:style-name="T85">sudo gpasswd -a gedonist audio</text:span><text:span text:style-name="T104"> — добавление пользователя gedonist <text:s/>в группу audio</text:span></text:p>
      <text:p text:style-name="Main_20_Text_20_1"><text:span text:style-name="T30">id gedonist</text:span><text:span text:style-name="T250"> — в каких группах состоит gedonist </text:span></text:p>
      <text:p text:style-name="Main_20_Text_20_1"><text:span text:style-name="Source_20_Text"><text:span text:style-name="T202">sudo usermod -G bumblebee -a gedonist </text:span></text:span><text:span text:style-name="Source_20_Text"><text:span text:style-name="T218">—</text:span></text:span><text:span text:style-name="Source_20_Text"><text:span text:style-name="T225"> добавить пользователя в группу</text:span></text:span></text:p>
      <text:p text:style-name="Main_20_Text_20_1"><text:span text:style-name="Source_20_Text"><text:span text:style-name="T208">sudo adduser gedonist fuse</text:span></text:span><text:span text:style-name="Source_20_Text"><text:span text:style-name="T226"> — добавляет пользователя в группу fuse</text:span></text:span></text:p>
      <text:h text:style-name="P174" text:outline-level="2"><text:span text:style-name="Source_20_Text"><text:span text:style-name="T200">Команды</text:span></text:span><text:span text:style-name="Source_20_Text"><text:span text:style-name="T238"> </text:span></text:span><text:span text:style-name="Source_20_Text"><text:span text:style-name="T244">запуска программ.</text:span></text:span></text:h>
      <text:p text:style-name="Main_20_Text_20_1"><text:span text:style-name="T155">программа &amp;</text:span><text:span text:style-name="T156"> —</text:span><text:span text:style-name="T157"> </text:span><text:span text:style-name="T156">запуск </text:span>программы<text:span text:style-name="T156"> в фоновом режиме (</text:span><text:span text:style-name="T158">консоль остается доступной для ввода</text:span><text:span text:style-name="T156">)</text:span></text:p>
      <text:p text:style-name="Main_20_Text_20_1"><text:span text:style-name="Source_20_Text"><text:span text:style-name="T203">setsid программа</text:span></text:span><text:span text:style-name="Source_20_Text"><text:span text:style-name="T219"> — </text:span></text:span><text:span text:style-name="Source_20_Text"><text:span text:style-name="T220">запускает программу; после открытия программы консоль можно закрыть</text:span></text:span><text:span text:style-name="Source_20_Text"><text:span text:style-name="T221">.</text:span></text:span></text:p>
      <text:p text:style-name="Main_20_Text_20_1"><text:span text:style-name="Source_20_Text"><text:span text:style-name="T204">gedit my_file.txt</text:span></text:span><text:span text:style-name="Source_20_Text"><text:span text:style-name="T222"> — открытие в указанной программе указанного файла</text:span></text:span></text:p>
      <text:p text:style-name="Main_20_Text_20_1"><text:span text:style-name="Source_20_Text"><text:span text:style-name="T205">firefox</text:span></text:span><text:span text:style-name="Source_20_Text"><text:span text:style-name="T223"> </text:span></text:span><text:bookmark-start text:name="__DdeLink__2441_407146381"/><text:span text:style-name="Source_20_Text"><text:span text:style-name="T223">— </text:span></text:span><text:bookmark-end text:name="__DdeLink__2441_407146381"/><text:span text:style-name="Source_20_Text"><text:span text:style-name="T223">запуск браузера.</text:span></text:span></text:p>
      <text:p text:style-name="Main_20_Text_20_1"><text:span text:style-name="Source_20_Text"><text:span text:style-name="T205">libreoffice</text:span></text:span><text:span text:style-name="Source_20_Text"><text:span text:style-name="T223"> <text:s/>— запуск LibreOffice</text:span></text:span></text:p>
      <text:p text:style-name="P112"><text:span text:style-name="Source_20_Text"><text:span text:style-name="T205">evince </text:span></text:span><text:span text:style-name="Source_20_Text"><text:span text:style-name="T206">my_</text:span></text:span><text:span text:style-name="Source_20_Text"><text:span text:style-name="T205">file.</text:span></text:span><text:span text:style-name="Source_20_Text"><text:span text:style-name="T206">pdf </text:span></text:span><text:span text:style-name="Source_20_Text"><text:span text:style-name="T223">—</text:span></text:span><text:span text:style-name="Source_20_Text"><text:span text:style-name="T224"> запуск просмотра документов pdf</text:span></text:span></text:p>
      <text:h text:style-name="Heading_20_2" text:outline-level="2"><text:span text:style-name="Source_20_Text"><text:span text:style-name="T248">Запуск программ в отдельном X сервере.</text:span></text:span></text:h>
      <text:p text:style-name="P116"><text:span text:style-name="Source_20_Text"><text:span text:style-name="T227">Для того, чтобы запускать Х сервер без суперпользователя, в файле /etc/X11/Xwrapper.config исправить allowed_users=console на allowed_users=anybody. </text:span></text:span></text:p>
      <text:p text:style-name="P113"><text:span text:style-name="Source_20_Text"><text:span text:style-name="T227">Для запуска новых иксов в терминале: </text:span></text:span><text:span text:style-name="Source_20_Text"><text:span text:style-name="T212">xinit -- :1</text:span></text:span><text:span text:style-name="Source_20_Text"><text:span text:style-name="T227">. </text:span></text:span><text:span text:style-name="Source_20_Text"><text:span text:style-name="T229">Где «1» — номер иксов.</text:span></text:span></text:p>
      <text:p text:style-name="P114"><text:span text:style-name="Source_20_Text"><text:span text:style-name="T228">Для остановки Х сервера: </text:span></text:span><text:span text:style-name="Source_20_Text"><text:span text:style-name="T213">sudo pkill -f :1</text:span></text:span><text:span text:style-name="Source_20_Text"><text:span text:style-name="T228">, </text:span></text:span><text:span text:style-name="Source_20_Text"><text:span text:style-name="T229">где «1» — номер иксов.</text:span></text:span></text:p>
      <text:p text:style-name="P115"><text:span text:style-name="Source_20_Text"><text:span text:style-name="T230">Для перезапуска основного Х сервера набрать <text:s/></text:span></text:span><text:span text:style-name="Source_20_Text"><text:span text:style-name="T213">sudo pkill -f :</text:span></text:span><text:span text:style-name="Source_20_Text"><text:span text:style-name="T214">0</text:span></text:span><text:span text:style-name="Source_20_Text"><text:span text:style-name="T230">.</text:span></text:span></text:p>
      <text:h text:style-name="Heading_20_1" text:outline-level="1">Монтирование дисков </text:h>
      <text:h text:style-name="Heading_20_2" text:outline-level="2">Подключенные носители </text:h>
      <text:p text:style-name="Main_20_Text_20_1"><text:span text:style-name="T33">sudo fdisk -l</text:span><text:span text:style-name="T14"> </text:span><text:span text:style-name="T57">— </text:span><text:span text:style-name="T61">информация о носителях, фаловые системы</text:span></text:p>
      <text:p text:style-name="Main_20_Text_20_1"><text:span text:style-name="T43">lsblk </text:span><text:span text:style-name="T61">— структура носителей, информация о разделах их размеры</text:span></text:p>
      <text:p text:style-name="P104"><text:span text:style-name="T33">df -h</text:span><text:span text:style-name="T57"> — </text:span><text:span text:style-name="T62">информация о примонтированный носителей</text:span><text:span text:style-name="T57"> и их заполненность в Gb</text:span></text:p>
      <text:h text:style-name="P177" text:outline-level="2"><text:soft-page-break/>Монтир<text:span text:style-name="T273">ование носителей</text:span> </text:h>
      <text:p text:style-name="Main_20_Text_20_1"><text:span text:style-name="T33">sudo mount /dev/sdb</text:span><text:span text:style-name="T46">3</text:span><text:span text:style-name="T33"> /</text:span><text:span text:style-name="T45">media</text:span><text:span text:style-name="T33">/hard</text:span><text:span text:style-name="T14"> </text:span></text:p>
      <text:p text:style-name="Main_20_Text_20_1"><text:span text:style-name="T33"><text:tab/>/dev/sdb3</text:span><text:span text:style-name="T160"> — <text:s/>монтируемое устройство </text:span></text:p>
      <text:p text:style-name="Main_20_Text_20_1"><text:span text:style-name="T160"><text:tab/></text:span><text:span text:style-name="T33">/mnt/hard</text:span><text:span text:style-name="T65"> — точка</text:span><text:span text:style-name="T160"> монтирования </text:span></text:p>
      <text:p text:style-name="P84">sudo mount -t ntfs /dev/sdb1 /media/hard</text:p>
      <text:p text:style-name="P106"><text:span text:style-name="T160"><text:tab/>-t <text:s/>ключ для указания файловой си</text:span><text:span text:style-name="T175">с</text:span><text:span text:style-name="T160">темы ntfs</text:span></text:p>
      <text:p text:style-name="Main_20_Text_20_1"><text:span text:style-name="T33">sudo umount /dev/sdb</text:span><text:span text:style-name="T42">3</text:span><text:span text:style-name="T174"> — отмонтирование устройства</text:span></text:p>
      <text:p text:style-name="Main_20_Text_20_1"><text:span text:style-name="T42">sudo umount /mnt/hard</text:span><text:span text:style-name="T174"> — альтернативное отмонтирование устройства</text:span></text:p>
      <text:p text:style-name="P105"><text:span text:style-name="T42">s</text:span><text:span text:style-name="T33">udo eject /dev/sdb</text:span><text:span text:style-name="T160"> — отмонтирование устроиства (флешки)</text:span></text:p>
      <text:h text:style-name="P175" text:outline-level="2"><text:span text:style-name="T252">Монтирование</text:span> iso-образов </text:h>
      <text:p text:style-name="Main_20_Text_20_1"><text:span text:style-name="T160">Создаем папку для образа: </text:span><text:span text:style-name="T33">sudo mkdir /media/iso1/ </text:span></text:p>
      <text:p text:style-name="Main_20_Text_20_1"><text:span text:style-name="T160">Переходим в каталог, где содержиться наш образ, и выполняем команду подключения образа: </text:span><text:span text:style-name="T33">sudo mount -o loop -t iso9660 </text:span><text:span text:style-name="T44">file</text:span><text:span text:style-name="T33">.iso /media/iso</text:span></text:p>
      <text:p text:style-name="Main_20_Text_20_1"><text:span text:style-name="T14">-t</text:span><text:span text:style-name="T160"> — ключ указывает, </text:span><text:span text:style-name="T161">ч</text:span><text:span text:style-name="T160">то исп. файловая система iso9660 </text:span></text:p>
      <text:p text:style-name="Main_20_Text_20_1"><text:span text:style-name="T14">-o loop — </text:span><text:span text:style-name="T160">параметр, который указывает, что используется файл .iso </text:span></text:p>
      <text:p text:style-name="Main_20_Text_20_1"><text:span text:style-name="T64">Размонтирование образа</text:span><text:span text:style-name="T263"> </text:span><text:span text:style-name="T264">- </text:span><text:span text:style-name="T18">s</text:span><text:span text:style-name="T33">udo umount /media/iso1/</text:span></text:p>
      <text:h text:style-name="P180" text:outline-level="2">Монтирование android.</text:h>
      <text:p text:style-name="Main_20_Text_20_1">Установим Go-mtpfs из PPA:</text:p>
      <text:p text:style-name="P81">sudo add-apt-repository ppa:webupd8team/unstable</text:p>
      <text:p text:style-name="P81">sudo apt-get update</text:p>
      <text:p text:style-name="P81">sudo apt-get install go-mtpfs</text:p>
      <text:p text:style-name="Main_20_Text_20_1"><text:span text:style-name="T254">У</text:span><text:span text:style-name="T253">становим дополнение для unity</text:span></text:p>
      <text:p text:style-name="P81">sudo apt-get install go-mtpfs-unity</text:p>
      <text:p text:style-name="Main_20_Text_20_1">Для монитрования раздела вручную следует использовать команду:</text:p>
      <text:p text:style-name="P81">go-mtpfs /media/MyAndroid</text:p>
      <text:p text:style-name="Main_20_Text_20_1">Для отмонтирования:</text:p>
      <text:p text:style-name="P81">fusermount -u /media/MyAndroid</text:p>
      <text:h text:style-name="P166" text:outline-level="1">Создание iso-образа диска.</text:h>
      <text:p text:style-name="Main_20_Text_20_1"><text:span text:style-name="T3">genisoimage -V </text:span><text:span text:style-name="T4">Dra</text:span><text:span text:style-name="T5">g</text:span><text:span text:style-name="T4">onA</text:span><text:span text:style-name="T5">g</text:span><text:span text:style-name="T4">e</text:span><text:span text:style-name="T3"> <text:s/>-R -o ~/</text:span><text:span text:style-name="T4">DragonA</text:span><text:span text:style-name="T6">ge</text:span><text:span text:style-name="T3">.iso /media/</text:span><text:span text:style-name="T4">gedonist/DragonAge</text:span></text:p>
      <text:p text:style-name="Main_20_Text_20_1"><text:span text:style-name="T184"><text:s text:c="4"/></text:span><text:span text:style-name="T160">где: <text:tab/></text:span></text:p>
      <text:p text:style-name="Main_20_Text_20_1"><text:span text:style-name="T14"><text:tab/>-V DIV2DKS</text:span><text:span text:style-name="T160"> - это метка будущего образа </text:span></text:p>
      <text:p text:style-name="Main_20_Text_20_1"><text:span text:style-name="T149"><text:tab/>-R - c расширениями </text:span><text:span text:style-name="Strong_20_Emphasis"><text:span text:style-name="T149">Rock Ridge</text:span></text:span><text:span text:style-name="T149">. Предназначены для *NIX-семейства </text:span><text:soft-page-break/><text:span text:style-name="T149">(права доступа пользователей) </text:span></text:p>
      <text:p text:style-name="Main_20_Text_20_1"><text:span text:style-name="T149"><text:tab/>-J - c расширениями </text:span><text:span text:style-name="Strong_20_Emphasis"><text:span text:style-name="T149">Joliet</text:span></text:span><text:span text:style-name="T149">. В основном, предназначены для Windows-семейства (unicode-имена файлов и директорий, длина одного компонента пути может быть до 64 unicode-символов) </text:span></text:p>
      <text:p text:style-name="Main_20_Text_20_1"><text:span text:style-name="T160"><text:tab/></text:span><text:span text:style-name="T14">-o ~/DIV2DKS .iso</text:span><text:span text:style-name="T160"> - указываем куда поместить ISO-образ </text:span></text:p>
      <text:p text:style-name="Main_20_Text_20_1"><text:span text:style-name="T2"><text:tab/></text:span><text:span text:style-name="T7">/media/OBLIVION_GOTY</text:span><text:span text:style-name="T2"> - это источник (если Вам нужно завиртуалить диск, то этот диск должен быть примонтирован в системе) </text:span></text:p>
      <text:h text:style-name="P165" text:outline-level="1">Программы и пакеты.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unrar-free ; rar ; pax ; p7zip-full</text:p>
          </table:table-cell>
          <table:table-cell table:style-name="Таблица1.A1" office:value-type="string">
            <text:p text:style-name="P19">программы упаковки-сжатия</text:p>
          </table:table-cell>
        </table:table-row>
        <table:table-row table:style-name="Таблица1.2">
          <table:table-cell table:style-name="Таблица1.A2" office:value-type="string">
            <text:p text:style-name="P13">manpages-ru</text:p>
          </table:table-cell>
          <table:table-cell table:style-name="Таблица1.B2" office:value-type="string">
            <text:p text:style-name="P13">справочные страницы для man на русском</text:p>
          </table:table-cell>
        </table:table-row>
        <table:table-row table:style-name="Таблица1.3">
          <table:table-cell table:style-name="Таблица1.A3" office:value-type="string">
            <text:p text:style-name="P13">g++</text:p>
          </table:table-cell>
          <table:table-cell table:style-name="Таблица1.B3" office:value-type="string">
            <text:p text:style-name="P13">компилятор Си++</text:p>
          </table:table-cell>
        </table:table-row>
        <table:table-row table:style-name="Таблица1.4">
          <table:table-cell table:style-name="Таблица1.A3" office:value-type="string">
            <text:p text:style-name="P13"><text:bookmark-start text:name="__DdeLink__2214_1960490366"/><text:bookmark-start text:name="__DdeLink__2212_1960490366"/>kate<text:bookmark-end text:name="__DdeLink__2214_1960490366"/><text:bookmark-end text:name="__DdeLink__2212_1960490366"/> ; kwrite</text:p>
          </table:table-cell>
          <table:table-cell table:style-name="Таблица1.B3" office:value-type="string">
            <text:p text:style-name="P13">текстовые редакторы для программистов (в системе уже стоит gedit, это как варианты на выбор)</text:p>
          </table:table-cell>
        </table:table-row>
        <table:table-row table:style-name="Таблица1.5">
          <table:table-cell table:style-name="Таблица1.A3" office:value-type="string">
            <text:p text:style-name="P13"><text:bookmark text:name="__DdeLink__770_508905672"/>kinfocenter</text:p>
          </table:table-cell>
          <table:table-cell table:style-name="Таблица1.B3" office:value-type="string">
            <text:p text:style-name="P13">программа с подробной информацией о системе и оборудовании</text:p>
          </table:table-cell>
        </table:table-row>
        <table:table-row table:style-name="Таблица1.6">
          <table:table-cell table:style-name="Таблица1.A3" office:value-type="string">
            <text:p text:style-name="P13"><text:bookmark text:name="__DdeLink__1308_222611450"/>libc6-dev-i386</text:p>
          </table:table-cell>
          <table:table-cell table:style-name="Таблица1.B3" office:value-type="string">
            <text:p text:style-name="P41"><text:span text:style-name="Strong_20_Emphasis"><text:span text:style-name="T142">(!64 бита!)</text:span></text:span><text:span text:style-name="T142"> 32-разрядная стандартная библиотека языка Си</text:span></text:p>
          </table:table-cell>
        </table:table-row>
        <table:table-row table:style-name="Таблица1.7">
          <table:table-cell table:style-name="Таблица1.A3" office:value-type="string">
            <text:p text:style-name="P40"><text:span text:style-name="T102">kchmviewer, </text:span><text:span text:style-name="T74">chmsee</text:span></text:p>
            <text:p text:style-name="P20"><text:bookmark-start text:name="__DdeLink__2093_858997008"/>Okular<text:bookmark-end text:name="__DdeLink__2093_858997008"/></text:p>
          </table:table-cell>
          <table:table-cell table:style-name="Таблица1.B3" office:value-type="string">
            <text:p text:style-name="P13">просмотр CHM-документов <text:span text:style-name="T197">(все есть в Центре приложений)</text:span></text:p>
          </table:table-cell>
        </table:table-row>
        <table:table-row table:style-name="Таблица1.8">
          <table:table-cell table:style-name="Таблица1.A3" office:value-type="string">
            <text:p text:style-name="P13">gnome-mplayer</text:p>
          </table:table-cell>
          <table:table-cell table:style-name="Таблица1.B3" office:value-type="string">
            <text:p text:style-name="P13">хороший проигрыватель, тянет много кодеков, понимает даже двоичные кодеки Windows (DLL)</text:p>
          </table:table-cell>
        </table:table-row>
        <table:table-row table:style-name="Таблица1.9">
          <table:table-cell table:style-name="Таблица1.A3" office:value-type="string">
            <text:p text:style-name="P13">cairo-dock</text:p>
          </table:table-cell>
          <table:table-cell table:style-name="Таблица1.B3" office:value-type="string">
            <text:p text:style-name="P13">одна из альтернативных панелей для рабочего стола</text:p>
          </table:table-cell>
        </table:table-row>
        <table:table-row table:style-name="Таблица1.10">
          <table:table-cell table:style-name="Таблица1.A3" office:value-type="string">
            <text:p text:style-name="P17">synaptic</text:p>
          </table:table-cell>
          <table:table-cell table:style-name="Таблица1.B3" office:value-type="string">
            <text:p text:style-name="P13">Программа установки приложений</text:p>
          </table:table-cell>
        </table:table-row>
        <table:table-row table:style-name="Таблица1.11">
          <table:table-cell table:style-name="Таблица1.A3" office:value-type="string">
            <text:p text:style-name="P13">gedit</text:p>
          </table:table-cell>
          <table:table-cell table:style-name="Таблица1.B3" office:value-type="string">
            <text:p text:style-name="P13">Текстовый редактор по умолчанию</text:p>
          </table:table-cell>
        </table:table-row>
        <table:table-row table:style-name="Таблица1.12">
          <table:table-cell table:style-name="Таблица1.A3" office:value-type="string">
            <text:p text:style-name="P13">nautilus</text:p>
          </table:table-cell>
          <table:table-cell table:style-name="Таблица1.B3" office:value-type="string">
            <text:p text:style-name="P13">Файловый менеджер</text:p>
            <text:p text:style-name="P56"><text:span text:style-name="T8">gksudo nautilus </text:span><text:span text:style-name="T49">— запуск с правами администратора</text:span></text:p>
          </table:table-cell>
        </table:table-row>
        <table:table-row table:style-name="Таблица1.13">
          <table:table-cell table:style-name="Таблица1.A3" office:value-type="string">
            <text:p text:style-name="P13">firefox</text:p>
          </table:table-cell>
          <table:table-cell table:style-name="Таблица1.B3" office:value-type="string">
            <text:p text:style-name="P30">Браузер по умолчанию</text:p>
            <text:p text:style-name="P35"><text:a xlink:type="simple" xlink:href="https://addons.mozilla.org/ru/firefox/addon/flashgot/"><text:span text:style-name="T210">https://addons.mozilla.org/ru/firefox/addon/flashgot/</text:span></text:a><text:span text:style-name="T210"> </text:span><text:span text:style-name="T235"><text:s text:c="2"/>- </text:span><text:span text:style-name="T237">плагин </text:span><text:span text:style-name="T211">flashgot </text:span></text:p>
            <text:p text:style-name="P36"><text:a xlink:type="simple" xlink:href="https://addons.mozilla.org/ru/firefox/addon/online-translator-toolbar/"><text:span text:style-name="T236">https://addons.mozilla.org/ru/firefox/addon/online-translator-toolbar/</text:span></text:a><text:span text:style-name="T236"> <text:s/>- плагин для перевода</text:span></text:p>
          </table:table-cell>
        </table:table-row>
        <text:soft-page-break/>
        <table:table-row table:style-name="Таблица1.13">
          <table:table-cell table:style-name="Таблица1.A3" office:value-type="string">
            <text:p text:style-name="P8">Thunderbird</text:p>
          </table:table-cell>
          <table:table-cell table:style-name="Таблица1.B3" office:value-type="string">
            <text:p text:style-name="P21">Почтовый клиент от Mozilla </text:p>
          </table:table-cell>
        </table:table-row>
        <table:table-row table:style-name="Таблица1.13">
          <table:table-cell table:style-name="Таблица1.A3" office:value-type="string">
            <text:p text:style-name="P9">conky</text:p>
          </table:table-cell>
          <table:table-cell table:style-name="Таблица1.B3" office:value-type="string">
            <text:p text:style-name="P31"><text:span text:style-name="T185">Системный монитор. Установка: </text:span><text:span text:style-name="T17">sudo apt-get install conky conky-all</text:span></text:p>
            <text:p text:style-name="P33">Стандартный конфиг conky: </text:p>
            <text:p text:style-name="P16">/etc/conky/conky.conf</text:p>
            <text:p text:style-name="P32"><text:span text:style-name="T185">Конфиг</text:span><text:span text:style-name="T10"> conky называется .conkyrc </text:span><text:span text:style-name="T185">и должен лежать в домашней директории пользователя.</text:span></text:p>
            <text:p text:style-name="P16">cat /etc/conky/conky.conf &gt; ~/.conkyrc</text:p>
          </table:table-cell>
        </table:table-row>
        <table:table-row table:style-name="Таблица1.13">
          <table:table-cell table:style-name="Таблица1.A3" office:value-type="string">
            <text:p text:style-name="P10">LibreCAD</text:p>
          </table:table-cell>
          <table:table-cell table:style-name="Таблица1.B3" office:value-type="string">
            <text:p text:style-name="P22">Программа 2D черчения</text:p>
            <text:p text:style-name="P31">sudo add-apt-repository ppa:librecad-dev/librecad-stable<text:line-break/>sudo apt-get update<text:line-break/>sudo apt-get install librecad</text:p>
          </table:table-cell>
        </table:table-row>
        <table:table-row table:style-name="Таблица1.13">
          <table:table-cell table:style-name="Таблица1.A3" office:value-type="string">
            <text:p text:style-name="P11">pinta</text:p>
          </table:table-cell>
          <table:table-cell table:style-name="Таблица1.B3" office:value-type="string">
            <text:p text:style-name="P23">Аналог paint.NET для windows</text:p>
          </table:table-cell>
        </table:table-row>
        <table:table-row table:style-name="Таблица1.13">
          <table:table-cell table:style-name="Таблица1.A3" office:value-type="string">
            <text:p text:style-name="P12">GParted</text:p>
          </table:table-cell>
          <table:table-cell table:style-name="Таблица1.B3" office:value-type="string">
            <text:p text:style-name="P24">Редактор разделов. Ставится из Центра приложений</text:p>
          </table:table-cell>
        </table:table-row>
        <table:table-row table:style-name="Таблица1.13">
          <table:table-cell table:style-name="Таблица1.A3" office:value-type="string">
            <text:p text:style-name="P76">p7zip-full</text:p>
          </table:table-cell>
          <table:table-cell table:style-name="Таблица1.B3" office:value-type="string">
            <text:p text:style-name="P25">Архиватор 7zip</text:p>
            <text:p text:style-name="P27">Устанавка:</text:p>
            <text:p text:style-name="P27">sudo apt-get install <text:span text:style-name="T255">p7zip-full</text:span></text:p>
          </table:table-cell>
        </table:table-row>
        <table:table-row table:style-name="Таблица1.13">
          <table:table-cell table:style-name="Таблица1.A3" office:value-type="string">
            <text:p text:style-name="P2"><text:span text:style-name="Source_20_Text"><text:span text:style-name="T256">p7zip-rar</text:span></text:span></text:p>
          </table:table-cell>
          <table:table-cell table:style-name="Таблица1.B3" office:value-type="string">
            <text:p text:style-name="P37">Архиватор .rar</text:p>
            <text:p text:style-name="P27">Устанавка:</text:p>
            <text:p text:style-name="P27">sudo apt-get install <text:span text:style-name="T255">p7zip-</text:span><text:span text:style-name="T257">rar</text:span></text:p>
          </table:table-cell>
        </table:table-row>
        <table:table-row table:style-name="Таблица1.13">
          <table:table-cell table:style-name="Таблица1.A3" office:value-type="string">
            <text:p text:style-name="P42">mc</text:p>
          </table:table-cell>
          <table:table-cell table:style-name="Таблица1.B3" office:value-type="string">
            <text:p text:style-name="P26">Midnight Commander</text:p>
            <text:p text:style-name="P26">Устанавка:</text:p>
            <text:p text:style-name="P26">sudo apt-get install mc</text:p>
          </table:table-cell>
        </table:table-row>
        <table:table-row table:style-name="Таблица1.13">
          <table:table-cell table:style-name="Таблица1.A3" office:value-type="string">
            <text:p text:style-name="P43">odt2txt</text:p>
          </table:table-cell>
          <table:table-cell table:style-name="Таблица1.B3" office:value-type="string">
            <text:p text:style-name="P28">Просмотр .odt в консоли. <text:span text:style-name="T258">Запускается также в интерфейсе </text:span><text:s/>mc. <text:span text:style-name="T258">Для просмотра в </text:span>консоли: odt2txt file.odt</text:p>
          </table:table-cell>
        </table:table-row>
        <table:table-row table:style-name="Таблица1.13">
          <table:table-cell table:style-name="Таблица1.A3" office:value-type="string">
            <text:p text:style-name="P44">ia32-libs</text:p>
          </table:table-cell>
          <table:table-cell table:style-name="Таблица1.B3" office:value-type="string">
            <text:p text:style-name="P57">sudo apt-get install ia32-libs</text:p>
            <text:p text:style-name="P29">пакет библиотек совместимости для решения проблем в несоответствии архитектуры установленной копии linux (х64 - 64bit) и запускаемой программы (i386 - 32bit)</text:p>
          </table:table-cell>
        </table:table-row>
        <table:table-row table:style-name="Таблица1.13">
          <table:table-cell table:style-name="Таблица1.A3" office:value-type="string">
            <text:p text:style-name="P45">Eye of GNOME</text:p>
          </table:table-cell>
          <table:table-cell table:style-name="Таблица1.B3" office:value-type="string">
            <text:p text:style-name="P58">Стандартная программа просмотра изображений. Работает «из коробки». Запуск из терминала:</text:p>
            <text:p text:style-name="P59">eog file.jpg</text:p>
          </table:table-cell>
        </table:table-row>
        <text:soft-page-break/>
        <table:table-row table:style-name="Таблица1.13">
          <table:table-cell table:style-name="Таблица1.A3" office:value-type="string">
            <text:p text:style-name="P46">Compizconfig (CCSM)</text:p>
          </table:table-cell>
          <table:table-cell table:style-name="Таблица1.B3" office:value-type="string">
            <text:p text:style-name="P60">Настройка компиза (необходимо для нормальной настройки рабочего стола)</text:p>
            <text:p text:style-name="P64">sudo apt-get install compizconfig-settings-manager compiz-plugins-extra</text:p>
            <text:p text:style-name="P62">В модуле Ubuntu Unity Plugin отключить key to show HUD (или переназначить, не Alt!) <text:span text:style-name="T266">Иначе не будет работать Alt+PrtSc</text:span></text:p>
            <text:p text:style-name="P63">Во вкладке «управление окнами» включить Grid для работы клавиш Ctrl+A<text:span text:style-name="T270">l</text:span>t+Num1,2.. для позиционирования окон.</text:p>
            <text:p text:style-name="P63">Во вкладке «управление окнами» включить Изменение размеров окна.</text:p>
          </table:table-cell>
        </table:table-row>
        <table:table-row table:style-name="Таблица1.13">
          <table:table-cell table:style-name="Таблица1.A3" office:value-type="string">
            <text:p text:style-name="P47">Adobe Flash Player</text:p>
          </table:table-cell>
          <table:table-cell table:style-name="Таблица1.B3" office:value-type="string">
            <text:p text:style-name="P64">sudo apt-get install flashplugin-installer</text:p>
          </table:table-cell>
        </table:table-row>
        <table:table-row table:style-name="Таблица1.13">
          <table:table-cell table:style-name="Таблица1.A3" office:value-type="string">
            <text:p text:style-name="P48">nano</text:p>
          </table:table-cell>
          <table:table-cell table:style-name="Таблица1.B3" office:value-type="string">
            <text:p text:style-name="P61">Консольный текстовый редактор. Чтобы работала отмена <text:span text:style-name="T269">действий</text:span> запускать с ключем -u</text:p>
            <text:p text:style-name="P65">nano -u my_file.txt</text:p>
          </table:table-cell>
        </table:table-row>
        <table:table-row table:style-name="Таблица1.13">
          <table:table-cell table:style-name="Таблица1.A3" office:value-type="string">
            <text:p text:style-name="P49">mesa-ulits</text:p>
          </table:table-cell>
          <table:table-cell table:style-name="Таблица1.B3" office:value-type="string">
            <text:p text:style-name="Main_20_Text_20_1"><text:span text:style-name="T275">П</text:span>акет, <text:span text:style-name="T275">включающий</text:span> различные утилиты для проверки работоспособности открытых драйверов для видеокарт, развиваемых в рамках проекта <text:span text:style-name="T276">Mesa.</text:span></text:p>
            <text:p text:style-name="Main_20_Text_20_1">sudo apt-get install mesa-utils</text:p>
            <text:p text:style-name="Main_20_Text_20_1"><text:bookmark text:name="glxdemo"/>glxdemo - <text:span text:style-name="T274">п</text:span>росмотр цветного квадрата для проверки Resize event и Redraw event. </text:p>
            <text:p text:style-name="Main_20_Text_20_1"><text:bookmark text:name="glxgears"/>glxgears - <text:span text:style-name="T274">п</text:span>росмотр вращающихся шестерёнок с выводом <text:span text:style-name="T274">fps,</text:span> даёт условную производительности 3D ускорения. </text:p>
            <text:p text:style-name="Main_20_Text_20_1"><text:bookmark text:name="glxheads"/>glxheads <text:s/>- <text:span text:style-name="T274">п</text:span>росмотр вращающегося треугольника с выводом информации об окне, дисплее и <text:span text:style-name="T274">драйвере</text:span> </text:p>
            <text:p text:style-name="Main_20_Text_20_1"><text:bookmark text:name="glxinfo"/>glxinfo - <text:span text:style-name="T274">п</text:span>олучение широкой информации о поддержки <text:span text:style-name="Emphasis">direct rendering</text:span>, <text:span text:style-name="Emphasis">glx extensions</text:span>.</text:p>
            <text:p text:style-name="Main_20_Text_20_1">glxinfo | grep render - получение информации о поддержке OpenGL renderer </text:p>
          </table:table-cell>
        </table:table-row>
        <table:table-row table:style-name="Таблица1.13">
          <table:table-cell table:style-name="Таблица1.A3" office:value-type="string">
            <text:p text:style-name="P50">Nvidia-setting</text:p>
          </table:table-cell>
          <table:table-cell table:style-name="Таблица1.B3" office:value-type="string">
            <text:p text:style-name="P111">Пропиетарный драйвер nvidia. Ставится при установке bomblebee. Подробнее по ссылке: <text:a xlink:type="simple" xlink:href="https://wiki.ubuntu.com/Bumblebee">https://wiki.ubuntu.com/Bumblebee</text:a></text:p>
            <text:p text:style-name="P67"><text:span text:style-name="T279">Для запуска графического интерфейса в набрать </text:span><text:soft-page-break/><text:span text:style-name="T279">терминале: </text:span><text:span text:style-name="Teletype"><text:span text:style-name="T243">optirun -b none nvidia-settings -c :8</text:span></text:span></text:p>
            <text:p text:style-name="P140">Часто обновляемая русскоязычная инструкция по установке пропиетарных драйверов <text:a xlink:type="simple" xlink:href="http://help.ubuntu.ru/wiki/bumblebee">http://help.ubuntu.ru/wiki/bumblebee</text:a> </text:p>
            <text:p text:style-name="P141">Для перезагрузки демона пользоваться командой:</text:p>
            <text:p text:style-name="Main_20_Text_20_1"><text:span text:style-name="Teletype"><text:span text:style-name="T245">sudo service bumblebeed restart</text:span></text:span></text:p>
            <text:p text:style-name="P142"><text:span text:style-name="Teletype"><text:span text:style-name="T239">Проверить работу видеокарты:</text:span></text:span></text:p>
            <text:p text:style-name="P142"><text:span text:style-name="Teletype"><text:span text:style-name="T246">optirun --status</text:span></text:span></text:p>
            <text:p text:style-name="P142"><text:span text:style-name="Teletype"><text:span text:style-name="T239">Вывод должен быть таким:</text:span></text:span></text:p>
            <text:p text:style-name="P142"><text:span text:style-name="Teletype"><text:span text:style-name="T246">Bumblebee status: Ready (3.2.1). X inactive. Discrete video card is off.</text:span></text:span></text:p>
            <text:p text:style-name="P143"><text:span text:style-name="Teletype"><text:span text:style-name="T240">Проверим, используется ли дискретная видеокарта:</text:span></text:span></text:p>
            <text:p text:style-name="P143"><text:span text:style-name="Teletype"><text:span text:style-name="T247">cat /proc/acpi/bbswitch</text:span></text:span></text:p>
            <text:p text:style-name="P143"><text:span text:style-name="Teletype"><text:span text:style-name="T240">Если не используется, то вывод такой:</text:span></text:span></text:p>
            <text:p text:style-name="P143"><text:span text:style-name="Teletype"><text:span text:style-name="T247">0000:01:00.0 OFF</text:span></text:span></text:p>
            <text:p text:style-name="P142"><text:span text:style-name="Teletype"><text:span text:style-name="T239">Проблемы могут быть вызываны драйвером nouveau. Его надо занести в blacklist:</text:span></text:span></text:p>
            <text:p text:style-name="Main_20_Text_20_1"><text:span text:style-name="Teletype"><text:span text:style-name="Source_20_Text"><text:span text:style-name="T246">e</text:span></text:span></text:span><text:span text:style-name="Teletype"><text:span text:style-name="Source_20_Text"><text:span text:style-name="T215">cho "blacklist nouveau" | sudo tee -a /etc/modprobe.d/blacklist-nouveau.conf</text:span></text:span></text:span></text:p>
            <text:p text:style-name="P142"><text:span text:style-name="Teletype"><text:span text:style-name="T231">и перезагрузиться (а может быть просто перезапустить демон</text:span></text:span><text:span text:style-name="Teletype"><text:span text:style-name="T232">а</text:span></text:span><text:span text:style-name="Teletype"><text:span text:style-name="T231">?)</text:span></text:span></text:p>
            <text:p text:style-name="P144"><text:span text:style-name="Teletype"><text:span text:style-name="T233">Если ошибки продо</text:span></text:span><text:span text:style-name="Teletype"><text:span text:style-name="T234">л</text:span></text:span><text:span text:style-name="Teletype"><text:span text:style-name="T233">жаются, можно просто перезапустить демон.</text:span></text:span></text:p>
          </table:table-cell>
        </table:table-row>
        <table:table-row table:style-name="Таблица1.13">
          <table:table-cell table:style-name="Таблица1.A3" office:value-type="string">
            <text:p text:style-name="P51">GIMP</text:p>
          </table:table-cell>
          <table:table-cell table:style-name="Таблица1.B3" office:value-type="string">
            <text:p text:style-name="P145">Хороший графический редактор. Делает анимацию.</text:p>
            <text:p text:style-name="P147">Для редактирования dds-файлов <text:span text:style-name="T289">(DirectDraw Surface):</text:span></text:p>
            <text:p text:style-name="P147">sudo apt-get install gimp-dds</text:p>
          </table:table-cell>
        </table:table-row>
        <table:table-row table:style-name="Таблица1.13">
          <table:table-cell table:style-name="Таблица1.A3" office:value-type="string">
            <text:p text:style-name="P51">AVIDemux</text:p>
          </table:table-cell>
          <table:table-cell table:style-name="Таблица1.B3" office:value-type="string">
            <text:p text:style-name="P145">Программа для нарезки видео.</text:p>
            <text:p text:style-name="P145">sudo apt-get install avidemux</text:p>
          </table:table-cell>
        </table:table-row>
        <table:table-row table:style-name="Таблица1.13">
          <table:table-cell table:style-name="Таблица1.A3" office:value-type="string">
            <text:p text:style-name="P52">Dragon player</text:p>
          </table:table-cell>
          <table:table-cell table:style-name="Таблица1.B3" office:value-type="string">
            <text:p text:style-name="P148">Медиаплеер, поставляемый с KDE. Необходимо установить кодеки и расширенный пакет шрифтов:</text:p>
            <text:p text:style-name="P148">sudo apt-get install kubuntu-restricted-extras</text:p>
          </table:table-cell>
        </table:table-row>
        <text:soft-page-break/>
        <table:table-row table:style-name="Таблица1.13">
          <table:table-cell table:style-name="Таблица1.A3" office:value-type="string">
            <text:p text:style-name="P54">SMplayer</text:p>
          </table:table-cell>
          <table:table-cell table:style-name="Таблица1.B3" office:value-type="string">
            <text:p text:style-name="P150">Медиаплеер.</text:p>
            <text:p text:style-name="P150">Кодировка субтитров: </text:p>
            <text:p text:style-name="P150">Настройки → Настройки → Субтитры → Субтитры </text:p>
            <text:p text:style-name="P150">Кодировка субтитров по умолчанию: UTF-8 (UTF-8)</text:p>
            <text:p text:style-name="P150">Автоматически определить для языка: Русский (ru)</text:p>
            <text:p text:style-name="P150"/>
          </table:table-cell>
        </table:table-row>
        <table:table-row table:style-name="Таблица1.13">
          <table:table-cell table:style-name="Таблица1.A3" office:value-type="string">
            <text:p text:style-name="P53">iconv</text:p>
          </table:table-cell>
          <table:table-cell table:style-name="Таблица1.B3" office:value-type="string">
            <text:p text:style-name="P149">Программа для перекодировки текста. Есть в дистрибутиве. Набрать в терминале:</text:p>
            <text:p text:style-name="P149">iconv -f cp1251 -t utf8 /Video/somefile.srt -o /Video/subtitles.srt</text:p>
            <text:p text:style-name="P151"><text:span text:style-name="T292">Ключ</text:span> "f" задает исходную кодировку в которой файл находится сейчас, </text:p>
            <text:p text:style-name="P151">ключ "t" указывает целевую кодировку, </text:p>
            <text:p text:style-name="P151">ключ "o" задает путь для сохранения перекодированного файла.</text:p>
          </table:table-cell>
        </table:table-row>
        <table:table-row table:style-name="Таблица1.13">
          <table:table-cell table:style-name="Таблица1.A3" office:value-type="string">
            <text:p text:style-name="P55">SimpleScreenRecorder</text:p>
          </table:table-cell>
          <table:table-cell table:style-name="Таблица1.B3" office:value-type="string">
            <text:p text:style-name="P152">Программа для записи видео</text:p>
            <text:p text:style-name="P152">Собственно установка через консоль:</text:p>
            <text:p text:style-name="P152">sudo add-apt-repository ppa:maarten-baert/simplescreenrecorder</text:p>
            <text:p text:style-name="P152">sudo apt-get update</text:p>
            <text:p text:style-name="P152">sudo apt-get install simplescreenrecorder</text:p>
            <text:p text:style-name="P152">sudo apt-get install simplescreenrecorder-lib:i386 (для 64 бита)</text:p>
          </table:table-cell>
        </table:table-row>
      </table:table>
      <text:h text:style-name="P173" text:outline-level="1">Информания об ошибках в Ubuntu 13.10</text:h>
      <text:p text:style-name="P94">sudo gedit /etc/default/apport</text:p>
      <text:p text:style-name="Main_20_Text_20_1">Исправить enabled=1 на enabled=0</text:p>
      <text:p text:style-name="Main_20_Text_20_1"><text:span text:style-name="T153">После этого в терминале </text:span><text:span text:style-name="T21">sudo restart apport</text:span></text:p>
      <text:h text:style-name="P168" text:outline-level="1">Скорость ин<text:span text:style-name="T267">т</text:span>ернета</text:h>
      <text:p text:style-name="Main_20_Text_20_1"><text:span text:style-name="T47">sudo apt-get install python-pip</text:span><text:span text:style-name="T192"> — </text:span><text:span text:style-name="T189">инструмент для установки и управления пакетами Python</text:span></text:p>
      <text:p text:style-name="Main_20_Text_20_1"><text:soft-page-break/><text:span text:style-name="T47">sudo pip install speedtest-cli</text:span><text:span text:style-name="T71"> </text:span><text:span text:style-name="T192">— </text:span><text:span text:style-name="T193">установка пакета </text:span></text:p>
      <text:p text:style-name="Main_20_Text_20_1"><text:span text:style-name="T21">speedtest</text:span><text:span text:style-name="T189"> — </text:span><text:span text:style-name="T191">набрать в терминале для теста скорости</text:span></text:p>
      <text:h text:style-name="P164" text:outline-level="1">Вся информация о железе.</text:h>
      <text:h text:style-name="P180" text:outline-level="2">Версии П<text:span text:style-name="T259">О и ОС</text:span>: </text:h>
      <text:p text:style-name="Main_20_Text_20_1"><text:span text:style-name="T3">cat /etc/issue</text:span><text:span text:style-name="T2"> - дистрибутив и версия </text:span></text:p>
      <text:p text:style-name="Main_20_Text_20_1"><text:span text:style-name="T33">apt-cache showpkg packagename</text:span><text:span text:style-name="T67"> </text:span><text:span text:style-name="T160">- версия packagename и зависимости </text:span></text:p>
      <text:p text:style-name="Main_20_Text_20_1"><text:span text:style-name="T33">uname -r</text:span><text:span text:style-name="T160"> - версия ядра Linux </text:span></text:p>
      <text:p text:style-name="Main_20_Text_20_1"><text:span text:style-name="T33">uname -a</text:span><text:span text:style-name="T160"> - полная информация о ядре</text:span></text:p>
      <text:p text:style-name="Main_20_Text_20_1"><text:span text:style-name="T36">dpkg -l|grep linux-image</text:span><text:span text:style-name="T163"> — установленные ядра</text:span></text:p>
      <text:p text:style-name="Main_20_Text_20_1"><text:span text:style-name="T37">sudo apt-get purge linux-image-extra-3.8.0-31-generic</text:span><text:span text:style-name="T164"> - </text:span><text:span text:style-name="T165">окончательное </text:span><text:span text:style-name="T164">удаление ядра</text:span></text:p>
      <text:h text:style-name="P177" text:outline-level="2">Процессор: </text:h>
      <text:p text:style-name="P80"><text:span text:style-name="T33">cat /proc/cpuinfo</text:span><text:span text:style-name="T160"> - все процессоры, частоты, флаги и многое другое </text:span></text:p>
      <text:p text:style-name="P80"><text:span text:style-name="T33">cat /proc/loadavg</text:span><text:span text:style-name="T160"> - средняя загрузка процессора за последние 1, 5, и 15 минут </text:span></text:p>
      <text:p text:style-name="Main_20_Text_20_1"><text:span text:style-name="T41">t</text:span><text:span text:style-name="T33">op</text:span><text:span text:style-name="T160"> - при нажатии на клавишу C все процессы будут отсортированы по использованию CPU </text:span></text:p>
      <text:h text:style-name="P177" text:outline-level="2">Оперативная память: </text:h>
      <text:p text:style-name="Main_20_Text_20_1"><text:span text:style-name="T33">cat /proc/meminfo</text:span><text:span text:style-name="T160"> - количество RAM и swap, а так же сколько и чем расходуется </text:span></text:p>
      <text:p text:style-name="P86"><text:span text:style-name="T33">free -m</text:span><text:span text:style-name="T160"> - полный объем, использованный объем и объем свободной памяти в Mb </text:span></text:p>
      <text:p text:style-name="P86"><text:span text:style-name="T33">top</text:span><text:span text:style-name="T160"> - при нажатии на клавишу M все процессы будут отсортированы по использованию оперативной памяти </text:span></text:p>
      <text:h text:style-name="P180" text:outline-level="2">Видеокарта: </text:h>
      <text:p text:style-name="Main_20_Text_20_1"><text:span text:style-name="T33">glxinfo</text:span><text:span text:style-name="T160"> - информация OpenGL, Xserver и вашей видеокарте </text:span></text:p>
      <text:p text:style-name="Main_20_Text_20_1"><text:span text:style-name="T33">glxinfo | grep direct</text:span><text:span text:style-name="T160"> - проверка поддержки "direct 3D rendering"</text:span></text:p>
      <text:p text:style-name="Main_20_Text_20_1"><text:span text:style-name="T86">lspci -vnn | grep '\''[030[02]\]'</text:span><text:span text:style-name="T92"> </text:span><text:span text:style-name="T93">- есть ли NVIDIA OPTIMUS</text:span></text:p>
      <text:p text:style-name="Main_20_Text_20_1"><text:span text:style-name="T33">glxinfo | grep vendor</text:span><text:span text:style-name="T160"> - производитель видеокарты </text:span></text:p>
      <text:p text:style-name="Main_20_Text_20_1"><text:span text:style-name="T33">lspci | grep VGA</text:span><text:span text:style-name="T160"> - модель видеокарты </text:span></text:p>
      <text:p text:style-name="Main_20_Text_20_1"><text:span text:style-name="T87">glxspheres</text:span><text:bookmark text:name="__DdeLink__427_38503403"/><text:span text:style-name="T98"> - 3D тест, печатает fps в терминале </text:span></text:p>
      <text:p text:style-name="Main_20_Text_20_1"><text:span text:style-name="T86">optirun</text:span><text:span text:style-name="T77"> </text:span><text:span text:style-name="T81">glxs</text:span><text:span text:style-name="T82">gears</text:span><text:span text:style-name="T94"> — </text:span><text:span text:style-name="T95">3D тест </text:span><text:span text:style-name="T94">запуск дискретной видеокарты</text:span></text:p>
      <text:p text:style-name="Main_20_Text_20_1"><text:span text:style-name="T33">xrandr</text:span><text:span text:style-name="T160"> - поддерживаемые монитором разрешения </text:span></text:p>
      <text:p text:style-name="Main_20_Text_20_1"><text:span text:style-name="T33">spci -nn|grep -i 1002</text:span><text:span text:style-name="T160"> - определит видеокарту ATI </text:span></text:p>
      <text:h text:style-name="P178" text:outline-level="2"><text:soft-page-break/><text:span text:style-name="T268">Аудио</text:span>: </text:h>
      <text:p text:style-name="Main_20_Text_20_1"><text:span text:style-name="T33">lspci | grep Audio</text:span><text:span text:style-name="T160"> - аудио-контроллеры </text:span></text:p>
      <text:p text:style-name="Main_20_Text_20_1"><text:span text:style-name="T33">aplay --list-devices</text:span><text:span text:style-name="T160"> - расширенная информация об аудио-контроллере </text:span></text:p>
      <text:h text:style-name="P179" text:outline-level="2">Жесткие диски.</text:h>
      <text:p text:style-name="Main_20_Text_20_1"><text:span text:style-name="T33">df -h</text:span><text:span text:style-name="T160"> - разделы в виде их точек монтирования и их заполненность в Gb </text:span></text:p>
      <text:p text:style-name="Main_20_Text_20_1"><text:span text:style-name="T33">sudo fdisk -l</text:span><text:span text:style-name="T160"> - все разделы, имена устройств и расположение на диске</text:span></text:p>
      <text:p text:style-name="P87"><text:span text:style-name="T33">lsblk</text:span><text:span text:style-name="T160"> — все подключенные носители, </text:span><text:span text:style-name="T169">структура дисков, <text:s/>включая внешние.</text:span></text:p>
      <text:h text:style-name="P181" text:outline-level="2"><text:span text:style-name="T265">Сеть</text:span><text:span text:style-name="T262">: </text:span></text:h>
      <text:p text:style-name="Main_20_Text_20_1"><text:span text:style-name="T33">lspci | grep Ethernet</text:span><text:span text:style-name="T160"> - Ethernet контроллеры </text:span></text:p>
      <text:p text:style-name="Main_20_Text_20_1"><text:span text:style-name="T33">ifconfig</text:span><text:span text:style-name="T160"> - сетевые интерфейсы, IP-адреса и многое другое </text:span></text:p>
      <text:h text:style-name="Heading_20_2" text:outline-level="2">USB устройства: </text:h>
      <text:p text:style-name="P5"><text:span text:style-name="T33">lsusb</text:span><text:span text:style-name="T160"> - шины USB и подключённые устройства</text:span></text:p>
      <text:h text:style-name="Heading_20_2" text:outline-level="2">Дополнительно: </text:h>
      <text:p text:style-name="P5"><text:span text:style-name="T33">lshal -m</text:span><text:span text:style-name="T160"> - мониторинг за изменениями в оборудовании </text:span></text:p>
      <text:p text:style-name="P5"><text:span text:style-name="T33">lspci</text:span><text:span text:style-name="T160"> - все PCI-устройства </text:span></text:p>
      <text:p text:style-name="P5"><text:span text:style-name="T33">hwinfo --short</text:span><text:span text:style-name="T160"> - детальная информация по всему оборудованию (требуется пакет hwinfo) </text:span></text:p>
      <text:p text:style-name="P5"><text:span text:style-name="T33">uptime</text:span><text:span text:style-name="T160"> - время, прошедшее с момента последней перезагрузки, пользователи и средняя загрузка </text:span></text:p>
      <text:h text:style-name="P164" text:outline-level="1">Архивация данных :</text:h>
      <text:h text:style-name="P177" text:outline-level="2">Создание архива: </text:h>
      <text:p text:style-name="Main_20_Text_20_1"><text:bookmark-start text:name="__DdeLink__1747_252487824"/><text:span text:style-name="T21">tar cvpzf </text:span><text:span text:style-name="T32">conkyrc_backup</text:span><text:span text:style-name="T21">.tgz <text:s/>.</text:span><text:span text:style-name="T32">conkyrc</text:span><text:bookmark-end text:name="__DdeLink__1747_252487824"/><text:span text:style-name="T187"> </text:span><text:span text:style-name="T49">или</text:span> <text:span text:style-name="T21">tar cvpzf control18.tar.gz <text:s/>control18</text:span></text:p>
      <text:p text:style-name="Main_20_Text_20_1"><text:span text:style-name="T160">где: <text:tab/></text:span><text:span text:style-name="T14">с</text:span><text:span text:style-name="T160"> — </text:span>оператор, показывающий машине на то, что мы будем создавать архив;</text:p>
      <text:p text:style-name="Main_20_Text_20_1"><text:tab/><text:span text:style-name="T8">f</text:span> — ключ для упаковки содержимого в файл;</text:p>
      <text:p text:style-name="Main_20_Text_20_1"><text:tab/><text:span text:style-name="T8">v</text:span> — заставляет печатать вам на экран то, чем в данный момент занимается машина; если хочется больше информации можно писать vv;</text:p>
      <text:p text:style-name="Main_20_Text_20_1"><text:tab/><text:span text:style-name="T8">p</text:span> — абсолютное имя;</text:p>
      <text:p text:style-name="Main_20_Text_20_1"><text:tab/><text:span text:style-name="T8">z</text:span> — используется архиватор gzip (расширением .tgz или .tar.gz)</text:p>
      <text:p text:style-name="Main_20_Text_20_1"><text:span text:style-name="T142"><text:tab/></text:span><text:span text:style-name="T123">j</text:span><text:span text:style-name="T149"> — использование архиватора </text:span><text:span text:style-name="Source_20_Text"><text:span text:style-name="T150">bzip2 (расширением .tbz2 или .tar.bz2)</text:span></text:span></text:p>
      <text:p text:style-name="Main_20_Text_20_1"><text:span text:style-name="Source_20_Text"><text:span text:style-name="T124">t</text:span></text:span><text:span text:style-name="Source_20_Text"><text:span text:style-name="T150"> — показать список содержимого .</text:span></text:span></text:p>
      <text:p text:style-name="Main_20_Text_20_1"><text:span text:style-name="Source_20_Text"><text:span text:style-name="T209">tar -tf <text:s/>control18.tar.gz </text:span></text:span><text:span text:style-name="Source_20_Text"><text:span text:style-name="T216">— список содержимого архива.</text:span></text:span></text:p>
      <text:h text:style-name="Heading_20_2" text:outline-level="2"><text:soft-page-break/>Распаковка архива:</text:h>
      <text:p text:style-name="P81">tar xvpfz control18.tgz</text:p>
      <text:p text:style-name="Main_20_Text_20_1"><text:span text:style-name="T160">где </text:span><text:span text:style-name="T14">x</text:span><text:span text:style-name="T160"> — ключ распаковки архива.</text:span></text:p>
      <text:h text:style-name="P174" text:outline-level="2">Работа с архивами 7z, zip.</text:h>
      <text:p text:style-name="Main_20_Text_20_1"><text:span text:style-name="T33">sudo apt-get 7zip-full </text:span><text:span text:style-name="T160">— установка архиватора</text:span></text:p>
      <text:p text:style-name="Main_20_Text_20_1"><text:span text:style-name="T40">7za</text:span><text:span text:style-name="T168"> — справка по ключам</text:span></text:p>
      <text:p text:style-name="Main_20_Text_20_1"><text:span text:style-name="T33">7z <text:s/>a Mykatana.7z Mykatana</text:span><text:span text:style-name="T160"> — запаковка <text:s/>архива </text:span><text:span text:style-name="T167">с указанием директории</text:span></text:p>
      <text:p text:style-name="Main_20_Text_20_1"><text:span text:style-name="T33">7z </text:span><text:span text:style-name="T39">x</text:span><text:span text:style-name="T33"> -oMykatana Mykatana.</text:span><text:span text:style-name="T38">7z</text:span><text:span text:style-name="T166"> — распаковка </text:span><text:span text:style-name="T167">архива </text:span></text:p>
      <text:p text:style-name="Main_20_Text_20_1"><text:span text:style-name="T19">7</text:span><text:span text:style-name="T18">z a -tzip Mykatana.zip Mykatana</text:span><text:span text:style-name="T160"> — запаковка архива zip</text:span></text:p>
      <text:p text:style-name="Main_20_Text_20_1"><text:span text:style-name="T33">7z x Mykatana.zip</text:span><text:span text:style-name="T160"> — распаковка архива </text:span><text:span text:style-name="T167">с параметрами по умолчанию</text:span></text:p>
      <text:h text:style-name="P161" text:outline-level="1">Где что лежит? </text:h>
      <text:p text:style-name="Main_20_Text_20_1"><text:span text:style-name="T160">Все установленные пакеты находятся в: </text:span><text:span text:style-name="T14">/var/cache/apt/archives/ </text:span></text:p>
      <text:p text:style-name="P107"><text:span text:style-name="T65">Бинарники приложений находятся в папках</text:span><text:span text:style-name="T14"> /usr/bin и /sbin</text:span></text:p>
      <text:p text:style-name="Main_20_Text_20_1"><text:span text:style-name="T160">Список репозиториев:</text:span><text:span text:style-name="T14"> /etc/apt/sources.list </text:span><text:span text:style-name="T60">или в виде файлов в папке</text:span><text:span text:style-name="T16"> </text:span><text:span text:style-name="Source_20_Text"><text:span text:style-name="T139">/etc/apt/sources.list.d/</text:span></text:span></text:p>
      <text:p text:style-name="P88"><text:span text:style-name="T160">Документация: </text:span><text:span text:style-name="T14">/usr/share/doc/</text:span><text:span text:style-name="T160"> имя пакета </text:span></text:p>
      <text:p text:style-name="Main_20_Text_20_1"><text:span text:style-name="T160">Иконки установленных приложений: </text:span><text:span text:style-name="T14">/usr/share/app-install/icons/</text:span><text:span text:style-name="T160"> и </text:span><text:span text:style-name="T14">/usr/share/icons/ </text:span></text:p>
      <text:p text:style-name="Main_20_Text_20_1"><text:span text:style-name="T160">Имя компьютера прописано в: </text:span><text:span text:style-name="T14">/etc/hostname </text:span></text:p>
      <text:p text:style-name="Main_20_Text_20_1"><text:span text:style-name="T160">Системные логи: </text:span><text:span text:style-name="T14">/var/log/messages</text:span><text:span text:style-name="T160"> и </text:span><text:span text:style-name="T14">/var/log/syslog</text:span><text:span text:style-name="T160"> </text:span></text:p>
      <text:p text:style-name="Main_20_Text_20_1"><text:span text:style-name="T160">Системные шрифты: </text:span><text:span text:style-name="T14">/usr/share/fonts/truetype/</text:span><text:span text:style-name="T160"> </text:span></text:p>
      <text:h text:style-name="P169" text:outline-level="1">Автозапуск:</text:h>
      <text:p text:style-name="P68"><text:span text:style-name="T15">Главное меню → автоматически запускаемые приложения </text:span><text:span text:style-name="T59">(можно добавлять скрипты)</text:span></text:p>
      <text:h text:style-name="P161" text:outline-level="1">Измерение температуры процессора и жеткого диска:</text:h>
      <text:h text:style-name="P177" text:outline-level="2">Температура жесткого диска:</text:h>
      <text:p text:style-name="Main_20_Text_20_1"><text:span text:style-name="T160">Просто устанавливаем hddtemp через терминал. <text:s/>Единственная проблема - </text:span><text:span text:style-name="T66">hddtemp</text:span><text:span text:style-name="T160"> использовать может только root. hddtemp лежит по адресу </text:span><text:span text:style-name="T13">/usr/sbin/hddtemp</text:span><text:span text:style-name="T160"> и, чтобы разрешить запускать ее от пользователя, надо выполнить от рута команду </text:span><text:bookmark-start text:name="__DdeLink__2095_1056067682"/><text:span text:style-name="T13">chmod a+s /usr/sbin/hddtemp</text:span><text:bookmark-end text:name="__DdeLink__2095_1056067682"/><text:span text:style-name="T160">. Если у вас в /usr/sbin/ ее нету, местоположение файла hddtemp можно узнать командой </text:span><text:span text:style-name="T13">whereis hddtemp</text:span><text:span text:style-name="T160"> (от рута тоже). Дополнительная проблема в том, что если эта программа у вас обновится, то права надо будет изменить заново.</text:span></text:p>
      <text:h text:style-name="P174" text:outline-level="2"><text:soft-page-break/>Температура процессора:</text:h>
      <text:h text:style-name="P159" text:outline-level="3">Устанавливаем пакет lm-sensors: <text:span text:style-name="T8">sudo apt-get install lm-sensors</text:span></text:h>
      <text:h text:style-name="P160" text:outline-level="3">Конфигурирование:</text:h>
      <text:p text:style-name="P5">1.<text:span text:style-name="T8"> </text:span><text:span text:style-name="T21">$ sudo sensors-detect</text:span></text:p>
      <text:p text:style-name="P38"><text:span text:style-name="T149">В конце не забудьте набрать </text:span><text:span text:style-name="Emphasis"><text:span text:style-name="T149">yes</text:span></text:span><text:span text:style-name="T149"> на вопрос, внести ли автоматически изменения в </text:span><text:span text:style-name="Emphasis"><text:span text:style-name="T105">/etc/modules</text:span></text:span><text:span text:style-name="T105">. </text:span></text:p>
      <text:p text:style-name="P5">2. <text:span text:style-name="T21">$ sudo /etc/init.d/lm-sensors restart</text:span></text:p>
      <text:p text:style-name="P6">3. Проверяем то, что настроили на первом шаге: <text:span text:style-name="T8">sensors</text:span></text:p>
      <text:p text:style-name="P70"><text:span text:style-name="T20">Получаем</text:span><text:span text:style-name="T11">:</text:span></text:p>
      <text:p text:style-name="P71">acpitz-virtual-0 </text:p>
      <text:p text:style-name="P71">Adapter: Virtual device </text:p>
      <text:p text:style-name="P71">temp1: <text:s text:c="7"/>+69.0°C <text:s/>(crit = +103.0°C) </text:p>
      <text:p text:style-name="P71">temp2: <text:s text:c="7"/>+69.0°C <text:s/>(crit = +103.0°C) </text:p>
      <text:p text:style-name="P18"/>
      <text:p text:style-name="P69"><text:span text:style-name="T11">radeon-pci-0100 </text:span><text:span text:style-name="T54">- температура видеокарты</text:span></text:p>
      <text:p text:style-name="P71">Adapter: PCI adapter </text:p>
      <text:p text:style-name="P72">temp1: <text:s text:c="7"/>+77.5°C <text:s/></text:p>
      <text:p text:style-name="P18"/>
      <text:p text:style-name="P73"><text:span text:style-name="T11">coretemp-isa-0000 <text:s text:c="2"/></text:span><text:span text:style-name="T54">— </text:span><text:span text:style-name="T55">температура пр оцессоров</text:span></text:p>
      <text:p text:style-name="P72">Adapter: ISA adapter </text:p>
      <text:p text:style-name="P72">Core 0: <text:s text:c="6"/>+69.0°C <text:s/>(high = +95.0°C, crit = +105.0°C) </text:p>
      <text:p text:style-name="P72">Core 2: <text:s text:c="6"/>+66.0°C <text:s/>(high = +95.0°C, crit = +105.0°C)</text:p>
      <text:p text:style-name="P5"/>
      <text:p text:style-name="P5">4. Опрос вентиляторов: <text:span text:style-name="T8">$ sudo pwmconfig</text:span></text:p>
      <text:p text:style-name="Main_20_Text_20_1"><text:span text:style-name="T149">В процессе выполнения этой команды, будут опрошены все вентиляторы системы, и произойдёт их отключение (!), правда буквально на секунду - для проверки их отклика. В конце будет предложено сформировать конфигурационный файл для программы </text:span><text:span text:style-name="Emphasis"><text:span text:style-name="T149">fancontrol</text:span></text:span><text:span text:style-name="T149">: надо будет последовательно выбрать найденные подконтрольные вентиляторы и установить для них параметры минимальной / максимальной температур и др. </text:span></text:p>
      <text:h text:style-name="P162" text:outline-level="1">Работа с терминалом:</text:h>
      <text:p text:style-name="P34"><text:span text:style-name="T188">[Ctrl] + [Alt] + [T] </text:span><text:span text:style-name="T190">— открыть терминал</text:span></text:p>
      <text:p text:style-name="P7"><text:span text:style-name="T70">[Ctrl]+[Insert]</text:span><text:span text:style-name="T188"> — копировать в буфер</text:span></text:p>
      <text:p text:style-name="P39"><text:span text:style-name="T134">[Shift]+[Insert] — </text:span><text:span text:style-name="T130">вставить из буфер</text:span><text:span text:style-name="T131">а </text:span></text:p>
      <text:h text:style-name="P167" text:outline-level="1">Узнать внешний IP:</text:h>
      <text:p text:style-name="P74"><text:span text:style-name="Internet_20_link"><text:span text:style-name="T141">Если вы хотите узнать внешний IP адрес, полученный вашим роутером, из командной строки Linux, то достаточно найти в интернете сайт, который вернёт его на ваш запрос. Пример:</text:span></text:span></text:p>
      <text:p text:style-name="P75"><text:span text:style-name="Source_20_Text"><text:span text:style-name="T198">wget -O - -q icanhazip.com</text:span></text:span></text:p>
      <text:h text:style-name="P164" text:outline-level="1"><text:soft-page-break/>Как скачать музыку Вконтакте.</text:h>
      <text:p text:style-name="P158"><text:span text:style-name="T151">В поиске найти песенку. Выделить ее, правой копкой мыши открыть меню и выбрать «Исходный код выделенного фрагмента», </text:span><text:span text:style-name="T152">найти ссылку, заканчивающуюся .mp3 (как правило это значение переменной value) скопировать ее. Закачать ссылку при помощи wget или браузером.</text:span></text:p>
      <text:h text:style-name="P170" text:outline-level="1"><text:span text:style-name="T159">Р</text:span><text:span text:style-name="T74">абочий стол xfce.</text:span></text:h>
      <text:h text:style-name="Heading_20_2" text:outline-level="2">Установке xfce со всем добром</text:h>
      <text:p text:style-name="P154">sudo apt-get install xubuntu-desktop</text:p>
      <text:h text:style-name="Heading_20_2" text:outline-level="2">Настойки <text:span text:style-name="T278">x</text:span>fce</text:h>
      <text:p text:style-name="P155">Вид окна настраивается Диспетчер настроек → Диспетчер окно → Стиль. Выбираем Bluebird или другой.</text:p>
      <text:p text:style-name="P156">Вид иконок выбирается во вкладке <text:span text:style-name="T277">Диспетчер настроек →</text:span> Внешний вид → Значки.</text:p>
      <text:p text:style-name="P157">Обои лежат в папке: /usr/share/xfce4/backdrops</text:p>
      <text:h text:style-name="Heading_20_2" text:outline-level="2">Горячие клавиши оболочки Xfce</text:h>
      <text:h text:style-name="Heading_20_3" text:outline-level="3">Настройка горячих клавиш в <text:s/>Диспетчер настроек → Клавиатура</text:h>
      <text:p text:style-name="P95">Super + T — терминал</text:p>
      <text:p text:style-name="P95">Super + W — браузер firefox</text:p>
      <text:p text:style-name="P95">Super + <text:span text:style-name="T271">F</text:span> — <text:span text:style-name="T271">файловый менедер</text:span></text:p>
      <text:p text:style-name="P96">Super + E — текстовый редактор mousepad</text:p>
      <text:p text:style-name="P102">Alt + F2 — поиск приложений</text:p>
      <text:h text:style-name="Heading_20_3" text:outline-level="3">Настройка клавиш управления окнами в Диспетчер настроек → Диспетчер окон</text:h>
      <text:p text:style-name="P97">Ctrl + Alt + D — показать рабочий стол</text:p>
      <text:p text:style-name="P97">Alt + Tab — переключение между приложениями.</text:p>
      <text:p text:style-name="P100">Alt + F4 — закрыть окно</text:p>
      <text:p text:style-name="P98">Alt + F5 — развернуть окно по горизонтали</text:p>
      <text:p text:style-name="P98">Alt + F6 — развернуть окно по вертикали</text:p>
      <text:p text:style-name="P99">Alt + F9 — свернуть окно</text:p>
      <text:p text:style-name="P101">Alt + F10 — максимальный размер окна <text:span text:style-name="T272">(не использовать)</text:span></text:p>
      <text:p text:style-name="P146">Alt + F11 — полноэкранный режим</text:p>
      <text:h text:style-name="Heading_20_2" text:outline-level="2"><text:soft-page-break/>Замена русских названий пользовательских папок</text:h>
      <text:p text:style-name="P109">Создаем каталог для нового рабочего стола:</text:p>
      <text:p text:style-name="P110"><text:span text:style-name="Source_20_Text"><text:span text:style-name="T242">mkdir ~/Desktop</text:span></text:span></text:p>
      <text:p text:style-name="P109">Переносим все ссылки, файлы и прочее на новый рабочий стол:</text:p>
      <text:p text:style-name="P110"><text:span text:style-name="Source_20_Text"><text:span text:style-name="T200">mv ~/'Рабочий стол'/* ~/Desktop</text:span></text:span></text:p>
      <text:p text:style-name="P110"><text:span text:style-name="T200">Редактируем файл </text:span><text:span text:style-name="Emphasis"><text:span text:style-name="T241">~/.config/user-dirs.dirs</text:span></text:span><text:span text:style-name="T200">, меняя строку</text:span></text:p>
      <text:p text:style-name="P110"><text:span text:style-name="Source_20_Text"><text:span text:style-name="T242">XDG_DESKTOP_DIR="$HOME/Рабочий стол"</text:span></text:span></text:p>
      <text:p text:style-name="P110"><text:span text:style-name="T200">на </text:span><text:span text:style-name="Source_20_Text"><text:span text:style-name="T242">XDG_DESKTOP_DIR="$HOME/Desktop"</text:span></text:span></text:p>
      <text:p text:style-name="P109">Завершаем сеанс и снова входим в систему.</text:p>
      <text:p text:style-name="P109">Каталог старого рабочего стола можно удалить:</text:p>
      <text:p text:style-name="P110"><text:span text:style-name="Source_20_Text"><text:span text:style-name="T242">rmdir ~/'Рабочий стол'</text:span></text:span></text:p>
      <text:p text:style-name="P108">При желании, все тоже самое аналогичным образом можно проделать и с остальными каталогами: Музыка, Картинки, Загрузки и т.д.</text:p>
      <text:h text:style-name="Heading_20_1" text:outline-level="1">Горячие клавиши терминала</text:h>
      <text:p text:style-name="Main_20_Text_20_1">Ctrl+B (back) - переместиться на один символ влево</text:p>
      <text:p text:style-name="Main_20_Text_20_1">Ctrl+F (forward)- переместиться на один символ вправо</text:p>
      <text:p text:style-name="Main_20_Text_20_1">Alt+B - <text:s/>переместиться на одно слово влево</text:p>
      <text:p text:style-name="Main_20_Text_20_1">Alt+F - <text:s/>переместиться на одно слово вправо</text:p>
      <text:p text:style-name="Main_20_Text_20_1">Ctrl+A - <text:s/>переместиться в начало строки</text:p>
      <text:p text:style-name="Main_20_Text_20_1">Ctrl+E (end) - <text:s/>переместиться в конец строки</text:p>
      <text:p text:style-name="Main_20_Text_20_1">Ctrl+W - <text:s/>вырезать по одному слову влево</text:p>
      <text:p text:style-name="Main_20_Text_20_1">Alt+D - вырезать по одному слову справо</text:p>
      <text:p text:style-name="Main_20_Text_20_1">Ctrl+D - удаляет по одному символу справа от курсора</text:p>
      <text:p text:style-name="Main_20_Text_20_1">Ctrl+H - удаляет по одному символу слева от курсора</text:p>
      <text:p text:style-name="Main_20_Text_20_1">Ctrl+U - вырезать всю строку слева от курсора</text:p>
      <text:p text:style-name="Main_20_Text_20_1">Ctrl+K - вырезать всю строку справа от курсора</text:p>
      <text:p text:style-name="Main_20_Text_20_1">Ctrl+Y - вставить вырезанное</text:p>
      <text:p text:style-name="Main_20_Text_20_1">Ctrl+T - поменять местами выделенный символ и символ слева</text:p>
      <text:p text:style-name="Main_20_Text_20_1">Alt+T <text:s/>- поменять местами выделенное слово и слово слева</text:p>
      <text:p text:style-name="Main_20_Text_20_1">Alt+L - перевод слова в нижний регистр</text:p>
      <text:p text:style-name="Main_20_Text_20_1"/>
      <text:p text:style-name="Main_20_Text_20_1">Ctrl+Shift+T - дополнительная вкладка терминала</text:p>
      <text:p text:style-name="Main_20_Text_20_1"><text:soft-page-break/>Alt+1,2,3 - перемещение по вкладкам</text:p>
      <text:p text:style-name="Main_20_Text_20_1">Ctrl+D - закрыть вкладку в терминале</text:p>
      <text:p text:style-name="Main_20_Text_20_1">Shift+PgUp, Shift+PgDn - scroll в терминале</text:p>
      <text:p text:style-name="P103">Ctrl + Alt + F1, F2, F3, F4, F5, F6 — консоли Линукс</text:p>
      <text:p text:style-name="P103">Ctrl + Alt + F7 — основной рабочий стол</text:p>
      <text:p text:style-name="P103">Ctrl + Alt + F8, F9 — дополнительные x-серверы</text:p>
      <text:h text:style-name="P171" text:outline-level="1"><text:span text:style-name="T286">Запуск Windows-приложений в</text:span> Wine.</text:h>
      <text:h text:style-name="P182" text:outline-level="2">Создание и заполнение префикса.</text:h>
      <text:p text:style-name="Main_20_Text_20_1">Создание префикса (на примере steam):</text:p>
      <text:p text:style-name="P81">WINEARCH=win32 <text:span text:style-name="T280">env WINEPREFIX="/home/misha/wine_steam"</text:span> winecfg</text:p>
      <text:p text:style-name="Main_20_Text_20_1">Удаление mono (если в папке windows есть папка mono, то он установлен)</text:p>
      <text:p text:style-name="P81">WINEPREFIX="/home/mi<text:span text:style-name="T290">sha</text:span>/wine_ste<text:span text:style-name="T281">am</text:span>" wine uninstaller --remove '{E45D8920-A758-4088-B6C6-31DBB276992E}'</text:p>
      <text:p text:style-name="P117">Установка библиотек:</text:p>
      <text:p text:style-name="P82">WINEPREFIX="/home/mi<text:span text:style-name="T290">sha</text:span>/wine_ste<text:span text:style-name="T281">am</text:span>" winetricks &lt;библиотека&gt;</text:p>
      <text:p text:style-name="P117"><text:span text:style-name="T283">Могут потребоваться</text:span> следующие библиотеки:</text:p>
      <text:p text:style-name="P118"><text:span text:style-name="T21">d3xd9_36</text:span> — компонета directX (требуется для Ведьмака);</text:p>
      <text:p text:style-name="P119"><text:span text:style-name="T121">d3dx9_42</text:span> — компонета directX (требуется для Ведьмака);</text:p>
      <text:p text:style-name="P120"><text:span text:style-name="T21">vcrun2008 </text:span>— библиотеки C++ (требуется для Skyrim);</text:p>
      <text:p text:style-name="P127"><text:span text:style-name="T21">vcrun2010</text:span> <text:span text:style-name="T282">— библиотеки C++ (требуется для </text:span>Ведьмака<text:span text:style-name="T282">);</text:span></text:p>
      <text:p text:style-name="P128"><text:span text:style-name="T21">corefonts</text:span> — установить перед установкой .NET библиотек;</text:p>
      <text:p text:style-name="P121"><text:span text:style-name="T21">dotnet40</text:span> — библиотеки .NET Frameworks 4.0 (необходима для запуска лаунчера Ведьмака);</text:p>
      <text:p text:style-name="P122"><text:span text:style-name="T21">xact </text:span>— <text:span text:style-name="T285">аудио библиотеки</text:span> <text:span text:style-name="T284">(требуется для Skyrim);</text:span></text:p>
      <text:p text:style-name="P126"><text:span text:style-name="T21">xinput</text:span> — необходима для корректной работы клавиатуры и мыши (Ведьмак).</text:p>
      <text:p text:style-name="P125">Установка steam:</text:p>
      <text:p text:style-name="P83">WINEPREFIX="/home/mi<text:span text:style-name="T291">sha/</text:span>wine_ste<text:span text:style-name="T281">am</text:span>" winetrick<text:span text:style-name="T287">s --no-isolate steam</text:span></text:p>
      <text:p text:style-name="P124">Для предотвращения установки библиотек перед запуском в папке с игрой удаляем папки типа install, redist и т. п., предварительно проверив содержимое. Там должны быть дистрибутивы библиотек.</text:p>
      <text:h text:style-name="Heading_20_2" text:outline-level="2">Настройка реестра</text:h>
      <text:p text:style-name="P77">winetricks → Select the default wineprefix → Change settings </text:p>
      <text:p text:style-name="P78">Выставляем галочки:</text:p>
      <text:p text:style-name="P78"><text:soft-page-break/>glsl=disabled (увеличивает производительность, рекомендовано для Ведьмака);</text:p>
      <text:p text:style-name="P78">videomemorysize=2046 (указать память видеокарты);</text:p>
      <text:p text:style-name="P79">sound=alsa (выбираем драйвер звуковой карты).</text:p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4" svg:font-family="'Times New Roman'" style:font-family-generic="modern" style:font-pitch="fixed"/>
    <style:font-face style:name="DejaVu Serif" svg:font-family="'DejaVu Serif'" style:font-adornments="Bold Italic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Times New Roman" fo:font-family="'Times New Roman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DejaVu Serif" fo:font-family="'DejaVu Serif'" style:font-style-name="Bold Italic" style:font-family-generic="roman" style:font-pitch="variable" fo:font-size="16pt" fo:font-style="italic" fo:font-weight="bold" style:font-size-asian="18pt" style:font-style-asian="italic" style:font-weight-asian="normal" style:font-size-complex="18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family-generic="swiss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in_20_Text_20_1" style:display-name="Main Text 1" style:family="paragraph" style:parent-style-name="Text_20_body" style:class="text">
      <style:paragraph-properties fo:background-color="transparent">
        <style:background-image/>
      </style:paragraph-properties>
      <style:text-properties style:font-name="Liberation Serif1" fo:font-family="'Liberation Serif'" style:font-style-name="Regular" style:font-family-generic="roman" style:font-pitch="variable" fo:font-size="14pt"/>
    </style:style>
    <style:style style:name="Main_20_text_20_1" style:display-name="Main text 1" style:family="paragraph" style:parent-style-name="Preformatted_20_Text" style:class="text">
      <style:text-properties style:font-name="Times New Roman2" fo:font-family="'Times New Roman'" style:font-style-name="Обычный" style:font-family-generic="roman" style:font-pitch="variable" fo:font-size="14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erif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791in" fo:margin-bottom="0.5in" fo:margin-left="0.6992in" fo:margin-right="0.783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736in" fo:margin-left="0in" fo:margin-right="0in" fo:margin-bottom="0.1339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<text:page-number text:select-page="current">4</text:page-number>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6:37:00</meta:creation-date>
    <meta:initial-creator>Vladimir</meta:initial-creator>
    <meta:print-date>1601-01-01T00:00:00</meta:print-date>
    <dc:date>2014-05-16T01:03:08.568097926</dc:date>
    <meta:editing-cycles>407</meta:editing-cycles>
    <meta:editing-duration>PT20H39M6S</meta:editing-duration>
    <meta:generator>LibreOffice/4.2.4.2$Linux_X86_64 LibreOffice_project/420m0$Build-2</meta:generator>
    <meta:document-statistic meta:table-count="2" meta:image-count="0" meta:object-count="0" meta:page-count="20" meta:paragraph-count="545" meta:word-count="3724" meta:character-count="27395" meta:non-whitespace-character-count="23914"/>
    <meta:template xlink:type="simple" xlink:actuate="onRequest" xlink:title="Normal" xlink:href=""/>
  </office:meta>
</office:document-meta>
</file>